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STSong" fo:letter-spacing="0.0000in"/>
    </style:style>
    <style:style style:name="T11" style:family="text">
      <style:text-properties style:font-name="Hiragino Mincho ProN" fo:letter-spacing="0.0000in"/>
    </style:style>
    <style:style style:name="T12"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1.03.24 11:15   |   <text:a xlink:type="simple" xlink:href="http://palinfo.habago.org/Entry?Command=Information_PrintForum#FORUM40430"><text:span text:style-name="T1">#</text:span></text:a></text:p>
      <text:p text:style-name="P3">我在黨外時代早期，周遭幾乎沒有朋友，同學看到我就像看到鬼看到蟑螂那樣一種態度。其實別說沒有朋友，連要找到一個對你懷著一般人彼此之間之基本友善與基本認識的人也很難，任何人都可以任意地對我羞辱謾罵，我不怪他們，畢竟他們被誤導，相信抹黑與謠言。 <text:line-break/><text:line-break/>在這樣一種四面楚歌飽受誤解與屈辱的處境下，你知道我最感激誰嗎？我最感激一些監控我的特務。為什麼呢？因為我發現他們其實十分了解我的為人，簡直可以說是知音了。 <text:line-break/><text:line-break/>當然，我也不是傻蛋，我知道敵人通常扮黑白臉，一個負責抹黑，一個負責安慰。 <text:line-break/><text:line-break/>話雖如此，但我也不是遲鈍之人。我知道在政治嚴重扭曲了人性的當下，許多人依然保有著善良本性。我知道哪些白臉是否真心。直到今天，我仍然深深懷念那些“敵人”，感謝他們的理解與信任。 <text:line-break/><text:line-break/>金基德有部電影叫做“困獸之網”，講述一個因為漁船故障不小心漂到南韓的北韓漁民，被栽贓為特工人員，在南韓遭到刑求逼供。但是，即便身處這樣一個敵對的環境底下，“敵人”之中，依然有著真心善待他的人。反倒是當他重返北韓重返家園時，卻遭遇更可怕的毀滅性傷害。 <text:line-break/><text:line-break/>國與國之間，爾虞我詐壞事做絕，無所不用其極，人與人之間其實也一樣，邪惡之心，往往超乎想像。 <text:line-break/><text:line-break/>但是，哪怕是在一片無邊無際的黑暗中，人性的善卻始終不曾消失、湮滅。這或許也使得我們所承受的一切痛苦悲劇有了一點意義，同時也使得我們有足夠的勇氣去面對生前那難以言喻永無止境一般的痛苦。 <text:line-break/><text:line-break/>這樣一種人性的善以及人與人之間無條件的感情，也許也正是一切所謂理想之所以值得追尋的原因。 <text:line-break/><text:line-break/>任憑橫逆，無論榮枯，不管有多少誘惑或傷害，我這一生絕不棄它而去。</text:p>
      <text:p text:style-name="P2">鄭豐遠   |  2021.03.24 10:31   |   <text:a xlink:type="simple" xlink:href="http://palinfo.habago.org/Entry?Command=Information_PrintForum#FORUM40429"><text:span text:style-name="T1">#</text:span></text:a></text:p>
      <text:p text:style-name="P4">很多人覺得反華或中美對抗，是因為西方對中國的不瞭解，但在我看其實正好相反。西方的菁英或真正掌控決定權的所謂 deep state，不可能不瞭解中國。他們對中國的掌握程度，絕對遠超過大多數中國人，而這正是他們想要摧毀中國的原因。 <text:line-break/><text:line-break/>就個人層面來說，多數西方人在鋪天蓋地的洗腦下，確實對中國一無所知，但這種操作其實只再次說明了同一件事。畢竟謊言的作用就是掩蓋事實; 如果你讓一般人都能看到中國，瞭解中國，那誰還會站在西方一邊呢? <text:line-break/><text:line-break/>西方正是太瞭解中國，深知中國的崛起以及隨之帶來的、更要命的整個亞洲的整合和崛起，將會形成整個人類世界的巨大的一極力量，進而東風壓倒西風，讓西方人從此不再是老大、不再是人上人，所以才會想要摧毀中國。 <text:line-break/><text:line-break/>簡而言之，人家怎麼會不瞭解中國呢? 應該是說是太瞭解了。你的蛋糕被人動了，你不可能不去搞清楚對方是誰。 <text:line-break/><text:line-break/>西方不但瞭解表面力量消長，更瞭解背後的文化力量差距。他們深知中國文化和歷史的力量，深知中國共產黨的信念，深知善與惡是怎麼回事。 <text:line-break/><text:line-break/>惡人永遠都是選擇對抗的一方，正因他知道善惡之別，知道自己終究贏不了，於是急於摧毀對手。</text:p>
      <text:p text:style-name="P2">孫從輔   |  2021.03.24 08:46   |   <text:a xlink:type="simple" xlink:href="http://palinfo.habago.org/Entry?Command=Information_PrintForum#FORUM40428"><text:span text:style-name="T1">#</text:span></text:a></text:p>
      <text:p text:style-name="P3">華春瑩說西方國家「將自己犯過的罪、做過的惡強加給中國」，讓我想到一個網路段子： <text:line-break/><text:line-break/>問：為何西方國家張口就來強制勞動和種族滅絕？ <text:line-break/><text:line-break/>答：因為這事兒他們熟。 <text:line-break/><text:line-break/>前陣子我就注意到了，川普政府指控維吾爾人遭強迫勞動，而拜登政府則主打維吾爾人遭種族滅絕，但這兩種概念就目的性而言是不相容的。比如說在美國是黑人遭到強制勞動，印第安人遭到種族滅絕，不會混為一談。所以光從這點矛盾來看，即使對事實不了解，也可以判斷西方國家在羅織罪名，而且是自己感覺什麼好使就來什麼，水平很低。 <text:line-break/><text:line-break/>網路評論家兔主席的評論文章《中美外交會晤及Biden的外交算盤》中，一個觀點引起我的注意，引用如下： <text:line-break/><text:line-break/>「……在這個時點，兩個國家/文明的信息不對稱已經顯現出來了。美國對中國的瞭解是不夠的，他們無法脫離政治成見，不瞭解今日中國的執政黨/政府/社會/人民/文化/歷史，還在按照過去的套路去認知和對付中國；相反中國是比較瞭解美國的，既瞭解美國的深層次問題挑戰，也能看到美國的優勢、潛力和韌性，比美國看到中國更加全面客觀。美國的選民和政客對一個競爭者如此的不熟悉，說實話，我不知道美國怎麼和中國長期競爭。」 <text:line-break/><text:line-break/>我比較在乎的是美國的Deep State是不是也對中國有認知上的偏差？一個極端自私貪婪，無道德底限的Deep State，也許還有某種可預測性，而面對一個認知失調的Deep State，還真不知他們會做出什麼來。 </text:p>
      <text:p text:style-name="P2">鄭豐遠   |  2021.03.24 06:51   |   <text:a xlink:type="simple" xlink:href="http://palinfo.habago.org/Entry?Command=Information_PrintForum#FORUM40427"><text:span text:style-name="T1">#</text:span></text:a></text:p>
      <text:p text:style-name="P5"><text:span text:style-name="T2">鈺錠剛剛傳來的，這才是完整版，看這個吧: <text:line-break/></text:span><text:a xlink:type="simple" xlink:href="https://www.guancha.cn/internation/2021_03_23_585008.shtml"><text:span text:style-name="T3">https://www.guancha.cn/internation/2021_03_23_585008.shtml</text:span></text:a></text:p>
      <text:p text:style-name="P2">鄭豐遠   |  2021.03.24 06:14   |   <text:a xlink:type="simple" xlink:href="http://palinfo.habago.org/Entry?Command=Information_PrintForum#FORUM40426"><text:span text:style-name="T1">#</text:span></text:a></text:p>
      <text:p text:style-name="P3">我的大明星之一: <text:line-break/><text:a xlink:type="simple" xlink:href="https://youtu.be/EX1SVIH1oj4"><text:span text:style-name="T4">https://youtu.be/EX1SVIH1oj4</text:span></text:a><text:s/><text:line-break/><text:line-break/>我花了些時間把原文打字排版如下，但還是建議看視頻。一個人的氣質是無法透過文字傳遞的。如果這不是名星，那什麼才是名星? <text:line-break/><text:line-break/>------------------------- <text:line-break/>華春瑩於23日例行記者會的發言: <text:line-break/><text:line-break/>美英加和歐盟基於謊言和虛假資訊，以人權為由對於中國新疆有關人員和機構實施制裁，中方予以強烈譴責。中國外交部負責人已分別召見歐盟英國駐華大使提出嚴正交涉。昨晚中方已第一時間表明嚴正立場，並宣佈對歐方有關機構和人員實施制裁。中方也已向美方和加方提出了嚴正的交涉。 <text:line-break/><text:line-break/>40年來，新疆維吾爾族的人口從550萬增長到了1280萬，人均壽命從30歲提高到了72歲。包括維吾爾族在內的新疆各種民眾，依法享有中國憲法和法律賦予的各項權利。中國新疆地區各族人民享有穩定、安全、發展、進步，這是最為成功的人權故事之一。 <text:line-break/><text:line-break/>但是美英加 歐盟的一些政客顯然不願意承認這一事實，他們對一些反華政客和所謂學者惡意捏造所謂證據”如獲至寶”，全然無視那些拼湊的所謂事實完全基於虛假的所謂內部文件、受害人陳述和來源不明資訊，甚至對中國官方文件和數據斷章取義和和歪曲篡改。這些只能證明他們關心的根本不是什麼人權、在乎的根本不是什麼真相。他們不願意看到中國的成功發展，不用看到中國人民過上越來越好的生活，於是打的人權的幌子，以各種藉口來干涉中國內政，企圖遏制中國的發展。他們的所作所為是為中國人民名譽和尊嚴的詆毀和冒犯，是對中國內政的公然干涉，是對中國主權和安全利益的嚴重侵犯。 <text:line-break/><text:line-break/>必須要指出，這幾個國家自封”人權判官”，充當”人權教師爺”，但是自身在人權問題上劣跡斑斑。他們沒有任何資格指責中國。甚至將自己犯過的罪、做過的惡強加給中國。法英和歐盟發動利比亞戰爭，製造了大規模的人道主義災難，是當前難民移民問題的惡源和地區動盪的重要因素。今天在利比亞境內仍然有40餘萬人流離失所，超過100多萬人亟待救助，他們難道不應該被追責嗎? <text:line-break/><text:line-break/>這幾個國家對他們輸出動亂不僅毫無懺悔，而且還以人權為名，對他國實施單邊制裁，嚴重損害相關國家人民的生命權、健康權和發展權。 <text:line-break/><text:line-break/>面對疫情，這幾個最發達的國家漠視民眾的生命權和健康權，任由數以萬計的人民死去，奉行疫苗民族主義，大量囤積遠遠超過他們人口需要的新冠疫苗，導致發展中國家無苗可供。 <text:line-break/><text:line-break/>我們不禁要問: 人之不存，權將焉附? 美西方口口聲聲保護人權，他們到底保的是什麼人? 護的是什麼權? 他們如何體現對人權的尊重和保護? 他們難道不應該感到羞恥嗎? 歷史和事實表明，這幾個國家想當”人權教師爺”，但他們根本不配; 他們既非聖人，更無實力。 <text:line-break/><text:line-break/>希望他們明白，今天的中國不是伊拉克，不是利比亞，也不是敘利亞，更不是120年前的中國。外國列強架起幾門大炮就能打開中國大門的時代已經一去不復返了。幾個所謂的學者和媒體同官方勾結就能肆無忌憚的抹黑攻擊中國而不受任何懲罰的日子也一去不復返了。 <text:line-break/><text:line-break/>奉勸他們不要低估中國人民捍衛國家利益與民族尊嚴的堅定意志。來而不往非禮也，他們終將為他們的愚蠢和傲慢付出代價。 </text:p>
      <text:p text:style-name="P2">陳真   |  2021.03.22 10:01   |   <text:a xlink:type="simple" xlink:href="http://palinfo.habago.org/Entry?Command=Information_PrintForum#FORUM40425"><text:span text:style-name="T1">#</text:span></text:a></text:p>
      <text:p text:style-name="P4">全世界的政治人物帶頭打疫苗通常就是身先士卒，公開打給大家看，哪有人偷偷摸摸打的？這樣豈不是讓人更沒有信心。畢竟這群人向來幾乎沒有一句話可信，行事黑箱陰暗，滿口謊言與造謠。 <text:line-break/><text:line-break/>陳真 <text:line-break/><text:line-break/>2021. 03. 22. <text:line-break/><text:line-break/><text:line-break/>============== <text:line-break/>施打第一針AZ疫苗不公開掀議！陳時中：我們不會做假 <text:line-break/><text:line-break/>2021年3月22日 <text:line-break/><text:line-break/>行政院長蘇貞昌與疫情中心指揮官陳時中今（22）早7時40分準時現身台大醫院，帶頭施打「全台第一針」AZ疫苗，但接種過程卻不公開立馬引發網友們議論紛紛，「怎不像外國元首或官員實況轉播以昭公信呢」？對此，陳強調「我們不會做假」！</text:p>
      <text:p text:style-name="P2">陳真   |  2021.03.22 02:17   |   <text:a xlink:type="simple" xlink:href="http://palinfo.habago.org/Entry?Command=Information_PrintForum#FORUM40424"><text:span text:style-name="T1">#</text:span></text:a></text:p>
      <text:p text:style-name="P3">Park Chan-wook 又來了！他的新片《分手的決心》已殺青。 <text:line-break/><text:line-break/>韓國第一位獲得坎城影展金棕櫚獎的導演，應該是拍《原罪犯》(英譯：Old Boy)的Park Chan-wook(朴贊郁)才對，不是拍《寄生上流》的奉俊昊。 <text:line-break/><text:line-break/>那一年是2004年，我和學姊也在現場，一大早就去會場卡位。我們主要是去給Emir Kusturica的《生命是個奇蹟》加油，那年的評審團主席是昆汀塔倫提諾。沒想到，他竟然把金棕櫚大獎頒給Michael Moore的《華氏911》，《原罪犯》則屈居第二，獲得評審團大獎。 <text:line-break/><text:line-break/>我們很生氣，因為《華氏911》明明就是個大爛片，雖然政治正確(反對美國侵略伊拉克)，但是，藝術就該是藝術，而不應該把藝術拿來當成一種政治宣傳工具。 <text:line-break/><text:line-break/>於是，我們馬上回旅館，拿一張原本要在沙灘上使用的草蓆當成標語牌，用英文在上頭寫著 "政治不等於藝術"，然後回到影展現場，在眾目睽睽下高舉草蓆標語。那天，昆汀塔倫提諾和爛片導演Michael Moore都有看到我們的標語，他倆一前一後進入典禮會場。Michael Moore 還轉頭注視著我們一會兒之後才進場。 <text:line-break/><text:line-break/>坎城影展因為眾星雲集，維安工作向來做得滴水不漏。但我們是坎城影展常客，我知道影展各項流程，熟知地形、地物與現場人員布局位置。當天，警察看我們公然在無數攝影機前無預警地舉出抗議標語，很訝異，馬上一陣慌亂，幾名警察衝過來就想搶我們的草蓆標語。但是，後頭有個帶頭的警官，可能看我們貌似忠厚，並無衝突意圖，於是示意警察罷手，任由我們舉草蓆抗議。 <text:line-break/><text:line-break/>那天，我也有看到Park Chan-wook，怯生生，一副很緊張的樣子，就像幼兒園小朋友上台領獎那種生澀感。我對電影知之甚詳，但我當時根本不知道他是誰。事實上，在那之前，全世界根本也沒有人知道誰是Park Chan-wook。那時候的韓國，跟現在的韓國不一樣；那時候講到韓國，差不多就跟現在講到越南或菲律賓差不多，我還跟學姊說，"這屁塞子(指昆汀塔倫提諾)到底是在搞什麼？怎麼亂頒獎？韓國能拍出什麼好電影？" <text:line-break/><text:line-break/>隔天，昆汀塔倫提諾在記者會上不斷為自己辯護，說這回把大獎頒給《華氏911》頒得很棒，一點問題都沒有。他還說，藝術的形式很廣，說我們應該擴展對於藝術的定義。 <text:line-break/><text:line-break/>可是，就在大約兩年後，2006年左右，坎城影展當局對外表示，他們認為當年把大獎頒給《華氏911》是 "一項錯誤"，並表示以後不會再犯同樣的錯。 <text:line-break/><text:line-break/>2005年，也就是隔年，我看了Park Chan-wook 的《親切的金子》(英譯：Sympathy for Lady Vengeance)，驚為天人。我才知道我錯了，早知道當年在現場應該去找他，給他鼓勵，請他簽名才對。 <text:line-break/><text:line-break/>另外，現場亦有一段插曲。就在頒獎典禮進行中，附近幾棟建築物居然出現一些飛簷走壁的蜘蛛人，不是在拍電影哦，而是反美、反戰團體抗議美國侵略佔領伊拉克與阿富汗等國。鎮暴警察拿他們沒轍，因為這些反戰蜘蛛人個個吊著鋼索在高空游走，並到處撒下大量反戰傳單，控訴美國的腐敗與血腥。 <text:line-break/><text:line-break/>路過群眾及現場觀眾都趕緊跑去大街小巷撿傳單，我也撿了一疊回來。那些傳單以美元假鈔型式做成，上面寫著各項駭人聽聞的侵略屠殺傷亡數據以及關於戰爭與軍火貿易等等之相關基本事實。我發現，連現場警察都忙著撿傳單來看，我還給幾位很專心低頭閱讀傳單的男女警察偷偷拍了照。 <text:line-break/><text:line-break/>我原本以為，這麼大陣仗的突襲抗議 (據說是擔任評審團主席的昆汀塔倫提諾故意放水讓他們在影展會場四周抗議)，隔天媒體一定是大新聞。沒想到，隔天翻了幾份報紙，連一個字的報導也沒有。傻蛋才會以為西方國家真的有什麼新聞自由。也就是說，除了當天在現場的人之外，一般人根本不知道有這麼一個新奇而震撼人心的反戰抗議。而且，你要知道，當年的法國政府可是擺明反對侵略伊拉克的。但是，西方各國新聞，事實上始終都還是牢牢掌控在極少數人手裏，由他們來決定所謂 "輿論"。 <text:line-break/><text:line-break/>那一年在坎城的這些事，我寫過好幾遍了，只是把同樣的事再說一遍。我們那張頗有紀念價值的草蓆海報，在回到英國、經過海關時，不知道是遺失了，還是被沒收了。不過，那一天，在頒獎會場外，有當地法國民眾幫我和學姊連同草蓆一起拍了照。我還沒學會怎麼在巴勒網的首頁張貼照片，以後如果學會，再來貼些照片，有圖有真相，也許比較傳神一些。 <text:line-break/><text:line-break/>我寫的一切東西，不保證內涵與品質，更無人文可言。但我能保證兩件事： <text:line-break/><text:line-break/>一，不管我對任何事持有何種態度或立場，我絕不會故意造假或撒謊或故意有一絲絲扭曲。我沒法保證我所寫的一切百分之百正確，但我能保證我會儘可能不犯錯。 <text:line-break/><text:line-break/>二，這一點更重要。對於我所寫的一切，我已經儘一切可能去除虛榮。 <text:line-break/><text:line-break/>這點對我來說不但極端重要，而且是致命的。因為我知道，虛榮將會使得我的一切努力和文字喪失意義。 <text:line-break/><text:line-break/>人可以做好，也可以使壞，但別太虛榮。虛榮是很沒出息的。 <text:line-break/><text:line-break/>維根斯坦雖然寫了一兩千萬字的筆記，卻未出版，生前只出版一本僅僅兩萬多字的小書叫做《Tractatus Logico-Philosophicus》。但是，維根斯坦並非排斥出版，他只是不知道如此龐大、破碎、重覆而且本質上難以分類及抗拒系統化的千萬字哲學筆記要如何出版。 <text:line-break/><text:line-break/>他曾提到對於自己的文字之評價，他特別強調："我已經儘一切可能讓這一切文字免除虛榮，沒法做得更多了，就如同作者本人亦如是"。他還提到，虛榮將會摧毀他的文字僅剩的一點價值。 <text:line-break/><text:line-break/>我想，我完全能理解這一點。我不敢說自己毫無虛榮，但我知道，虛榮會毀掉思想，糟蹋情感，使得作者生前所承受的一切痛苦與悲劇都將失去意義。 <text:line-break/><text:line-break/>=================== <text:line-break/><text:line-break/>湯唯不死鳥熬過封殺嫁韓尪　憑《原罪犯》坎城名導新片再衝國際 <text:line-break/><text:line-break/>2021/03/20 <text:line-break/><text:line-break/>湯唯在IG宣布她主演韓國名導朴贊郁的新片《分手的決心》已殺青。這是她繼2010年演出韓國導演老公的《晚秋》之後，隔了11年進攻韓國電影市場。湯唯的演藝路雖一度波折，但從李安、陳可辛、薛曉路、許鞍華、杜琪峯、到麥可曼恩和朴贊郁等名導演一路提攜合作，她從沉寂再逐步站到國際舞台。 <text:line-break/><text:line-break/>朴贊郁曾以《原罪犯》和《蝙蝠：血色情慾》2度獲得坎城影展評審團獎，曾遭中國封殺的湯唯如不死鳥，此次合作極可能讓她再登國際舞台。</text:p>
      <text:p text:style-name="P2">陳真   |  2021.03.21 11:47   |   <text:a xlink:type="simple" xlink:href="http://palinfo.habago.org/Entry?Command=Information_PrintForum#FORUM40423"><text:span text:style-name="T1">#</text:span></text:a></text:p>
      <text:p text:style-name="P4">萬康，沒有啊，你的留言很受用啊，怎麼會不舒服。我的表達能力不行，但閱讀能力還不錯的。</text:p>
      <text:p text:style-name="P2">鄭豐遠   |  2021.03.21 08:11   |   <text:a xlink:type="simple" xlink:href="http://palinfo.habago.org/Entry?Command=Information_PrintForum#FORUM40422"><text:span text:style-name="T1">#</text:span></text:a></text:p>
      <text:p text:style-name="P3">住在澳洲五年了，每天太陽都會昇起落下，每天都有那片晚霞。剛來時，最喜歡去布理斯本河旁邊玩。這條美麗的河，像是命運贈送給我的一幅美麗的畫，安撫了我的傷痛。如今更是早已習慣見到成天的蝙蝠，各式的鳥兒、蜥蜴、蜘蛛，路邊的各種小動物和袋鼠。短短五年，景物依舊，人事已非，做為一個中國人，何去何從也許並不隨己，但到時都得討個說法。 <text:line-break/><text:line-break/>我對韓劇日劇中劇什麼劇都沒興趣，因為我已經不看電視快二十年了，除了陳真說的宋康昊和那三位韓國導演，所有什麼韓國明星我也一個不認識。日劇就更不用說了，基本完全一片空白，人們說什麼明星偶像，我都不知道是誰，有時候好奇上網看一下長像氣質，差點都沒嚇死，這樣也能當明星，還萬人空巷，真是匪夷所思。 <text:line-break/><text:line-break/>其實還是有啦，從小一直對一位日本明星很崇拜，那就是小叮噹。善良、勇敢、無所不能，而且長得可愛，不過很久以前息影了。後來還被人強迫改名，叫什麼多啦 A 夢，真是有夠奇怪，我還 A 片咧。 <text:line-break/><text:line-break/>我並不是因為反日反韓所以不看劇，而是因為大多太沒質感，太假了，實在不想浪費時間去研究。中劇當然也是一樣，並沒有比較好。市面上也許偶有佳作，但你若成天在垃圾堆裡找一顆珍珠，倒不如寄望其他的藝術形式，更容易收獲滿足，不是嗎? <text:line-break/><text:line-break/>不管公開私下，只要講到明星，人們往往非常興奮，急切參與討論。我能理解，因為我也是一樣，我雖自閉，依然認識很多明星，只是這些明星往往沒多少點閱率，他們不會出現在大螢幕上，不會化妝，不會搶麥克風，有些甚至只屬於你我一般人。他們之所以成了我滿天星斗裡的一顆星，是因為我的這片天，讓他有了棲身之處。一顆星子，你若不將它掛在天上，它就只是一顆石頭，不值一顧。 <text:line-break/><text:line-break/>問題是，各人自有一片天，平行宇宙難併肩; 所謂追星，往往談不到一塊兒去。 <text:line-break/><text:line-break/>最近，我倒是破例看完了一部大陸連續劇，叫作山海情，今年推出的，講扶貧故事，YouTube 上有完整 23 集。至於為什麼叫山海，想知道的自己看吧。強烈建議看方言版，少了方言，整個故事就走樣了。這部劇聽說真實異常，劇中所有角色都有原型人物，場景與事件也都有依據。 <text:line-break/><text:line-break/><text:a xlink:type="simple" xlink:href="https://youtu.be/SpZqeVqtMKk"><text:span text:style-name="T4">https://youtu.be/SpZqeVqtMKk</text:span></text:a><text:s/><text:line-break/><text:line-break/>我之所以成為祖國強烈的擁護者，之所以"一出國就愛國"，就是因為扶貧事績，而不是因為祖國拳頭大了或是口袋錢多了。 <text:line-break/><text:line-break/>貧窮就是一種病，為個人和國家已來無數痛苦，它不但會遺傳，而且伴隨無數的併發症和後遺症，比新冠肺炎恐怖千萬倍。貧窮是人類最大的敵人，也是對人權最大的傷害，如果人權兩個字還有它該有的原始意義的話。扶貧就是一場戰爭，中國透過扶貧，短短幾十年內，擊退了這個可怕的敵人，讓十幾億人終於能喘上口氣，過上像人一樣該過的生活。如今，中國更向外伸出援手，要連其他人也一併幫上。 <text:line-break/><text:line-break/>我不期望每個人都會喜歡這個劇。劇畢竟就是劇，是演出來的。但劇就像那隻手指頭，指出了那一片你可能不曾見過的星空，讓無數真正閃耀的寶石得以映入你的眼簾。</text:p>
      <text:p text:style-name="P2">張萬康   |  2021.03.21 03:12   |   <text:a xlink:type="simple" xlink:href="http://palinfo.habago.org/Entry?Command=Information_PrintForum#FORUM40421"><text:span text:style-name="T1">#</text:span></text:a></text:p>
      <text:p text:style-name="P4">謝謝陳真從後台幫我改了。我覺得見過金喜善是一件很偉大的事，因為我很容易把女性認定（或幻想）成世間至為善良的人。雖然常常不是這樣但我還是這樣想。 <text:line-break/>人活著常受傷害也常受溫暖，所以我不知道該怎麼說，好比四年前吧我剛上一個大陸網站，一個東北小伙和我私下交流，我稱大陸「祖國」，他立刻訕笑我，這給我很不愉快的感受但我無法對他發火，因為他不知道我的心狀而我若發了火只變成我惡劣？但惡劣是不對的啊只好跳過。我想，若我解說我的想法後，他大概也只認為你是恨台灣或恨綠營的台灣人，所以算了。又，我遇過兩個女網友和我私訊時幾乎是泣訴她們年輕時受過性騷擾，雖然我看不到她們但我覺我感覺到她們的傷心與屈辱。幾個月過後某青年從政者因為屢次鹹豬手被踢爆而含恨退選，有次我和前述兩位女生聊天時順口談到此事，我以為她們雖然挺綠但也會表示對該青年之不齒或無奈，不料A女表示她覺得XXX很可愛啊。我很震驚。B女則質問我，你看到了嗎？你在他旁邊看到了嗎？（完整狀況容我略過）我覺這兩個女生讓我震撼（小聲說我感到受傷），此後不再交流。我覺我三天兩頭受這種悶火。哈哈哈哈哈哈哈。尤其那兩個女性在硬扯下我褲子似的。 <text:line-break/>我覺得我之前的留言可能讓您有點不舒服，因為我有點刻意表達讚賞，這樣真的不好。我怕喧賓奪主留言扯太多，也怕板友不滿我憑什麼佈道或離題，所以我西心機很深，想拉回來，對板友表達我對您以及板友的敬重（想討好人），於是最後就開始寫作文了。真的歹勢，不過我會豪邁地告訴自己：「沒事！」希望我這次真的能改正自己，也謝謝你再次寬容。這次是金喜善害的。 </text:p>
      <text:p text:style-name="P2">陳真   |  2021.03.21 01:35   |   <text:a xlink:type="simple" xlink:href="http://palinfo.habago.org/Entry?Command=Information_PrintForum#FORUM40420"><text:span text:style-name="T1">#</text:span></text:a></text:p>
      <text:p text:style-name="P3">異國它鄉常會遇到許多人，也許有過幾日情 (非指男女情愛)，意即萍水相逢，錯身而過，此生再無交集。 <text:line-break/><text:line-break/>金同學只是其中一例。幾個月前，看到報上有張照片，很面熟，看再名字，我就想起來了，原來是她，原來這是個我從未聽過的 "名人"。於是我告訴學姐，這個人我認識哦，她就是來我們家過耶誕節的一群韓國女學生之一。 <text:line-break/><text:line-break/>不過，重點不是她，而是那九個韓國女學生。我跟一群陌生女子一整晚究竟談了些什麼，其實已無多少記憶，只記得她們一直問我為什麼當醫生卻又來念哲學？我說，妳們想聽真話或假話？一般人當然會回答說要聽真話。既然每個人都必然會這樣回答，何必問？原因是：人們總以為自己想聽真話，事實上，當你說真話時，人們卻不信；反倒你說假話時，大家卻信以為真。 <text:line-break/><text:line-break/>我記得自己是這麼回答的，我說，我不知道自己為什麼會那麼喜歡哲學，但總感覺自己的人生彷彿已經走到尾聲，就像葉子枯黃飄落塵土那樣，哲學就像我人生的一個落日餘暉，一個歸宿，一個家。 <text:line-break/><text:line-break/>我們住的學校宿舍很大，外頭是一片蘋果園，內部空間非常大，光是餐桌就能擠上十幾人，長條形，類似耶穌 "最後的晚餐" 那樣一種餐桌。桌子有兩端，兩個主座位。那天，我坐這一頭，金同學就坐在桌子的另一端。 <text:line-break/><text:line-break/>當我說完如此詭異的一番話，氣氛頓時變得有點難以搭腔。接下來又聊了些什麼，難以回憶，只約略記得有人問說為什麼我的人生已到盡頭？她們可能以為我罹患什麼絕症。我笑而不答。我總不可能對著一群陌生人說我媽幾年前因我而死，彷彿帶走我所有的明天，剩下的全屬餘生。 <text:line-break/><text:line-break/>不過，有些時候，面對一無所知的陌生人反倒比較好講話，因為對方對你並無過往成見，你無須迎合既定的眼光來配合演出。所謂萍水相逢，也許就是這麼回事。 <text:line-break/><text:line-break/>小可愛比較喜歡聽我講這類故事，即便聽起來沒頭沒腦的一段破碎記憶，她也都能聽得很入神，而且經常深深記得故事的每個細節。其實，平常佔據我們心靈的，難道不就是這些個人點滴？它甚至一點意義也沒有，卻像幽魂一樣，飄忽不定於腦海之中。 <text:line-break/><text:line-break/>這些東西很重要，因為它們沒有意義，沒有公眾意義。還記得前一陣子寫的維根斯坦所說的 "私密語言" (private language) 嗎？我不想套術語，但我如果不套一下術語，刻意把我所寫的東西給 "概念化" 一番，偽裝成一種公眾意義以做為一種保護，我會讓我自己覺得很難堪，彷彿作賤了自己。畢竟就像阿桑吉所說，出版自傳，就是賣淫。 <text:line-break/><text:line-break/>我雖沒出版任何東西，但是有些東西總是見了光；巴勒網雖然人煙罕至，但它畢竟是公開場合。每當我意識到觀眾的存在，我就無話可說，只能講一些公眾事務與概念。彷彿惟有大海之濱，四下無人之處，我才能暢所欲言；就跟情書一樣，只能私下寫給特定的人看，在光天化日眾目睽睽之下是寫不出來的。 <text:line-break/><text:line-break/>同理，情書或家書一旦貼上布告欄，它必然就會走了樣，往往只會帶來羞辱；貶是辱，褒亦是辱。家書情書畢竟不是作文比賽，也不是在寫論文。 <text:line-break/><text:line-break/>前幾天，帶小可愛去看阿忠彩排。表演之後有一段座談時間，我原本想舉手發問，但是，看觀眾們發言那麼踴躍，我就不想潑人冷水了。我原本想問的是：科學力求客觀，但是創作卻純屬一人聖經，似乎得背對著觀眾才能進行。因此，在一個作品完成之前，進行民意調查收集意見，難道不是一種自我傷害嗎？ <text:line-break/><text:line-break/>我雖然什麼 "家" 都不是，既非科學家，亦無多少人文可言，只是會寫字，可是，每當我意識到觀眾的存在，我就無言。我得假裝這個世界根本沒有人注意到我的存在，彷彿才能寫那些沒啥意義的東西。 <text:line-break/><text:line-break/>小朋友的心靈相對比較純粹，不求意義，光是一些連吉光片羽都稱不上的一點細節，往往就能聽得入神。</text:p>
      <text:p text:style-name="P2">陳真   |  2021.03.21 01:19   |   <text:a xlink:type="simple" xlink:href="http://palinfo.habago.org/Entry?Command=Information_PrintForum#FORUM40419"><text:span text:style-name="T1">#</text:span></text:a></text:p>
      <text:p text:style-name="P4">萬康，我從後台幫你改了，改這樣對嗎？</text:p>
      <text:p text:style-name="P6"><text:span text:style-name="T5">張萬康</text:span><text:span text:style-name="T6"><text:s/>  |  2021.03.20 23:59   |   </text:span><text:a xlink:type="simple" xlink:href="http://palinfo.habago.org/Entry?Command=Information_PrintForum#FORUM40418"><text:span text:style-name="T7">#</text:span></text:a></text:p>
      <text:p text:style-name="P7"><text:span text:style-name="T6">抱歉，訂正，預官說的是「</text:span><text:span text:style-name="T8">Sensor</text:span><text:span text:style-name="T6">壞了」才對。可見英文不好不要亂用啊我。（逃）</text:span></text:p>
      <text:p text:style-name="P6"><text:span text:style-name="T5">張萬康</text:span><text:span text:style-name="T6"><text:s/>  |  2021.03.20 23:31   |   </text:span><text:a xlink:type="simple" xlink:href="http://palinfo.habago.org/Entry?Command=Information_PrintForum#FORUM40417"><text:span text:style-name="T7">#</text:span></text:a></text:p>
      <text:p text:style-name="P8"><text:span text:style-name="T6">陳真談到金喜善。此姝甚優。在此談一下往事，如打擾板友們見諒。話說</text:span><text:span text:style-name="T8">1999</text:span><text:span text:style-name="T6">年左右，中視深夜播出韓劇《</text:span><text:span text:style-name="T8">Mr.Q</text:span><text:span text:style-name="T6">》，我無意中看了，想不到風趣曼妙，十分喜歡，女主角就是金喜善（另一女主宋允兒）。當時我用</text:span><text:span text:style-name="T8">VHS</text:span><text:span text:style-name="T6">錄影帶把每集錄下，想研究一下韓劇為何出色。這時「韓流」還沒興起，《</text:span><text:span text:style-name="T8">Mr,Q</text:span><text:span text:style-name="T6">》看的人不多。這部戲劇讓我決定學習韓文，正巧剛卸下工作，時間變多，於是透過韓國友人幫我找語言交換。一個</text:span><text:span text:style-name="T8">19</text:span><text:span text:style-name="T6">歲女孩（</text:span><text:span text:style-name="T8">1980</text:span><text:span text:style-name="T6">年次）來北師大語言中心學中文，她比一般留學生年紀小，他們很照顧她，說來台學中文她最年輕，介紹我倆交換。她叫金好敬，這名字很特別。我自己去買了韓文教材，請好敬教我，但搞了半天我是「三分鐘熱度」，沒幾天就不認真學，交換主要就只是我教好敬。韓流旋風不多久後說來就來，風風火火，但我當時不知道會有韓流，好敬等韓國朋友們全不知道，所以看我想學韓文覺得小小欣喜。</text:span><text:span text:style-name="T8"><text:line-break/><text:line-break/></text:span><text:span text:style-name="T6">這好敬不用日貨，她說因為韓國什麼都有啊，若真的覺得品質差，我們幫韓國廠商買，讓他們賺錢可以做出品質更好的。她的韓國民族意識很鐵（但不是憤青那種），我有次說你長得比較不像韓國人，她生氣說怎麼會呢？附帶一提，我跟好敬在交換語言期間沒任何瓜田李下，我喜歡的是別的韓國女孩。只是我和該女後來也沒譜，此事略過。我和好敬等韓國朋友皆已失聯多年。</text:span><text:span text:style-name="T8"><text:line-break/><text:line-break/></text:span><text:span text:style-name="T6">金喜善名聲響亮，但多年來似乎沒有因為韓流而走紅台灣，可能是因為台灣播映的韓劇後來都不曾有她（吾非韓劇行家若說錯見諒）。只有</text:span><text:span text:style-name="T8">05</text:span><text:span text:style-name="T6">年擔任成龍電影《神話》的女主。</text:span><text:span text:style-name="T8"><text:line-break/><text:line-break/></text:span><text:span text:style-name="T6">陳真兄兩筆帶過金喜善，我眼睛一亮，但寫的是金善喜（後已勘誤），使我夜半去查誰是金善喜，也懷疑是金喜善。在此我只能說，金喜善美到不行，一種靈質之優。我對她素無狂熱，並非粉絲，但成龍那部我還是去電影院看了，必須要。</text:span><text:span text:style-name="T8"><text:line-break/><text:line-break/></text:span><text:span text:style-name="T6">＃</text:span><text:span text:style-name="T8"><text:line-break/><text:line-break/></text:span><text:span text:style-name="T6">在娛樂圈資訊方面，且容我再佔點空間，斗膽轉貼香港藝人杜德偉在前陣子於臉書、</text:span><text:span text:style-name="T8">IG</text:span><text:span text:style-name="T6">悼念吳孟達的一篇文章。</text:span><text:span text:style-name="T8"><text:line-break/><text:line-break/>2</text:span><text:span text:style-name="T6">月</text:span><text:span text:style-name="T8">28</text:span><text:span text:style-name="T6">日上午</text:span><text:span text:style-name="T8">1:57 ·<text:line-break/></text:span><text:span text:style-name="T6">永遠懷念吳孟達，達哥。</text:span><text:span text:style-name="T8"><text:line-break/><text:line-break/></text:span><text:span text:style-name="T6">達哥是我最敬重的一位前輩演員，有幸和他在</text:span><text:span text:style-name="T8">2004</text:span><text:span text:style-name="T6">年合作一部古裝電視劇《邊城小子》，戲內我們演一對驛城的小品芝麻官，雖然和他相處只兩個多月，但卻在我心中留下了無數點滴，他除了教會我什麼才是一個稱職的演員外，更讓我看到一個真正有俠義風範的前輩大哥。</text:span><text:span text:style-name="T8"><text:line-break/>2004</text:span><text:span text:style-name="T6">年的</text:span><text:span text:style-name="T8">12</text:span><text:span text:style-name="T6">月初，我們在無錫古裝影視城裏取景。</text:span><text:span text:style-name="T8"><text:line-break/></text:span><text:span text:style-name="T6">拍劇本來就很艱苦，那裏的設備又比較落後，幕後工作人員工資微薄，一天開工時間超過十五、六個小時，六、七個人同睡一個房間，非常刻苦。一晚寒流侵襲，晚上氣溫下降至零下</text:span><text:span text:style-name="T8">11</text:span><text:span text:style-name="T6">度，幕後燈光組和道具組有很多小弟衣服都很單薄不能保暖，達哥當晚很貼心地安排助理隔天一早出城，買回來</text:span><text:span text:style-name="T8">20</text:span><text:span text:style-name="T6">多件羽絨服，分派給有需要的小弟們，溫暖受用的羽絨服讓大家都非常感激，我被達哥的舉動感動了，一直到今天還清楚記住。</text:span><text:span text:style-name="T8"><text:line-break/></text:span><text:span text:style-name="T6">其實拍這部戲對達哥來說並不容易，第一階段我們在北京一個偏僻的沙漠地帶進行一星期的拍攝，第一天開工達哥便被戲裡一隻駱駝用後腿踢碎了右腳的大腿骨，之後全程都要靠拐杖幫助行動，達哥從沒抱怨，每天帶傷準時開工，嘴裡還唱著</text:span><text:span text:style-name="T8">”</text:span><text:span text:style-name="T6">四隻腳一條尾係乜家伙？睇真啲係駱駝</text:span><text:span text:style-name="T8">”</text:span><text:span text:style-name="T6">，我會接著他唱</text:span><text:span text:style-name="T8">”</text:span><text:span text:style-name="T6">⋯係駱駝</text:span><text:span text:style-name="T8">”</text:span><text:span text:style-name="T6">。</text:span><text:span text:style-name="T8"><text:line-break/></text:span><text:span text:style-name="T6">拍電視劇的過程非常嚴俊，一天會拍攝十幾場戲，有些場次還會出現三、四頁紙的對白，特別是演出主角，幾乎每場戲都會有戲份。工作結束，天寒地凍，回到房間裏，在水力不足又忽冷忽熱的水龍頭下落妝、洗頭、洗澡，再算一算睡眠時間已經剩下幾個小時，體力又已非常疲累，隨便洗一洗便去睡覺了，睡前更要把隔天的劇本背熟。所以少不免會有帶劇本進場排戲的需要。在和達哥合作之前，已聽過很多演員朋友說他是一部人肉電腦，從來不會帶劇本進場。記得那時每朝早上和達哥一起化妝的時候，他會帶着笑容問我第一場戲的第一句對白是什麼？如果第一句對白是他的，他就會主動說出來然後要我接上，但十居其九我都是接不上，因為呆滯的我還在睡眠狀態之中。不過現在回想起來我覺得他不是在跟我開玩笑，而是在鞭策我要我趕緊進入角色的狀態，就像一位高人，願意傳授武功給一個沒有功底的後輩一樣，告訴我這個享盡榮華富貴的歌手什麼叫做拍戲。</text:span><text:span text:style-name="T8"><text:line-break/></text:span><text:span text:style-name="T6">還有一次，我們開了一整天的工，進入最後一場群戲，在導演進來講戲之前，演員們都會自行商議站立的位置，我便選了一個自己覺得恰當的位置站立，然後達哥在另外一個位置笑騎騎的問我：「德偉，你想最尾收工呀？」。艱辛地拍攝了三個多小時後，一個接一個演員結束了他們的鏡頭後便陸續收工，我就真的是最後一個。到現在還不明白達哥是如何可以把一場群戲的拍攝取鏡，一開始就可以看得四通八達，清楚通透。</text:span><text:span text:style-name="T8"><text:line-break/></text:span><text:span text:style-name="T6">這部劇我和達哥的對手戲最多，不管在鏡頭裏看不看到達哥，他都會在我對面給我對白，這個工作態度令我終身受用，在和其他導演和演員合作時得到不少的讚許，不過，在達哥的世界裏這是理所當然的工作態度。</text:span><text:span text:style-name="T8"><text:line-break/></text:span><text:span text:style-name="T6">達哥在這部劇殺清的那天，我動了真情，抱著他大哭一場，不知道是因為要和這位亦師亦友的好拍擋分道揚鏢？再沒能每天和他一起化妝？還是拜師學藝終需有下山的一天，要與師傅分別後不知何日再可以相聚？</text:span><text:span text:style-name="T8"><text:line-break/></text:span><text:span text:style-name="T6">之後我一直有跟達哥聯絡，每次找他只要我們都在同一個地點，他都會邀我出來吃飯，感覺就像家人一樣。聽見他離世的消息，心裏面有一種刺痛，卻在我腦海裏出見了一個鏡頭，時光回到我們在北京沙漠拍戲的一天，那天天很冷，我們在沙漠裏拍攝了一整個早上，放飯的時候飯盒已都冰冷，打開飯盒突然吹來一陣風沙，便在涼瓜蛋飯上加料，吃進嘴裏一粒一粒沙子的，我臉上呈現了厭惡和憤恨的表情，然後聽見達哥在旁邊笑嘻嘻的說：「德偉，食啦」。</text:span><text:span text:style-name="T8"><text:line-break/><text:line-break/></text:span><text:span text:style-name="T6">（照片裡是達哥在</text:span><text:span text:style-name="T8">2004</text:span><text:span text:style-name="T6">年送給我的一本書《角色的誕生》，他說這本書改變了他對演戲的整個概念，由最初的「霸」變成後來的「王」。</text:span><text:span text:style-name="T8"><text:line-break/><text:line-break/></text:span><text:span text:style-name="T6">附：杜德偉上傳的本書照片（這算是中國最早談表演藝術的一本名作）。</text:span><text:span text:style-name="T8"><text:line-break/></text:span><text:a xlink:type="simple" xlink:href="https://ibb.co/MSWCMR7"><text:span text:style-name="T9">https://ibb.co/MSWCMR7</text:span></text:a><text:span text:style-name="T8"><text:line-break/><text:line-break/></text:span><text:span text:style-name="T6">＃</text:span><text:span text:style-name="T8"><text:line-break/><text:line-break/></text:span><text:span text:style-name="T6">再觀摩一篇：香港作家馬家輝在大陸文青網站「豆瓣」寫吳孟達。</text:span><text:span text:style-name="T8"><text:line-break/><text:line-break/></text:span><text:span text:style-name="T6">马家</text:span><text:span text:style-name="T10">辉</text:span><text:span text:style-name="T8"><text:line-break/>2021-02-28 08:20:41<text:line-break/><text:line-break/></text:span><text:span text:style-name="T6">見過吳孟達一回。在北京的餐廳，我和香港朋友在一個房間，突然，達哥和兩個人進房，向我的朋友敬酒。他半躬著腰，瞇起眼睛，誇張地笑，不斷說：「謝謝關照！謝謝關照！」</text:span><text:span text:style-name="T8"><text:line-break/></text:span><text:span text:style-name="T6">人在江湖，酒裡來，酒裡去，達哥是好泳手。然而，終以肝癌逝世，等如泳手泅水，達哥想必有憾。</text:span><text:span text:style-name="T8"><text:line-break/><text:line-break/></text:span><text:span text:style-name="T6">年輕觀眾想起吳孟達，通常跟周星馳連在一起。我輩記憶中的，卻是單獨的他，從電视劇訓練班出道，不紅不黑，其後發福變胖，卻又忽然曝瘦。再之後，私生活出了一堆亂七八糟的事情，低沉消退。再之後，積極復出，以笑聲走紅，終於走完一生。起起落落，痛苦折騰是必然的了，但快樂亦必是有的。</text:span><text:span text:style-name="T8"><text:line-break/><text:line-break/></text:span><text:span text:style-name="T6">我想起山田洋次執導的《寅次郎的故事》裡的男主。在</text:span><text:span text:style-name="T8">2019</text:span><text:span text:style-name="T6">的最新一齣裡，外姪子問浪子阿寅，人為什麼要活？他思量一下，眨眼回答，大意是，可能就是為了有那麼幾次機會，感慨一下，啊，生命終究有值得回味的美好片刻。</text:span><text:span text:style-name="T8"><text:line-break/><text:line-break/></text:span><text:span text:style-name="T6">吳孟達有過他的美好片刻，也替華人觀眾創造了無數的片刻美好。</text:span><text:span text:style-name="T8"><text:line-break/><text:line-break/></text:span><text:span text:style-name="T6">我覺得，這照片的感覺最切合吳孟達的灑脫心聲。感謝達哥。</text:span><text:span text:style-name="T8"><text:line-break/><text:line-break/></text:span><text:span text:style-name="T6">附：馬家輝上傳的吳孟達照片（這句粵語意思是你能拿我怎樣？）</text:span><text:span text:style-name="T8"><text:line-break/></text:span><text:a xlink:type="simple" xlink:href="https://ibb.co/kxxk2G8"><text:span text:style-name="T9">https://ibb.co/kxxk2G8</text:span></text:a><text:span text:style-name="T8"><text:line-break/><text:line-break/></text:span><text:span text:style-name="T6">＃</text:span><text:span text:style-name="T8"><text:line-break/></text:span><text:span text:style-name="T6">陳真常談到審美，無獨有偶這二字我也常談，用我的說法就是，審美就是審醜，看人事物（包括政治也一樣），「要能有一種感覺」。與其說眼光不如說感覺。</text:span><text:span text:style-name="T8">92</text:span><text:span text:style-name="T6">年我快退伍時營裡來了一個預官，他是理工科研究所畢業。剛來報到那兩天他想熟悉營部，他是「聯絡官」，職掌通信裝備與業務，我領他進去一個放通信裝備的房間，開門剎那我告訴他警鈴壞了，他當下傻呼呼喃喃落了句洋文：「</text:span><text:span text:style-name="T8">Sonar</text:span><text:span text:style-name="T6">壞了。」我向來有點反感講話烙洋文的人，但他這句我印象深刻。此人倒不像愛炫耀英文或崇洋的人，這不是重點，何況他以後就知道台語在部隊比英語重要。重點是我英文不大靈光，後來去查他講啥。在此借用這個英文（聲吶），很多人欠缺一種感應、呼應的感覺，沒有一種靈動力，感應的能力。要說「滲屎」（</text:span><text:span text:style-name="T8">sense</text:span><text:span text:style-name="T6">）亦可。</text:span><text:span text:style-name="T8"><text:line-break/><text:line-break/></text:span><text:span text:style-name="T6">杜德偉不是作家，但他寫出如此優美動人的小文章。馬家輝是作家，但他寫的這篇超廢，很無聊，通篇是硬寫硬湊的。套句我朋友尤三姐（此人智慧之高常啟發我，乃一轟天無敵靈明之大</text:span><text:span text:style-name="T8">Gay</text:span><text:span text:style-name="T6">）講的：「悼文這種東西真的是不熟或沒有愛，真的就不要寫」。誇張的是，大陸文青在豆瓣瘋狂轉這篇，很愛這篇，他們的基本感覺這麼差嗎？</text:span><text:span text:style-name="T8"><text:line-break/><text:line-break/></text:span><text:span text:style-name="T6">陳真醫師在本板寫的東西，除了觀念，眼光，我認為在感覺、感受、冥冥中類似鯨豚聲吶（聲納）隔空遙遠的一種通透，通感，這是相當重要且讓我共鳴的。這個很難學，我們靜靜慢慢吸收。臨時舉一例，蔡英文在指東指西的手勢，講「去跟你老闆講啊」那種模樣，這人有腦嗎？心地不奇怪嗎？看過這個畫面還需要非常瞭解台灣政治才能看穿台灣政治嗎？這不是一種「基本感覺</text:span><text:span text:style-name="T8">/</text:span><text:span text:style-name="T6">感應」就可以</text:span><text:span text:style-name="T8">get</text:span><text:span text:style-name="T6">到的嗎？</text:span><text:span text:style-name="T8"><text:line-break/><text:line-break/></text:span><text:span text:style-name="T6">大家週末好。萬康敬上</text:span><text:span text:style-name="T8"><text:line-break/></text:span></text:p>
      <text:p text:style-name="P6"><text:span text:style-name="T5">洋洋</text:span><text:span text:style-name="T6"><text:s/>  |  2021.03.20 20:19   |   </text:span><text:a xlink:type="simple" xlink:href="http://palinfo.habago.org/Entry?Command=Information_PrintForum#FORUM40416"><text:span text:style-name="T7">#</text:span></text:a></text:p>
      <text:p text:style-name="P7"><text:span text:style-name="T6">聯想翩翩</text:span><text:span text:style-name="T8"><text:line-break/><text:line-break/>3</text:span><text:span text:style-name="T6">月</text:span><text:span text:style-name="T8">19</text:span><text:span text:style-name="T6">上午，美國總統拜登在上飛機的樓梯連摔三跤，讓我想起</text:span><text:span text:style-name="T8">1984</text:span><text:span text:style-name="T6">年英國首相柴契爾在人民大會堂摔跤的往事</text:span><text:span text:style-name="T8"><text:line-break/></text:span><text:a xlink:type="simple" xlink:href="https://kknews.cc/history/k8gger.html"><text:span text:style-name="T9">https://kknews.cc/history/k8gger.html</text:span></text:a><text:span text:style-name="T8"><text:line-break/>....<text:line-break/></text:span><text:span text:style-name="T6">就在柴契爾還在不停地說，甚至以「考慮非和平的方式保留香港」相威脅的時候，小平同志突然又講了一句話，令世界震驚，鄧小平說：「中國人窮是窮了一點，但打仗是不怕死的！」，就是這一句話，讓柴契爾臉色都變了。</text:span><text:span text:style-name="T8"><text:line-break/><text:line-break/></text:span><text:span text:style-name="T6">柴契爾夫人愣了很長一段時間，退場的時候，神情還有點恍惚。在與鄧小平談判結束後，柴契爾夫人走下人民大會堂台階時不慎跌倒，摔了一跤。這是柴契爾夫人第一次在人民大會堂的台階上摔倒。無獨有偶，在</text:span><text:span text:style-name="T8">1984</text:span><text:span text:style-name="T6">年《中英聯合聲明》簽署的當天晚上，柴契爾夫人在人民大會堂台階上又一次摔了一跤。</text:span><text:span text:style-name="T8"><text:line-break/>...<text:line-break/><text:line-break/></text:span><text:span text:style-name="T6">香港衛視的紀錄片，邓小平与香港回归：中英世</text:span><text:span text:style-name="T10">纪谈判【香港故事】</text:span><text:span text:style-name="T8"><text:line-break/></text:span><text:a xlink:type="simple" xlink:href="https://youtu.be/gSyfnCovzBM"><text:span text:style-name="T9">https://youtu.be/gSyfnCovzBM</text:span></text:a><text:span text:style-name="T8"><text:line-break/></text:span><text:span text:style-name="T6">對照中英對香港回歸的</text:span><text:span text:style-name="T8">32</text:span><text:span text:style-name="T6">輪談判與這次在阿拉斯加的中美會談，很有感觸。這是銘記在歷史上換了人間的兩個重要轉折點。</text:span><text:span text:style-name="T8"><text:line-break/><text:line-break/></text:span><text:span text:style-name="T6">摔似乎是個預兆，預告英國及美國從此由盛而衰。</text:span><text:span text:style-name="T8"><text:line-break/><text:line-break/><text:line-break/></text:span><text:span text:style-name="T6">香港回歸那年，崔健寫了一首歌，歌詞有</text:span><text:span text:style-name="T8">900</text:span><text:span text:style-name="T6">餘字。</text:span><text:span text:style-name="T8"><text:line-break/></text:span><text:span text:style-name="T6">這首哥裡的媽媽寓意黨，自己是人民，妹妹是香港。歌詞很敏感，但竟然沒有被禁。</text:span><text:span text:style-name="T8"><text:line-break/><text:line-break/></text:span><text:span text:style-name="T6">希望台灣回歸祖國的那一天，崔健大爺能再寫首超越那地方。</text:span><text:span text:style-name="T8"><text:line-break/><text:line-break/><text:line-break/></text:span><text:span text:style-name="T6">超越那一天</text:span><text:span text:style-name="T8"><text:line-break/></text:span><text:a xlink:type="simple" xlink:href="https://youtu.be/2oXnbpbH1fc"><text:span text:style-name="T9">https://youtu.be/2oXnbpbH1fc</text:span></text:a><text:span text:style-name="T8"><text:line-break/></text:span><text:span text:style-name="T6">超越那一天</text:span><text:span text:style-name="T8"><text:line-break/></text:span><text:span text:style-name="T10">妈妈有一天你突然回来站着</text:span><text:span text:style-name="T8"><text:line-break/></text:span><text:span text:style-name="T6">盯着我半天然后跟我</text:span><text:span text:style-name="T10">说</text:span><text:span text:style-name="T8"><text:line-break/></text:span><text:span text:style-name="T10">说我有一个亲生的妹妹还活着</text:span><text:span text:style-name="T8"><text:line-break/></text:span><text:span text:style-name="T6">我从</text:span><text:span text:style-name="T10">来不知道也没见过</text:span><text:span text:style-name="T8"><text:line-break/></text:span><text:span text:style-name="T6">我焦急地等待着你</text:span><text:span text:style-name="T10">继续往下说</text:span><text:span text:style-name="T8"><text:line-break/></text:span><text:span text:style-name="T6">可是你却</text:span><text:span text:style-name="T10">开始保持沉默</text:span><text:span text:style-name="T8"><text:line-break/></text:span><text:span text:style-name="T6">你从</text:span><text:span text:style-name="T10">来不让问你可刺痛你的问题</text:span><text:span text:style-name="T8"><text:line-break/></text:span><text:span text:style-name="T6">因此我只好默默猜</text:span><text:span text:style-name="T10">测</text:span><text:span text:style-name="T8"><text:line-break/></text:span><text:span text:style-name="T6">你</text:span><text:span text:style-name="T10">说有一天她将永远的回来</text:span><text:span text:style-name="T8"><text:line-break/></text:span><text:span text:style-name="T6">并且</text:span><text:span text:style-name="T10">认我做她的亲生哥哥</text:span><text:span text:style-name="T8"><text:line-break/></text:span><text:span text:style-name="T6">这一切我虽然感到特别突然</text:span><text:span text:style-name="T8"><text:line-break/></text:span><text:span text:style-name="T6">可我也似乎在梦里见过</text:span><text:span text:style-name="T8"><text:line-break/></text:span><text:span text:style-name="T6">我没有</text:span><text:span text:style-name="T10">问你我妹妹长的是个什么样子</text:span><text:span text:style-name="T8"><text:line-break/></text:span><text:span text:style-name="T6">也没有</text:span><text:span text:style-name="T10">问你她怎么样的生活着</text:span><text:span text:style-name="T8"><text:line-break/></text:span><text:span text:style-name="T6">我更愿意想象她是美丽和性感</text:span><text:span text:style-name="T8"><text:line-break/></text:span><text:span text:style-name="T6">就象我在梦中见过的那个</text:span><text:span text:style-name="T8"><text:line-break/></text:span><text:span text:style-name="T6">我</text:span><text:span text:style-name="T10">终于找到了答案你为何如此冷酷</text:span><text:span text:style-name="T8"><text:line-break/></text:span><text:span text:style-name="T10">为何对我如此的严格</text:span><text:span text:style-name="T8"><text:line-break/></text:span><text:span text:style-name="T6">因</text:span><text:span text:style-name="T10">为你想让我超过那个伤害你的人</text:span><text:span text:style-name="T8"><text:line-break/></text:span><text:span text:style-name="T6">而不象你曾经的那样</text:span><text:span text:style-name="T10">软弱</text:span><text:span text:style-name="T8"><text:line-break/></text:span><text:span text:style-name="T6">我没有</text:span><text:span text:style-name="T10">张口问你的另外的原因</text:span><text:span text:style-name="T8"><text:line-break/></text:span><text:span text:style-name="T6">是我比你想象的更加敏感</text:span><text:span text:style-name="T8"><text:line-break/></text:span><text:span text:style-name="T6">因</text:span><text:span text:style-name="T10">为这么多年来你承受的是耻辱</text:span><text:span text:style-name="T8"><text:line-break/></text:span><text:span text:style-name="T6">而我</text:span><text:span text:style-name="T10">积累的就是叫喊</text:span><text:span text:style-name="T8"><text:line-break/></text:span><text:span text:style-name="T10">妈妈</text:span><text:span text:style-name="T8"><text:s/></text:span><text:span text:style-name="T6">这时我有一种</text:span><text:span text:style-name="T10">说不出的感觉</text:span><text:span text:style-name="T8"><text:line-break/></text:span><text:span text:style-name="T6">特别需要你真正的理解</text:span><text:span text:style-name="T8"><text:line-break/></text:span><text:span text:style-name="T6">我曾经相信过我</text:span><text:span text:style-name="T10">们的血缘关系</text:span><text:span text:style-name="T8"><text:line-break/></text:span><text:span text:style-name="T6">能够完全的解</text:span><text:span text:style-name="T10">释发生的一切</text:span><text:span text:style-name="T8"><text:line-break/></text:span><text:span text:style-name="T6">当我经历了若干次的苦</text:span><text:span text:style-name="T10">难后</text:span><text:span text:style-name="T8"><text:line-break/></text:span><text:span text:style-name="T6">我发</text:span><text:span text:style-name="T10">现了有一种潜在的危险</text:span><text:span text:style-name="T8"><text:line-break/></text:span><text:span text:style-name="T6">就是越长时间的</text:span><text:span text:style-name="T10">误解将会带来</text:span><text:span text:style-name="T8"><text:line-break/></text:span><text:span text:style-name="T6">越出乎</text:span><text:span text:style-name="T10">预料的演变</text:span><text:span text:style-name="T8"><text:line-break/></text:span><text:span text:style-name="T6">恐怕那一天</text:span><text:span text:style-name="T8"><text:s/></text:span><text:span text:style-name="T6">恐怕那一天</text:span><text:span text:style-name="T8"><text:line-break/></text:span><text:span text:style-name="T6">恐怕那一天生活将有重大改变</text:span><text:span text:style-name="T8"><text:line-break/></text:span><text:span text:style-name="T6">等待那一天</text:span><text:span text:style-name="T8"><text:s/></text:span><text:span text:style-name="T6">等待那一天</text:span><text:span text:style-name="T8"><text:line-break/></text:span><text:span text:style-name="T6">等待着我的妹妹回</text:span><text:span text:style-name="T10">来的那一天</text:span><text:span text:style-name="T8"><text:line-break/></text:span><text:span text:style-name="T6">等待那一天</text:span><text:span text:style-name="T8"><text:s/></text:span><text:span text:style-name="T6">等待那一天</text:span><text:span text:style-name="T8"><text:line-break/></text:span><text:span text:style-name="T6">等待着我的妹妹回</text:span><text:span text:style-name="T10">来的那一天</text:span><text:span text:style-name="T8"><text:line-break/></text:span><text:span text:style-name="T6">你真正的了解我那没见过的妹妹</text:span><text:span text:style-name="T8"><text:line-break/></text:span><text:span text:style-name="T6">或是真正的了解我</text:span><text:span text:style-name="T10">吗</text:span><text:span text:style-name="T8"><text:line-break/></text:span><text:span text:style-name="T6">如果我</text:span><text:span text:style-name="T10">们之间突然的发生了爱情</text:span><text:span text:style-name="T8"><text:line-break/></text:span><text:span text:style-name="T6">你将会怎么样的处理呢</text:span><text:span text:style-name="T8"><text:line-break/></text:span><text:span text:style-name="T10">妈妈</text:span><text:span text:style-name="T8"><text:s/></text:span><text:span text:style-name="T6">我对不起你如果我的</text:span><text:span text:style-name="T10">疯狂将会</text:span><text:span text:style-name="T8"><text:line-break/></text:span><text:span text:style-name="T10">给你带来什么不舒服的结果</text:span><text:span text:style-name="T8"><text:line-break/></text:span><text:span text:style-name="T6">我不知是</text:span><text:span text:style-name="T10">为了什么还没有见到妹妹</text:span><text:span text:style-name="T8"><text:line-break/></text:span><text:span text:style-name="T6">就已经</text:span><text:span text:style-name="T10">开始爱上她了</text:span><text:span text:style-name="T8"><text:line-break/></text:span><text:span text:style-name="T6">她会真的尊重你</text:span><text:span text:style-name="T10">吗</text:span><text:span text:style-name="T8"><text:line-break/></text:span><text:span text:style-name="T6">她会真的看得起我</text:span><text:span text:style-name="T10">吗</text:span><text:span text:style-name="T8"><text:line-break/></text:span><text:span text:style-name="T6">如果你要是真的生起了气</text:span><text:span text:style-name="T8"><text:line-break/></text:span><text:span text:style-name="T6">她会真的象我一样害怕你</text:span><text:span text:style-name="T10">吗</text:span><text:span text:style-name="T8"><text:line-break/></text:span><text:span text:style-name="T6">头几年亲</text:span><text:span text:style-name="T10">热劲儿过了后产生了矛盾</text:span><text:span text:style-name="T8"><text:line-break/></text:span><text:span text:style-name="T6">我</text:span><text:span text:style-name="T10">们还会真的互相爱吗</text:span><text:span text:style-name="T8"><text:line-break/></text:span><text:span text:style-name="T6">我</text:span><text:span text:style-name="T10">们还会真的互相爱吗</text:span><text:span text:style-name="T8"><text:line-break/></text:span><text:span text:style-name="T6">如果有一天你</text:span><text:span text:style-name="T10">们俩想要分开</text:span><text:span text:style-name="T8"><text:line-break/></text:span><text:span text:style-name="T6">你</text:span><text:span text:style-name="T10">让我到底跟谁走呢</text:span><text:span text:style-name="T8"><text:line-break/></text:span><text:span text:style-name="T10">妈妈</text:span><text:span text:style-name="T8"><text:s/></text:span><text:span text:style-name="T6">妹妹回</text:span><text:span text:style-name="T10">来的那天将是一个机会</text:span><text:span text:style-name="T8"><text:line-break/></text:span><text:span text:style-name="T6">超越那个</text:span><text:span text:style-name="T10">传统的家庭观念</text:span><text:span text:style-name="T8"><text:line-break/></text:span><text:span text:style-name="T6">你知道多年</text:span><text:span text:style-name="T10">来你关闭了多少感觉</text:span><text:span text:style-name="T8"><text:line-break/></text:span><text:span text:style-name="T10">为了你那堂堂家长的尊严</text:span><text:span text:style-name="T8"><text:line-break/></text:span><text:span text:style-name="T6">我一直想</text:span><text:span text:style-name="T10">试着帮你把这问题解决</text:span><text:span text:style-name="T8"><text:line-break/></text:span><text:span text:style-name="T6">可你却很少</text:span><text:span text:style-name="T10">给我机会表现</text:span><text:span text:style-name="T8"><text:line-break/></text:span><text:span text:style-name="T6">我</text:span><text:span text:style-name="T10">开始怀疑你那把握公平的能力</text:span><text:span text:style-name="T8"><text:line-break/></text:span><text:span text:style-name="T6">因</text:span><text:span text:style-name="T10">为我这么努力你居然看不见</text:span><text:span text:style-name="T8"><text:line-break/></text:span><text:span text:style-name="T10">妈</text:span><text:span text:style-name="T8"><text:s/></text:span><text:span text:style-name="T6">我的心中有一些委屈想要发泄</text:span><text:span text:style-name="T8"><text:line-break/></text:span><text:span text:style-name="T6">甚至表</text:span><text:span text:style-name="T10">现在高兴后面</text:span><text:span text:style-name="T8"><text:line-break/></text:span><text:span text:style-name="T6">我没有</text:span><text:span text:style-name="T10">为了生存而妥协</text:span><text:span text:style-name="T8"><text:line-break/></text:span><text:span text:style-name="T6">是因</text:span><text:span text:style-name="T10">为你的存在和努力的改变</text:span><text:span text:style-name="T8"><text:line-break/></text:span><text:span text:style-name="T6">如果</text:span><text:span text:style-name="T10">爱能给我力量我将会感到轻松</text:span><text:span text:style-name="T8"><text:line-break/></text:span><text:span text:style-name="T6">甚至能忘掉所有的危险</text:span><text:span text:style-name="T8"><text:line-break/></text:span><text:span text:style-name="T6">如果恨起了作用那我只能</text:span><text:span text:style-name="T10">伤感的去回忆</text:span><text:span text:style-name="T8"><text:line-break/></text:span><text:span text:style-name="T6">并且默默度过那一天</text:span><text:span text:style-name="T8"><text:line-break/></text:span><text:span text:style-name="T6">度过那一天</text:span><text:span text:style-name="T8"><text:s/></text:span><text:span text:style-name="T6">度过那一天</text:span><text:span text:style-name="T8"><text:line-break/></text:span><text:span text:style-name="T6">默默的</text:span><text:span text:style-name="T10">伤感的过度那一天</text:span><text:span text:style-name="T8"><text:line-break/></text:span><text:span text:style-name="T6">超越那一天</text:span><text:span text:style-name="T8"><text:s/></text:span><text:span text:style-name="T6">超越那一天</text:span><text:span text:style-name="T8"><text:line-break/></text:span><text:span text:style-name="T10">轻松的简单的超越那一天</text:span></text:p>
      <text:p text:style-name="P6"><text:span text:style-name="T5">陳真</text:span><text:span text:style-name="T6"><text:s/>  |  2021.03.20 18:40   |   </text:span><text:a xlink:type="simple" xlink:href="http://palinfo.habago.org/Entry?Command=Information_PrintForum#FORUM40415"><text:span text:style-name="T7">#</text:span></text:a></text:p>
      <text:p text:style-name="P8"><text:span text:style-name="T6">更正：是金喜善，不是金善喜。</text:span><text:span text:style-name="T8"><text:line-break/><text:line-break/></text:span><text:span text:style-name="T6">我其實完全不知道她做過一些什麼事，據說是大明星，但我從未聽聞，只是事隔二十幾年，前一陣子突然在報上看到她的照片和名字，很訝異。</text:span><text:span text:style-name="T8"><text:line-break/><text:line-break/></text:span><text:span text:style-name="T6">韓國演員我最喜歡的只有一個，叫做宋康昊。最喜歡的導演有三個，朴贊郁、金基德以及奉俊昊。最喜歡的作曲家叫</text:span><text:span text:style-name="T8">Park In-young,</text:span><text:span text:style-name="T6">通過幾次信，常聽她的音樂，特別喜歡電影</text:span><text:span text:style-name="T8">“</text:span><text:span text:style-name="T6">聖殤</text:span><text:span text:style-name="T8">”</text:span><text:span text:style-name="T6">的兩首配樂。我的電腦桌面就是這張海報：</text:span><text:span text:style-name="T8"><text:line-break/><text:line-break/></text:span><text:a xlink:type="simple" xlink:href="https://images.app.goo.gl/iMhSiYc6LtUxkyH27"><text:span text:style-name="T9">https://images.app.goo.gl/iMhSiYc6LtUxkyH27</text:span></text:a><text:span text:style-name="T8"><text:line-break/><text:line-break/></text:span><text:span text:style-name="T6">這電影和音樂，給我莫大的安慰。</text:span><text:span text:style-name="T8"><text:line-break/><text:line-break/></text:span><text:span text:style-name="T6">話說今天的靜站，警察依舊比我們多上好幾倍。上半場非常熱，陽光直射，差點熱昏，下半場就很涼爽了。</text:span><text:span text:style-name="T8"><text:line-break/><text:line-break/></text:span><text:span text:style-name="T6">今天有人來全程攝影，是給阿忠拍記錄片。另外也有一些路過者，就跟往常一樣，每次每當他們靠近我們時，警察就會立即上前驅趕，不准逗留，更不准拍照。有兩回，甚至要求拍照者把照片刪掉。</text:span><text:span text:style-name="T8"><text:line-break/><text:line-break/></text:span><text:span text:style-name="T6">結束後，我去跟派出所主管抗議，他說這部分是什麼保六總隊在主導。他馬上跟保六反映，得到的答覆是</text:span><text:span text:style-name="T8">AIT</text:span><text:span text:style-name="T6">不准拍照。我跟他們說，你們這是兩套標準，為什麼我們可以拍，過路人就不能拍？為什麼站在對面就可以拍，來到街道的這一頭就不能拍？</text:span><text:span text:style-name="T8"><text:line-break/><text:line-break/></text:span><text:span text:style-name="T6">再說，</text:span><text:span text:style-name="T8">AIT</text:span><text:span text:style-name="T6">實際上只是一個非官方機構，是民間團體，憑什麼外交部要把它列為管制區？而且，台灣到處是管制區，卻偏偏對</text:span><text:span text:style-name="T8">AIT</text:span><text:span text:style-name="T6">保護得最貼心。它媽的裡面是在搞什麼見不得人的事嗎？還是什麼核彈基地這麼神秘，連在牆外拍個照也不行？</text:span><text:span text:style-name="T8"><text:line-break/><text:line-break/></text:span><text:span text:style-name="T6">而且，每次都是數十名警力及便衣和特務大舉出動，他媽的有需要這麼貼心嗎？像我們今天才六、七人來靜站，老弱殘兵，手無寸鐵，警方依然保護得滴水不漏。</text:span><text:span text:style-name="T8"><text:line-break/><text:line-break/></text:span><text:span text:style-name="T6">下回如果有路過者想拍照或合照，請儘管拍，不用管警察怎麼說；如果你已經拍了，那就拍了，根本不用當場被迫刪掉。難道拍個照就違法？這樣的搞法真的很沒有意義。美國人如果不爽被拍，他媽的自己出來講。</text:span><text:span text:style-name="T8"><text:line-break/><text:line-break/></text:span><text:span text:style-name="T6">陳真</text:span><text:span text:style-name="T8"><text:line-break/><text:line-break/>2021.03.20.<text:line-break/><text:line-break/></text:span><text:span text:style-name="T6">于靜站結束南下高雄列車上</text:span></text:p>
      <text:p text:style-name="P6"><text:span text:style-name="T5">陳真</text:span><text:span text:style-name="T6"><text:s/>  |  2021.03.20 13:38   |   </text:span><text:a xlink:type="simple" xlink:href="http://palinfo.habago.org/Entry?Command=Information_PrintForum#FORUM40414"><text:span text:style-name="T7">#</text:span></text:a></text:p>
      <text:p text:style-name="P7"><text:span text:style-name="T6">（續）</text:span><text:span text:style-name="T8"><text:line-break/><text:line-break/></text:span><text:span text:style-name="T6">我常跟小可愛提起以前的一些人與事。有一回，我跟她提起我有一個國、高中時期非常要好的朋友，朝夕相處，親如手足，還講起我跟他之間的一些有趣往事，例如曾經幫他寫情書，曾經陪他跟蹤某個心儀的他校女學生，結果對方那個乍看清純的女生，竟然走進通常只有放牛班學生才會去玩的電動玩具店，而且還一邊打電動，一邊像流氓一樣用力踢遊戲機檯，嘴裡還不停咒罵，非常好笑。</text:span><text:span text:style-name="T8"><text:line-break/><text:line-break/></text:span><text:span text:style-name="T6">小可愛聽得津津有味，我終於有個真心喜歡聽我講故事的忠實聽眾，終於有個人真心相信我所說的一切，哪怕聽起來如此不可思議。</text:span><text:span text:style-name="T8"><text:line-break/><text:line-break/></text:span><text:span text:style-name="T6">最後，我故做神秘地讓小可愛猜一猜那個朋友現在在哪裡？小可愛很投入，很想知道答案，我說，他現在也在成大教書啦！我們隨時可以找到他哦。</text:span><text:span text:style-name="T8"><text:line-break/><text:line-break/></text:span><text:span text:style-name="T6">小可愛說，那我們趕快去找他玩啊。我搖搖頭，故做落寞滄桑的表情，假裝深深嘆了一口氣。小可愛問說為什麼不要？是已經死了嗎？</text:span><text:span text:style-name="T8"><text:line-break/><text:line-break/></text:span><text:span text:style-name="T6">不是的，還沒死。我說，是因為我希望一些曾經美好的回憶就讓它留在回憶裡而不要企圖去尋回，因為時間很可能已經改變了一切；硬要追尋，也許只是傷害了一種原本美好的感覺。夢境如果如此美好，何必醒來？</text:span><text:span text:style-name="T8"><text:line-break/><text:line-break/></text:span><text:span text:style-name="T6">我跟小可愛說，也許那個人已經變了，或是他的生活他的世界他的想法統統都已經跟我們不一樣了，而我們卻還以為他仍然是當年的他，以為他還是當年那個小朋友，其實大家都變了。</text:span><text:span text:style-name="T8"><text:line-break/><text:line-break/></text:span><text:span text:style-name="T6">小可愛聽不懂，因為她一直以為她現在幼兒園的好朋友會永永遠遠都跟現在一樣，永遠一起玩耍，一起上學。</text:span><text:span text:style-name="T8"><text:line-break/><text:line-break/></text:span><text:span text:style-name="T6">我跟她說，現在聽不懂沒關係，這些事就算妳不想懂，長大之後也會懂。</text:span><text:span text:style-name="T8"><text:line-break/><text:line-break/></text:span><text:span text:style-name="T6">我們沒必要去尋找往日美好時光的重現，何不就讓它僅僅存在記憶裡才不會失望，才不會發現原來有些人與事，其實就跟花朵盛開一樣，曾經燦爛，曾經美好，但它終究會成為過去。</text:span><text:span text:style-name="T8"><text:line-break/><text:line-break/></text:span><text:span text:style-name="T6">一切美麗都是過去式，沒必要在不同時空下追尋往日足跡的重現。足跡就是足跡，證明一個夢的消逝所留下的遺跡。</text:span><text:span text:style-name="T8"><text:line-break/><text:line-break/></text:span><text:span text:style-name="T6">人與人之間，大抵如此。某個時空下，我們都曾經是小孩，都是同學，都是好朋友，都是同志，你家再怎麼有錢，再怎麼名門貴族或高幹子弟，不過也就是個同學，就是個朋友，就是個工作夥伴，我們之間是平等的，友愛的，互通聲息的。可是，一旦事過境遷，一旦來到另一個時空，另一種階級，你我很可能就形同陌路了。</text:span><text:span text:style-name="T8"><text:line-break/><text:line-break/></text:span><text:span text:style-name="T6">小孩的世界如此，大人也一樣。我一直都不想要跟過去的許多人連絡就是因為這樣，那似乎只是傷害了一種曾經美好的記憶。</text:span><text:span text:style-name="T8"><text:line-break/><text:line-break/></text:span><text:span text:style-name="T6">就如某位老師所說，劍橋就像某種</text:span><text:span text:style-name="T8">“</text:span><text:span text:style-name="T6">宇宙中心</text:span><text:span text:style-name="T8">”</text:span><text:span text:style-name="T6">，匯集各路人馬，權貴子弟與各國高幹子女或與名人充斥。學姐如果晚入學幾年，就變成金庸同系的學姐了。</text:span><text:span text:style-name="T8"><text:line-break/><text:line-break/></text:span><text:span text:style-name="T6">有一陣子，我每週會選一天去一位八十多歲的老教授家，聽她話當年。據說她是英國第一位獲得音韻學（</text:span><text:span text:style-name="T8">phonology</text:span><text:span text:style-name="T6">）的博士，她曾找出當年的照片給我看，意氣風發，昂首闊步，跟當下步履蹣跚的老太太形象，相去甚遠。當時一起去教授家的常客之一就是鄧亞萍。</text:span><text:span text:style-name="T8"><text:line-break/><text:line-break/></text:span><text:span text:style-name="T6">在劍橋，我們的好朋友非常多，現在卻幾乎一個也沒聯繫，免得惆悵；我們原本都是小魚兒，一起嬉戲玩笑，一起鬼扯瞎掰，但我們的出身不同，志向不同，當浪潮一來，我們就各奔東西了，各自回到自己應有的世界。</text:span><text:span text:style-name="T8"><text:line-break/><text:line-break/></text:span><text:span text:style-name="T6">黨外的同志好友與前輩舊識，成百上千，還有許多醫界學界曾經十分照顧我的師長們，現在也幾乎統統斷了聯繫，甚至連筆下提起，我都不想多提了，因為人們總是會帶著輕蔑或故做輕鬆玩笑的笑容說：</text:span><text:span text:style-name="T8">“</text:span><text:span text:style-name="T6">真的嗎？你真的認識他們？你認識林義雄？你跟陳菊也認識？人家也認識你</text:span><text:span text:style-name="T8">…</text:span><text:span text:style-name="T6">你</text:span><text:span text:style-name="T8">…</text:span><text:span text:style-name="T6">嗎？（尾音拉長加重音，以示懷疑）他們還記得你</text:span><text:span text:style-name="T8">…</text:span><text:span text:style-name="T6">你</text:span><text:span text:style-name="T8">…</text:span><text:span text:style-name="T6">？啥咪？你也認識董事長院長部長，什麼？他們當時是哭哭要找你安慰、給你提皮包的小弟小妹？呵呵呵</text:span><text:span text:style-name="T8">”</text:span><text:span text:style-name="T6">。</text:span><text:span text:style-name="T8"><text:line-break/><text:line-break/></text:span><text:span text:style-name="T6">不只是人，就連基本事實也一樣。最近五、六年，因為某種緣故，天天被各家兒福機構虐待得痛苦不堪。從下個月起，甚至得被迫到育幼院當志工幾個月來證明我們有愛心；光是教你如何認識自己、如何愛家人的低能透頂的什麼心靈成長課就反反覆覆上了整整五年，折磨到極點。</text:span><text:span text:style-name="T8"><text:line-break/><text:line-break/></text:span><text:span text:style-name="T6">當這些機構對我們進行溯及祖公十八代的無微不至身家調查時，我卻根本無法說實話，為什麼呢？因為沒有人會信。我若說我是兒童人權的國際元老，誰會信？我若說我因此成為叛亂犯，誰會信？</text:span><text:span text:style-name="T8"><text:line-break/><text:line-break/></text:span><text:span text:style-name="T6">記得西元</text:span><text:span text:style-name="T8">2000</text:span><text:span text:style-name="T6">年，阿扁和林義雄盛極一時之際，我若提起我認識他們，我發現人們的眼神就會馬上閃爍不安，彷彿我說了一個自抬身價的可恥可笑謊言，使得人們既不好意思當面拆穿，卻又根本不相信，以為我藉著這謊言想要表示自己很行。慢慢地，我就不再當面跟人提起。</text:span><text:span text:style-name="T8"><text:line-break/><text:line-break/></text:span><text:span text:style-name="T6">不過這是題外話。重點不是提不提起，重點是很多東西似乎早已註定會成為過去。</text:span><text:span text:style-name="T8"><text:line-break/><text:line-break/></text:span><text:span text:style-name="T6">也許</text:span><text:span text:style-name="T8"><text:s/>“</text:span><text:span text:style-name="T6">鄉愁</text:span><text:span text:style-name="T8">” </text:span><text:span text:style-name="T6">未滅，也許我總是依舊還眷戀著往日情懷，但我知道，足跡值得追憶，但是往事就是往事，很多東西已經不一樣了。所謂多情總被無情惱，敘舊只是傷感，感情的不對等更是憑添惆悵。</text:span><text:span text:style-name="T8"><text:line-break/><text:line-break/></text:span><text:span text:style-name="T6">你我重逢再合一體的惟一寄望就是死後。死後的世界，天地歸還給日月星辰，我們所有人也許就再也不分彼此了。</text:span><text:span text:style-name="T8"><text:line-break/><text:line-break/></text:span><text:span text:style-name="T6">陳真</text:span><text:span text:style-name="T8"><text:line-break/><text:line-break/></text:span><text:span text:style-name="T6">寫於北上靜站聲援阿桑吉的列車上</text:span><text:span text:style-name="T8"><text:line-break/><text:line-break/>2021.03.20.</text:span></text:p>
      <text:p text:style-name="P6"><text:span text:style-name="T5">陳真</text:span><text:span text:style-name="T6"><text:s/>  |  2021.03.20 01:21   |   </text:span><text:a xlink:type="simple" xlink:href="http://palinfo.habago.org/Entry?Command=Information_PrintForum#FORUM40413"><text:span text:style-name="T7">#</text:span></text:a></text:p>
      <text:p text:style-name="P7"><text:span text:style-name="T6">以前在劍橋時，常有台灣或其它國家的訪客。我常開玩笑，感覺自己好像是什麼旅行社的接待員，接待各地訪客，介紹劍橋校園與英國種種。我常玩笑自稱是「哈巴狗旅行社」駐英代表。</text:span><text:span text:style-name="T8"><text:line-break/><text:line-break/></text:span><text:span text:style-name="T6">我出生在一個很奇怪的家庭。年少時，連這樣一個奇怪家庭也失去了，飽嚐三餐不繼之苦，一年</text:span><text:span text:style-name="T8">365</text:span><text:span text:style-name="T6">天很難有超過</text:span><text:span text:style-name="T8">3</text:span><text:span text:style-name="T6">天的溫飽，連想喝一杯煮過的白開水、洗一次熱水澡都不可得，絕大部份時候處於饑餓狀態，與流浪漢無異，甚至更慘；別人垂手可得之溫飽，對我來說卻難如登天。要不是同學接濟，加上我拼命工作</text:span><text:span text:style-name="T8">(</text:span><text:span text:style-name="T6">最多同時接了五個家教工作</text:span><text:span text:style-name="T8">)</text:span><text:span text:style-name="T6">，一條小命恐怕會真的活活餓死。</text:span><text:span text:style-name="T8"><text:line-break/><text:line-break/></text:span><text:span text:style-name="T6">大學時，曾經有一次，很可能是膽結石發病</text:span><text:span text:style-name="T8">(</text:span><text:span text:style-name="T6">因為我長年只能喝未煮過的骯髒地下水，導致全身器官到處結石</text:span><text:span text:style-name="T8">)</text:span><text:span text:style-name="T6">，劇痛難忍。痛到受不了，只好去自己就讀的高醫附設醫院就診，醫生說要做超音波和</text:span><text:span text:style-name="T8">X</text:span><text:span text:style-name="T6">光檢查。在前往檢查室途中，我猶豫不決，最後決定逃走，放棄治療，因為身上根本一塊錢也沒有。</text:span><text:span text:style-name="T8"><text:line-break/><text:line-break/></text:span><text:span text:style-name="T6">我想，我完全能體會戰亂地區的人</text:span><text:span text:style-name="T8">(</text:span><text:span text:style-name="T6">例如伊拉克</text:span><text:span text:style-name="T8">)</text:span><text:span text:style-name="T6">在近乎完全缺乏醫藥的狀況下的日子；開刀不打麻藥；病了，就咬牙撐過去；身體哪兒痛，就忍到不痛為止；就跟各種流浪動物的生活沒兩樣。事實上，大學時，我就是跟幾隻流浪貓狗一起睡在滿是貓狗屎尿的地板上，一般人很難想像吧？</text:span><text:span text:style-name="T8"><text:line-break/><text:line-break/></text:span><text:span text:style-name="T6">二十年前，寫過一篇文字叫做《回家的路》，當年流傳甚廣，現在可能找不到了；內容荒誕可悲，其實我只是說出冰山一角。個人造化個人了，至於我的故事，儘管我覺得它可能會具有某種公眾意義，將來恐怕也只能隨我永埋塵土。</text:span><text:span text:style-name="T8"><text:line-break/><text:line-break/></text:span><text:span text:style-name="T6">做為一個沒有家的人，一個地方住久了，哪怕是異國它鄉，其實也就算是個家了。</text:span><text:span text:style-name="T8">1997</text:span><text:span text:style-name="T6">年出國之前，我在台灣住過</text:span><text:span text:style-name="T8">13</text:span><text:span text:style-name="T6">個縣市，有時一年被迫搬好幾次家。劍橋卻一住就是</text:span><text:span text:style-name="T8">10</text:span><text:span text:style-name="T6">年，國王學院</text:span><text:span text:style-name="T8"><text:s/>(King's College)</text:span><text:span text:style-name="T6">及劍橋圖書館附近那幾條路，來回走過幾千幾萬回，康河上的哪隻鴨或哪隻鵝生小孩、身上有幾根毛，我都一清二楚，這還不算是個家嗎？我對這八百多年的大學城，至少「曾經」是有感情的。</text:span><text:span text:style-name="T8"><text:line-break/><text:line-break/></text:span><text:span text:style-name="T6">那時候，訪客眾多。雖然已經儘可能推辭，但仍然還是經常得接待學界或醫界訪客，彷彿我就是這座大學城堡的主人似的。</text:span><text:span text:style-name="T8"><text:line-break/><text:line-break/></text:span><text:span text:style-name="T6">記得有一次，路上有人看我手上提著一堆書，認為我是學生，於是跑過來搭訕，問我一些有關這城市的問題，說她自己是來短期學英文。隔兩天就是聖誕節，她問我能不能來我家作客，慶祝耶誕。她說她們一共十個人，她們負責買菜作菜，我只需要負責吃就好。我說沒問題，我的學校宿舍空間很大，來二十個人也塞得下。</text:span><text:span text:style-name="T8"><text:line-break/><text:line-break/></text:span><text:span text:style-name="T6">那時候，學姊剛好回台灣，我只好一個人應付。耶誕節那天，果然來了十個人，其中有九個是韓國女學生。吃完飯後準備離去時，她們遞給我一本小筆記本，上面寫下每個人的姓名、電話及韓國住家的連絡方法。其中有一位叫做金善喜，似乎是這群韓國女生的帶頭者。前一陣子，無意中在報紙上居然看到她的名字和照片，似乎變成一位名人，頓時勾起我一些回憶。</text:span><text:span text:style-name="T8"><text:line-break/><text:line-break/></text:span><text:span text:style-name="T6">對哈巴狗旅行社來說，這一切如此平常，平常到不能更平常，但是很奇怪，不知曾幾何時，我似乎已經完全喪失講話的能力，更不用說與人類社交了。真難想像我在黨外時那樣一種驚人的活動力與爆發力究竟從何而來，真難想像我居然能毫無困難地接待一大群陌生訪客，毫無困難地陪一大群全然陌生的外國人吃飯聊天開玩笑。</text:span><text:span text:style-name="T8"><text:line-break/><text:line-break/></text:span><text:span text:style-name="T6">我這文章，原本不是要講個人社交與語言能力嚴重退化的事，而是要講一種「家」的感覺。一個住了十年的小地方，還不算是個家嗎？當然算。你不可能對一個你生活了十年的地方毫無感情。我經常都是黃昏時刻來到劍橋圖書館借書看書，常有夕陽餘暉灑落窗前，迎著溫柔陽光，常可看到一粒粒浮塵隨著光影上下飄浮，心裏總是特別感動；心裏總想著，要是永遠能「住」在這座圖書館，每天這樣安安靜靜地過日子，過完一生，那該有多好。</text:span><text:span text:style-name="T8"><text:line-break/><text:line-break/></text:span><text:span text:style-name="T6">別說住上十年的劍橋，全世界任何地方都一樣。我去過歐洲許多國家，每到一地，總感覺我好像就是那個地方的主人似的。比方說去過幾次捷克，去過好幾次坎城影展，對於那條河，對於那片海灘，我總感覺那就是「我的」河，「我的」海灘，「我的」地中海。</text:span><text:span text:style-name="T8"><text:line-break/><text:line-break/></text:span><text:span text:style-name="T6">我還去過西班牙一個靠海的偏遠小鎮，那地方居然也有羅馬競技場；我走在海邊，心裏想著人類數千年來的大歷史，總感覺這就是「我的」競技場，「我的」歷史，彷彿所有時空的一切，全與「我」有關；「我」是它的一份子，而它也只是「我」生命的一部份。我們就像生活在一片網上，共有軌跡，不分彼此；你的悲歡就是我的滄桑；我的過往，哪怕如此微不足道，難道不也是那滔滔歷史洪流的一滴滄桑？</text:span><text:span text:style-name="T8"><text:line-break/><text:line-break/></text:span><text:span text:style-name="T6">跟巴勒網同時成立的，還有一個早已停滯至少十五年的《親系譜》，就是這個意思。親系譜就是</text:span><text:span text:style-name="T8">kinship</text:span><text:span text:style-name="T6">，我家就是你家，你的痛苦就是我的悲劇，我們共享歷史的一切美麗與哀愁，就如同我們擁有一切時空與日月星辰。我不會說天上哪顆星僅僅是屬於我的，因為倘若它是我的，那它也必然是你的、他的、所有人的。</text:span><text:span text:style-name="T8"><text:line-break/><text:line-break/></text:span><text:span text:style-name="T6">可是，這樣一種「家鄉」感，這樣一種普世「鄉愁」，卻似乎迅速褪了色。</text:span><text:span text:style-name="T8"><text:line-break/><text:line-break/></text:span><text:span text:style-name="T6">這幾年，以美國為首的西方世界，吹起仇中反華的鬥爭號角，啟動針對人民洗腦之政治謊言宣傳戰，拼命在全球掀起一股瘋狂抹黑的仇中浪潮，敵視華人。</text:span><text:span text:style-name="T8"><text:line-break/><text:line-break/></text:span><text:span text:style-name="T6">在這樣一種戰爭前夕般的政治動員下，許多國家，動輒六、七成或甚至八、九成的人民，對於中國或華人懷有敵意；於是你是你，我是我，你我之間不但涇渭分明，而且敵我二分，誓不兩立。在這樣一種鋪天蓋地的仇恨氛圍底下，「家鄉」感消失了。</text:span><text:span text:style-name="T8"><text:line-break/><text:line-break/></text:span><text:span text:style-name="T6">這幾年，我常意識到自己這樣一種感覺的喪失，經常在電影上看到一些過去原本十分熟悉的西方生活景像或景色，卻似乎產生了一種異樣感而不再親切；我好像很難再說這裏那裏是「我的」家，很難再說這個那個也都是「我的」歷史。</text:span><text:span text:style-name="T8"><text:line-break/><text:line-break/></text:span><text:span text:style-name="T6">政治摧毀了超越特定時空的「家鄉感」，摧毀了普世「鄉愁」，對於這樣一種情感的斷裂與褪色，我常感到很遺憾，但我不怕，因為我知道這只是一種逆流，一種過渡，歷史萬古江河終究還是會匯集到眾人身上。我相信，有一天，西方還是會再度成為「我的」家，所有歷史也依舊是「我們的」歷史；我不可能對你漠然，你也不可能對我無動於衷；歷史山河就像日月星辰那樣，將會重新屬於所有人。</text:span></text:p>
      <text:p text:style-name="P6"><text:span text:style-name="T5">孫從輔</text:span><text:span text:style-name="T6"><text:s/>  |  2021.03.19 17:42   |   </text:span><text:a xlink:type="simple" xlink:href="http://palinfo.habago.org/Entry?Command=Information_PrintForum#FORUM40412"><text:span text:style-name="T7">#</text:span></text:a></text:p>
      <text:p text:style-name="P8"><text:span text:style-name="T6">這兩天看到令人特別振奮的兩件事，一是中國外交官在美國的地盤上義正辭嚴地指出美國人的過錯。我特別喜歡王毅外長說，美國干涉中國內政的霸道行徑「這個老毛病應該改一改了！」</text:span><text:span text:style-name="T8"><text:s/></text:span><text:span text:style-name="T6">（見影片一）。另一件是美國舊金山一位</text:span><text:span text:style-name="T8">70</text:span><text:span text:style-name="T6">歲華裔老太太遭到</text:span><text:span text:style-name="T8">40</text:span><text:span text:style-name="T6">歲白人壯漢攻擊，結果老太太反擊，把白人壯漢打到用擔架送醫院了（見影片二）。這兩件事毫無關聯，但給我的感覺卻十分相似，在幾天內先後發生，似乎是冥冥之中有個定數。</text:span><text:span text:style-name="T8"><text:line-break/><text:line-break/></text:span><text:span text:style-name="T6">影片一：王毅：美國干涉中國的老毛病要改改了</text:span><text:span text:style-name="T8"><text:line-break/></text:span><text:a xlink:type="simple" xlink:href="https://youtu.be/XuCvsIpmneU"><text:span text:style-name="T9">https://youtu.be/XuCvsIpmneU</text:span></text:a><text:span text:style-name="T8"><text:line-break/><text:line-break/></text:span><text:span text:style-name="T6">影片二：美國七旬華裔老太太遭襲後拿木棍反擊</text:span><text:span text:style-name="T8"><text:s/></text:span><text:span text:style-name="T6">將襲擊者打得躺上了擔架</text:span><text:a xlink:type="simple" xlink:href="https://youtu.be/_ucQ6tretsI"><text:span text:style-name="T9">https://youtu.be/_ucQ6tretsI</text:span></text:a></text:p>
      <text:p text:style-name="P6"><text:span text:style-name="T5">洋洋</text:span><text:span text:style-name="T6"><text:s/>  |  2021.03.19 16:54   |   </text:span><text:a xlink:type="simple" xlink:href="http://palinfo.habago.org/Entry?Command=Information_PrintForum#FORUM40411"><text:span text:style-name="T7">#</text:span></text:a></text:p>
      <text:p text:style-name="P7"><text:span text:style-name="T6">似乎準備了兩套劇本，既然來的是豺狼，那就拿出獵槍。</text:span><text:span text:style-name="T8"><text:line-break/><text:line-break/><text:line-break/></text:span><text:span text:style-name="T6">完整版</text:span><text:span text:style-name="T8"><text:line-break/></text:span><text:a xlink:type="simple" xlink:href="https://1258161156-test.vod2.myqcloud.com/75f2efedvodsh1258161156/36ade26e5285890815460069058/gxCTp8YWZHoA.mp4"><text:span text:style-name="T9">https://1258161156-test.vod2.myqcloud.com/75f2efedvodsh1258161156/36ade26e5285890815460069058/gxCTp8YWZHoA.mp4</text:span></text:a><text:span text:style-name="T8"><text:line-break/><text:line-break/></text:span><text:span text:style-name="T6">觀察者網</text:span><text:span text:style-name="T8"><text:line-break/></text:span><text:a xlink:type="simple" xlink:href="https://www.guancha.cn/internation/2021_03_19_584604.shtml"><text:span text:style-name="T9">https://www.guancha.cn/internation/2021_03_19_584604.shtml</text:span></text:a><text:span text:style-name="T8"><text:line-break/><text:line-break/><text:line-break/><text:line-break/></text:span><text:span text:style-name="T6">此外幾天前</text:span><text:span text:style-name="T8"><text:line-break/><text:line-break/></text:span><text:span text:style-name="T6">針對美日</text:span><text:span text:style-name="T8">16</text:span><text:span text:style-name="T6">日舉行外長防長</text:span><text:span text:style-name="T8">“2+2”</text:span><text:span text:style-name="T6">會晤並發表聯合聲明，對多個涉華問題</text:span><text:span text:style-name="T8">“</text:span><text:span text:style-name="T6">表示關切</text:span><text:span text:style-name="T8">”</text:span><text:span text:style-name="T6">一事，外交部發言人趙立堅</text:span><text:span text:style-name="T8">17</text:span><text:span text:style-name="T6">日說，美日聯合聲明惡意攻擊中方對外政策、嚴重干涉中國內政、妄圖損害中方利益，中方對此強烈不滿、堅決反對，已分別向美日雙方提出嚴正交涉。</text:span><text:span text:style-name="T8"><text:line-break/><text:line-break/></text:span><text:span text:style-name="T10">赵立坚回答更直白，用詞一點都不留情面，如美日狼狽為奸、日本背信忘義</text:span><text:span text:style-name="T8">...<text:line-break/></text:span><text:a xlink:type="simple" xlink:href="https://youtu.be/pmY8y7lp3Ik"><text:span text:style-name="T9">https://youtu.be/pmY8y7lp3Ik</text:span></text:a><text:span text:style-name="T8"><text:line-break/><text:line-break/></text:span><text:span text:style-name="T6">　　趙立堅說，美日沒有資格單方面定義國際體系，更沒有資格將自己的標準強加於人；美國一貫奉行雙重標準，對國際法和國際規則合則用、不合則棄，建國後近</text:span><text:span text:style-name="T8">250</text:span><text:span text:style-name="T6">年曆史中僅有</text:span><text:span text:style-name="T8">16</text:span><text:span text:style-name="T6">年沒有打仗，在全球擁有數百個軍事基地，誰是世界和平與安全的最大威脅，國際社會自有公論；美日聯合聲明無視有關問題的歷史經緯，罔顧事實和真相，不</text:span><text:span text:style-name="T8"><text:s/></text:span><text:span text:style-name="T6">過是美日狼狽為奸、干涉中國內政的又一明證和誣衊抹黑中國的惡劣例證；美日固守冷戰思維，蓄意搞集團對抗，試圖打造反華</text:span><text:span text:style-name="T8">“</text:span><text:span text:style-name="T6">包圍圈</text:span><text:span text:style-name="T8">”</text:span><text:span text:style-name="T6">，這完全是逆時代潮流而動；日本為滿足阻遏中國崛起復興的一己之私，甘願仰人鼻息充當美國戰略附庸，不惜背信棄義、破壞中日關係，不惜引狼入室、出賣本地區整體利益，這種做法令人不齒，不得人心。</text:span><text:span text:style-name="T8">“</text:span><text:span text:style-name="T6">我們強烈敦促美日立即停止干涉中國內政，立即停止搞針對中國的</text:span><text:span text:style-name="T8">'</text:span><text:span text:style-name="T6">小圈子</text:span><text:span text:style-name="T8">'</text:span><text:span text:style-name="T6">，立即停止破壞地區和平穩定大局。中方將採取一些必要措施，堅決捍衛自身主權、安全和發展利益。</text:span><text:span text:style-name="T8"><text:line-break/><text:line-break/><text:line-break/></text:span></text:p>
      <text:p text:style-name="P2">洋洋   |  2021.03.19 13:24   |   <text:a xlink:type="simple" xlink:href="http://palinfo.habago.org/Entry?Command=Information_PrintForum#FORUM40410"><text:span text:style-name="T1">#</text:span></text:a></text:p>
      <text:p text:style-name="P3">美帝想不到也有今天，太解氣了。哈哈哈! <text:line-break/><text:line-break/>中美2+2高層戰略對話 <text:line-break/><text:line-break/>楊潔篪: <text:line-break/>我們把你們想得太好了，我們認為你們會遵守基本的外交禮節，所以我們剛才必須闡明我們的立場，我現在講一句，你們沒資格說你們從實力的地位出發同中國說話！ <text:line-break/><text:a xlink:type="simple" xlink:href="https://youtu.be/wqNmpsiUcsw"><text:span text:style-name="T4">https://youtu.be/wqNmpsiUcsw</text:span></text:a></text:p>
      <text:p text:style-name="P2">Ethan   |  2021.03.19 10:00   |   <text:a xlink:type="simple" xlink:href="http://palinfo.habago.org/Entry?Command=Information_PrintForum#FORUM40409"><text:span text:style-name="T1">#</text:span></text:a></text:p>
      <text:p text:style-name="P4">如果程式存在 <text:line-break/>1. 程式的公式與輸出，必然合理，合乎邏輯。但也僅能解釋公式與輸出之間的關係。 <text:line-break/>2. 程式的存在於計票系統的合理性與上列1的合理性無關。 <text:line-break/>3. ”如果有1這種程式存在於系統裡面則代表真實數字關係一定被作假改變，並影響結果。” 這樣的說法是過度推論。（原影片的論述） <text:line-break/>4. “如果有1這種程式的存在，則這種程式的目的與影響範圍，只僅只如龍祥兄所推測一樣”。這也是過度推論。因爲一旦有東西可以進入這個系統裡面影響數字，我們只能聲稱我們所觀察到的，無法聲稱我們沒察覺到的，因為目的與手法不見得都能知曉。但就技術層面而言打亂一些數字關係，並不困難。 <text:line-break/>5. 關鍵在於是否有真實數字以外的數字進入了系統。這破壞了系統的考靠性。 通常系統可靠性的驗證在於，封住使用的可能性。而不是相信對方只用在某些可接受範圍。 <text:line-break/>6. 此題，如果能證明是這些特殊數列也只是巧合產生的，那麼才是沒有疑慮。</text:p>
      <text:p text:style-name="P2">許世勤   |  2021.03.19 08:43   |   <text:a xlink:type="simple" xlink:href="http://palinfo.habago.org/Entry?Command=Information_PrintForum#FORUM40408"><text:span text:style-name="T1">#</text:span></text:a></text:p>
      <text:p text:style-name="P3">其實當初韓選總統的時候，我身邊的年輕人是一面倒地支持空心菜。菜市場賣菜賣魚賣水果的，倒是一面倒地支持韓國瑜。 <text:line-break/><text:line-break/>綠色教育下的年輕人，可以為了吃壽司改名「鮭魚」。吃免費壽司就算了，還「積極」浪費食物，甚至拍成影片上傳，嘲諷壽司店的員工。如果說青年是一個國家社會的未來，那我只能說，靠這些「鮭魚」，台灣已經沒有未來可言。一群鮭魚洄游是為了完成偉大的生命傳承，在使命完成之後便集體死亡。這一群為了吃免費壽司的「鮭魚」，跟那群在總統府前烤民主香腸，或者是看到某妹脫奶罩歡呼「護國神罩」一樣，不知道什麼是尊嚴與分際。這群「鮭魚」多半不能完成什麼「神聖使命」，最後就要集體滅亡。這也讓我更加相信，一旦祖國進行解放台灣，這群人必然會成為祖國的熱烈擁護者。</text:p>
      <text:p text:style-name="P2">陳真   |  2021.03.19 02:57   |   <text:a xlink:type="simple" xlink:href="http://palinfo.habago.org/Entry?Command=Information_PrintForum#FORUM40407"><text:span text:style-name="T1">#</text:span></text:a></text:p>
      <text:p text:style-name="P4">謝謝龍祥，這回我明白你說的了。是我弄錯。這些 "證據" 確實沒有意義，事實上那不是最後的開票結果，而是從中截取一段。 <text:line-break/><text:line-break/>我原先以為那就是最後開票結果。光是這一點，就足以推翻那位"凍未條哥"所說的。 <text:line-break/><text:line-break/>不過，電視台報票可以這樣報嗎？報票不是＂實際上＂有多少票就報多少嗎？怎麼會穿插虛擬預估值？也許那位凍哥並不是有意要誤導大家，而是他以為光是 "抓到" 其中一段神祕數列就足以證明有鬼，畢竟正常人看開票，應該沒有人會期待自己看到的票數只是程式估算。 <text:line-break/><text:line-break/>也許應該有人去跟凍伯講解一下為何這數列並不神祕。比較神祕的是：原來開票可以這樣虛虛實實穿插著開，一會兒真，一會兒假。萬一實際結果與虛擬預估相去甚遠時，豈不是要暴動。 <text:line-break/><text:line-break/>謝謝龍祥。</text:p>
      <text:p text:style-name="P2">蘇龍祥   |  2021.03.19 01:45   |   <text:a xlink:type="simple" xlink:href="http://palinfo.habago.org/Entry?Command=Information_PrintForum#FORUM40406"><text:span text:style-name="T1">#</text:span></text:a></text:p>
      <text:p text:style-name="P3">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 <text:line-break/><text:line-break/>=========================================== <text:line-break/>陳醫師應該是沒有仔細看完作者的全部推論過程 <text:line-break/>所以才相信作者的講法---東森的神奇數列很準 <text:line-break/><text:line-break/>作者只挑了東森巧合的部分放大, 其他東森不準的部分隻字未提 <text:line-break/>加上大部分人嫌麻煩, 不太會去檢視推論的過程, <text:line-break/>看到如此神奇的巧合又跟自己論點相合, 往往就不去深究了 <text:line-break/>我一開始跳著看也真的以為好準, <text:line-break/>但耐心整個看完過程, 我只能說作者的發現, 真的經不起理性檢驗 <text:line-break/>其實, 東森的神奇樹字根本一點都不準 <text:line-break/>相信陳醫師如果仔細整個看完作者的推論+我所提到的回歸直線推估, <text:line-break/>你就會跟我一樣看出其實東森的數列根本沒有所謂的準確 <text:line-break/><text:line-break/>1. <text:line-break/>作者的影片太小 <text:line-break/>網路上有人把東森的影片抓出來慢動作重播 <text:line-break/><text:a xlink:type="simple" xlink:href="https://www.youtube.com/watch?v=HMSm2Etbrts"><text:span text:style-name="T4">https://www.youtube.com/watch?v=HMSm2Etbrts</text:span></text:a><text:s/><text:line-break/>影片中神秘數列最後一筆是599w : 320w : 79w (0分37秒) <text:line-break/>並非作者所列的579w : 309w: 77w <text:line-break/>明明神祕數列有16筆, 為什麼少了一筆資料? <text:line-break/>因為最後一筆韓蔡票差為280w&gt;真實韓蔡票差260w <text:line-break/>如果把這筆資料弄進去, 作者的論點會太容易被看破 <text:line-break/><text:line-break/>2. <text:line-break/>東森影片 <text:line-break/>資料1---3917 : 2282 : 553 (58% : 33.8% : 8.2%) <text:line-break/>資料2---203658 : 109001 : 27162 (58% : 25.6% : 6.4%) <text:line-break/>(影片的得票率不是100%, 明顯有誤, 實際計算得票率為59.93% : 32.08% : 7.99%) <text:line-break/>... <text:line-break/>資料15---5996145 : 3203850 : 798814 (60% : 32% : 8%) <text:line-break/><text:line-break/>神祕數列的估計未完得票為5996145 : 3203850 : 798814 (60% : 32% : 8%) <text:line-break/>事實上,大選真實最終得票數字為 <text:line-break/>8,170,231 : 5,522,119 : 608,590 (57.13% : 38.61% : 4.26%) <text:line-break/><text:line-break/>神秘數列在最終得票比率上準嗎? 個人認為是相當不準的 <text:line-break/>神秘數列繼續成長下去到達預估總投票數時, 韓蔡票差勢必遠超過260w, <text:line-break/>但作者拿第15張圖的差值來說巧合 <text:line-break/>那如果真實票差接近第14張圖的差值來, 依作者觀點也能說太巧合 <text:line-break/>那如果真實票差接近第13張圖的差值來, 依作者觀點也能說太巧合 <text:line-break/><text:line-break/>但一台南下往高雄車, 必定經過新竹, 台中, 台南 <text:line-break/>我在新竹看到這車, 能說這台車目的地跟我一樣是新竹嗎? <text:line-break/>我在台中看到這車, 能說這台車目的地跟我一樣是台中嗎? <text:line-break/>我在台南看到這車, 能說這台車目的地跟我一樣是台南嗎? <text:line-break/><text:line-break/><text:line-break/>3. <text:line-break/>作者聲稱的是韓蔡票差很準, 第15張圖是票約差260w, 最終結果也是差260w <text:line-break/>但依照第15張圖來看, 總票數只有9998809, 很巧, &lt;1000w <text:line-break/>身為軟體工程師大概猜的出, 東森回歸估算程式的預估停止條件應該是設在&gt;1000w則停止 <text:line-break/>如果依照等差比例長上去到過去的投票數1200w, 神秘數列的票差肯定超過260w <text:line-break/>(事實上, 別人擷取東森的神秘數列是多一筆, 而票差280w) <text:line-break/>那麼, 作者聲稱第15張圖剛好票差260w, 難道不算太巧嗎? <text:line-break/><text:line-break/>基本上, 這是話術的一種 <text:line-break/>2個等差數列, <text:line-break/>菜的增量為399482 <text:line-break/>韓的增量為213438 <text:line-break/>就是說每一個新圖韓蔡差增會增加186044 <text:line-break/>第15張圖票差約260w <text:line-break/>第14張圖票差約260w-186044 <text:line-break/>第13張圖票差約260w-186044*2 <text:line-break/>第12張圖票差約260w-186044*3 <text:line-break/>.... <text:line-break/>只要出現上述票差附近都可以說可疑(因為出現在15張圖中), 甚至超過260w也能延伸計算 <text:line-break/>260w+186044 <text:line-break/>260w+186044*2 <text:line-break/>.... <text:line-break/><text:line-break/>只要真實票差結果接近這幾組票差的+-3%都算可疑, <text:line-break/>有發現到嗎? 幾乎所有數字都被涵蓋了 <text:line-break/><text:line-break/><text:line-break/>假設最終出現真實票差200w, 可不可疑? <text:line-break/>依照作者的論點, 也算可疑 <text:line-break/>因為這時作者可以拿第12張圖來說, 韓蔡票差2041868 <text:line-break/>東森神秘數列票差2041868, 真實結果票差200w, 這麼近, 不可疑嗎? <text:line-break/><text:line-break/><text:line-break/><text:line-break/>========================================= <text:line-break/>題外話, 其實, 我覺得韓真的是被很多人越幫越忙而搞砸 <text:line-break/>中國歷史上平民能當皇帝的跟平民起義後被剿滅的差異在於能不能忍 <text:line-break/>太平天國, 闖王等, 黃巾賊哪個初期不是勢如破竹, <text:line-break/>但是用流寇的方式發展, 打下一城不收服該城, 馬上朝首都進攻, 越打越彈盡援絕 <text:line-break/>相反的, <text:line-break/>劉邦把關中讓給項羽, <text:line-break/>朱元璋採用高築牆廣積糧緩稱王 <text:line-break/>最終才能開創朝代 <text:line-break/><text:line-break/>很多人會認為, 綠軍都可以說謊, 斷章取義, 為啥反綠的不行有樣學樣 <text:line-break/>就是真的不行, 綠營把手伸入教育太深了, 現代年輕人真的自帶綠營最棒的心態出社會 <text:line-break/>如果不讓這代年輕人好好吃吃綠營執政的苦頭, 是不會醒悟的 <text:line-break/>再讓這些年輕人吃苦頭時, 盡量不要以黨的身份插手, 以免綠營牽拖 <text:line-break/>等到年輕人吃足苦頭, 東風才會到 <text:line-break/>人渣黨真的無恥到極點, 但正是如此才更要謹慎小心, 不能躁進 <text:line-break/><text:line-break/>現在韓的策略總算正常了 <text:line-break/>利用做公益引誘綠營攻擊, 韓越做公益, 綠營越攻擊則越暴露出其無恥, <text:line-break/>韓又回到選高雄前靠著被綠營攻擊而加分 <text:line-break/>一定要等到全台都反綠才能出手 <text:line-break/><text:line-break/><text:line-break/><text:line-break/><text:line-break/><text:line-break/><text:line-break/><text:line-break/><text:line-break/><text:line-break/><text:line-break/><text:line-break/><text:line-break/><text:line-break/></text:p>
      <text:p text:style-name="P2">Ethan   |  2021.03.18 09:44   |   <text:a xlink:type="simple" xlink:href="http://palinfo.habago.org/Entry?Command=Information_PrintForum#FORUM40405"><text:span text:style-name="T1">#</text:span></text:a></text:p>
      <text:p text:style-name="P4">如果有2種數據 <text:line-break/>1. 程式算出的數據 <text:line-break/>2. 真實開票的數據 <text:line-break/>3. 如果有1這種程式數據，10分鐘的資料估算，與最終2的數據誤差是否合理。 <text:line-break/>4. 怎麼證明有1這種數據的存在。在live播報時，可以混用這兩種數據當作live資料嗎？ <text:line-break/>5. 如果有1這種程式算出的資料，怎麼保證所謂2這種真實開出的數據，沒有被所謂程式處理或加工過？</text:p>
      <text:p text:style-name="P2">陳真   |  2021.03.18 01:33   |   <text:a xlink:type="simple" xlink:href="http://palinfo.habago.org/Entry?Command=Information_PrintForum#FORUM40404"><text:span text:style-name="T1">#</text:span></text:a></text:p>
      <text:p text:style-name="P3">謝謝龍祥，我不確定這些數據能夠證明什麼，我也不相信全島範圍的選舉如果真的要做票，會如此粗糙。 <text:line-break/><text:line-break/>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text:p>
      <text:p text:style-name="P2">蘇龍祥   |  2021.03.18 00:39   |   <text:a xlink:type="simple" xlink:href="http://palinfo.habago.org/Entry?Command=Information_PrintForum#FORUM40403"><text:span text:style-name="T1">#</text:span></text:a></text:p>
      <text:p text:style-name="P4">這兩天，有人傳底下這視頻給我。請看4:30-9:30 那五分鐘： <text:line-break/><text:line-break/>"總統大選的真正的票數！"： <text:line-break/><text:line-break/><text:a xlink:type="simple" xlink:href="https://www.youtube.com/watch?v=rSaR0VnDZko"><text:span text:style-name="T4">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 <text:line-break/>================================================= <text:line-break/>本人是資工所畢, <text:line-break/>政治背景大概是反對dpp人渣惡行, 韓選高雄支持, 韓出來選總統第一時間反對 <text:line-break/>反對韓選總統的原因是, 個人判斷韓選必輸會讓dpp惡形繼續 <text:line-break/>(雖然看到綠營把韓抹黑成那樣太超過了, 但韓選擇出來選總統, 從我來看就是下錯棋了而且註定會輸棋) <text:line-break/>我也知道陳醫師立場是猛烈地挺韓 <text:line-break/>所以才要先把前提說完, <text:line-break/>大選作票的影片我也看過許多, 但基本上都說服不了我 <text:line-break/>相比大選作票, 假學歷才是真正的疑點重重 <text:line-break/>接下來的說明可能會招致反感, 但基於本人專業部分, 還是不希望大家陷入錯誤的死路中 <text:line-break/><text:line-break/><text:line-break/>我認為這個證據並沒有說服力 <text:line-break/>很簡單, <text:line-break/>這數列本就不是巧合而是回歸直線算出來的 <text:line-break/>所以再拿這數列來觀察當然會看到等差數列 <text:line-break/><text:line-break/>就是系統拿前10分鐘的資料進行回歸直線分析, 取得回歸直線斜率後就依斜率估算票數 <text:line-break/>而停止條件大概就是3人票數總和&gt;預估投票率*可投票人口(或上屆投票總數) <text:line-break/>程式很簡單, 一般軟體工程師5分鐘就寫完了 <text:line-break/>目的也很簡單, 大概就是估計最終票數讓主持人心裡有底而已 <text:line-break/>至於軟體工程師為什麼沒事找事, 應該是接到業主命令, 想要一開始就估算出最終票數 <text:line-break/>(這個東西在股市中也在用, 就是預估交易量, 只是股市不是用回歸直線, 而是拿歷史成交量來估) <text:line-break/>軟體工程師想想, 反正要求很簡單就隨手幫忙coding給業主 <text:line-break/></text:p>
      <text:p text:style-name="P2">李念淨   |  2021.03.17 00:02   |   <text:a xlink:type="simple" xlink:href="http://palinfo.habago.org/Entry?Command=Information_PrintForum#FORUM40402"><text:span text:style-name="T1">#</text:span></text:a></text:p>
      <text:p text:style-name="P3">更直白點說，過去中共大量購買台灣產品，大量綠色商人在大陸做生意，只差沒有直接把錢丟在台灣人手上。 <text:line-break/><text:line-break/>如果說這樣不能爭取到台灣人的民意，那麼問題就不是中共的送錢方式如何(那根本就不是根源)而是台灣人自己瞎了狗眼，黑白不分。</text:p>
      <text:p text:style-name="P2">陳真   |  2021.03.16 23:59   |   <text:a xlink:type="simple" xlink:href="http://palinfo.habago.org/Entry?Command=Information_PrintForum#FORUM40401"><text:span text:style-name="T1">#</text:span></text:a></text:p>
      <text:p text:style-name="P4">18 年前的今天 (3月16日)，是若雪(Rachel Corrie)過世的日子，巴勒網就是這麼來的。 <text:line-break/><text:line-break/>在這之前，巴勒網有過幾個名字，最主要的一個叫做 CARD228。228是學校分派給我的email 帳號，很湊巧剛好是228。CARD則是我在1997年初抵英國之際在英國創立的一個無形組織，亦即 Campaign Against Racial Discrimination (反種族歧視運動) 的縮寫。 <text:line-break/><text:line-break/>只要你認同它，你就是CARD 的成員。那時候，CARD成員很少，種族歧視一詞猶如難以啟齒的禁忌一般。 <text:line-break/><text:line-break/>一轉眼，二十幾個年頭過去了，山河依舊，人事已非。我們期待世界往一個好的方向走，但它終究能否如人所願，只能祈求上蒼憐憫。</text:p>
      <text:p text:style-name="P2">李念淨   |  2021.03.16 23:57   |   <text:a xlink:type="simple" xlink:href="http://palinfo.habago.org/Entry?Command=Information_PrintForum#FORUM40400"><text:span text:style-name="T1">#</text:span></text:a></text:p>
      <text:p text:style-name="P3">今天看了一些李戡的言論，我認為在議論中共對台政策上的確稍有可取之處，但整體上的立論，似乎是時下主流藍營的那種傳統思維。(直白點說就是垃圾 <text:line-break/><text:line-break/>根本問題上，台灣要統一，基本上僅取決於兩點：1.中美關係，討價還價，看中共要花多少贖回台灣這個在美國手上的人質。2.台灣人自己覺醒。 <text:line-break/><text:line-break/>2這點個人覺得非常重要。台灣人永遠是一種自我中心的心理，總覺得全世界要繞著他轉，好像就是要統一，中共就要努力爭取台灣；要獨立，美國就要爭取台灣。 <text:line-break/><text:line-break/>好像世界各國都有求於台灣，需要給台灣什麼。(反過來說就是極端依賴外國勢力，缺乏自主的能動性以及基本的邏輯思考 <text:line-break/><text:line-break/>我到了二十出頭才體會到李敖反美的主張是多麼有意義，但是晚年的李敖與陳文茜之流走得很近，又跳過中國60 70年以來的政治脈絡要中國迎合台灣，在這些地方上，個人不是很認同李敖跟李戡的。</text:p>
      <text:p text:style-name="P2">陳真   |  2021.03.16 12:47   |   <text:a xlink:type="simple" xlink:href="http://palinfo.habago.org/Entry?Command=Information_PrintForum#FORUM40399"><text:span text:style-name="T1">#</text:span></text:a></text:p>
      <text:p text:style-name="P4">誰能給我一個說法，說明這不是作票？ <text:line-break/><text:line-break/>陳真 <text:line-break/><text:line-break/>2021. 03. 16. <text:line-break/><text:line-break/><text:line-break/>總統選舉開票時，我在每個電視台之間輪流轉來轉去，突然看到有一台(忘了是哪個電視台)，蔡啥小瞬間暴增好幾百萬票，不久之後又恢復正常票數，幾百萬突然又不見了。我當時想，這應該只是 "筆誤"，要不然還能怎樣？我也想不出其它可能性。 <text:line-break/><text:line-break/>還有就是，開票尾聲時，幾乎是完全停頓，停了非常非常久。這幾小時又是在幹啥？ <text:line-break/><text:line-break/>我想，很多人跟我一樣，凡事相信理性，不喜歡陰謀論。但是，在所謂總統得票數上，理性本身卻似乎不太具有說服力。因為，一個造勢場合總是冷冷清清的候選人蔡啥小，在那不久前，民調甚至低到快要變成個位數，卻居然創下歷史紀錄，獲得瘋狂的史上超高票數，狂勝韓國瑜。 <text:line-break/><text:line-break/>而韓國瑜卻是另一個極端，造勢場合群眾總是比預期的多，多到嚇死人。日常生活中，聽到、看到的那些平常不談政治甚至從不投票的人，卻幾乎全是韓國瑜的支持者。這樣一個空前熱烈的候選人，卻居然大輸兩百多萬票。 <text:line-break/><text:line-break/>我們心裏會想，這一定是作票。問題是：怎麼做？有可能嗎？想來想去好像不可能，至於市面上一些單一個案或各種違規與造假事例，數量上也很難解釋開票結果之巨大差距？ <text:line-break/><text:line-break/>於是，你只好接受這是現實，甚至就是事實。問題是，你又很難用理性說服自己怎麼可能會有這種超乎常理的結果？一定是透過程式做票！ <text:line-break/><text:line-break/>可是，我對於如何程式做票至今仍然想不通。 <text:line-break/><text:line-break/>這兩天，有人傳底下這視頻給我。請看4:30-9:30 那五分鐘： <text:line-break/><text:line-break/>"總統大選的真正的票數！"： <text:line-break/><text:line-break/><text:a xlink:type="simple" xlink:href="https://www.youtube.com/watch?v=rSaR0VnDZko"><text:span text:style-name="T4">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text:p>
      <text:p text:style-name="P2">鄭豐遠   |  2021.03.16 07:27   |   <text:a xlink:type="simple" xlink:href="http://palinfo.habago.org/Entry?Command=Information_PrintForum#FORUM40398"><text:span text:style-name="T1">#</text:span></text:a></text:p>
      <text:p text:style-name="P3">小時候，我爸經常和我說日本人是一個”有禮無體”的民族。有禮無體是一句台語(閔南語)，三四十歲以上的台灣人應該都聽過。我問我爸這是什麼意思，我爸說日本人表面禮節規矩一大堆，實則不具備真正意義上的道德內涵修養; 在人前非常禮貌文明恭敬端莊嫻淑，背地裡卻什麼齷齪事都幹得出來。 <text:line-break/><text:line-break/>除了武漢和新疆，能夠旅行後最想去的一個地方就是南京，想去看看南京大屠殺紀念館。 <text:line-break/><text:line-break/>長大後，明白了很多事。你的各種喜好興趣包括政治傾向其實並不天然。人只要活著，就得接受洗腦。洗腦在此並不是一個貶義詞，而是指一種對是非善惡美醜標準的建構。洗腦就是不折不扣的戰爭，一個國家或一個文明如果不夠強大，它會連自己基本的價值觀和文化根基都被沖刷啃蝕得一乾二淨; 人種雖在，大腦卻全毀，等同滅亡。 <text:line-break/><text:line-break/>生長在台灣，隨著大量日式影視動漫遊戲的轟炸，各種強烈反智反人性的謊言灌輸，台灣人已經接近全滅。說句不好聽話，年輕一代台灣人看起來簡直就像是日本人的奴才。 <text:line-break/><text:line-break/>另一個讓我日漸反感的國家就是韓國。我發現，韓國透過國家支持的，系統性的工程，企圖篡改歷史，顛倒善惡，盜竊別人的文化，不計一切傷害中國，圖利自身。 <text:line-break/><text:line-break/>這些說到底還是西方人搞鬼，利用日韓台的自卑，藉以打擊中國。日韓這兩個國家，中國可以說是它們的文化養母 (金燦榮語)，對於中國不但不感念，卻還反咬一口。台灣就更不用說了，好好的中國人不當，去當人家的狗奴才，哈日哈韓哈個不停。 <text:line-break/><text:line-break/>對這些，我的結論也是一樣。弱國不但無外交，更沒有文化和歷史。管你幾千年文明多麼徇爛，發生過多少悲歡離合，為人類做出多少舉世貢獻，人們完全不會在乎，甚至沒有機會知道。這就是我長大後明白的一件事: 弱國會被歸零，直到消失; 不是你不好，而是你太弱了。 <text:line-break/><text:line-break/>祖國看來有著大好前程，實則危機四伏，處境從未像現在這樣險峻。但我還是相信真善美，相信上天不會拋棄這樣一個美麗的國度。希望有生之年有那麼一天，能看到撥亂反正，看到善惡美醜是非重新擺到它該有的位置。 </text:p>
      <text:p text:style-name="P2">陳真   |  2021.03.16 01:47   |   <text:a xlink:type="simple" xlink:href="http://palinfo.habago.org/Entry?Command=Information_PrintForum#FORUM40397"><text:span text:style-name="T1">#</text:span></text:a></text:p>
      <text:p text:style-name="P4">日本鬼子的滔天罪行你能吞得下？(二) <text:line-break/><text:line-break/>陳真 <text:line-break/><text:line-break/>2021. 03. 15. <text:line-break/><text:line-break/><text:line-break/>關於二戰中猶太人遭受納粹迫害的電影、記錄片、書籍或報導與各種紀念活動、紀念碑、紀念館與遺址或相關文化活動等等等等等，成千上萬，人人朗朗上口；納粹相關符號或手勢與服裝等等等，更成為舉世禁忌。 <text:line-break/><text:line-break/>但是，納粹的罪行，比得上日本鬼子完全泯滅人性的變態血腥暴行嗎？對於遠比納粹還更加邪惡血腥千百倍的日本侵華罪行，世上相關記錄與呈現卻幾乎一片空白。不但一片空白，日本鬼子甚至還歌頌、祭拜那些泯滅人性的戰犯，說他們是 "英靈"，把他們當英雄看待。 <text:line-break/><text:line-break/>面對重大暴行的這樣一種差別待遇，反映的就是實力的強弱。祖國過去遭受百年侵略，國力積弱不振，誰會鳥你承受多少苦難？根本無人在意。你看過哪個西方人會去研究或談論日本侵華的血腥暴行？就連西方學界也是一片空白，彷彿歷史上根本沒這回事。 <text:line-break/><text:line-break/>日本鬼子甚至否認南京大屠殺的存在，島內漢奸或台奸們甚至竄改教科書，否認慰安婦是被強迫。種種無恥扭曲歷史之行徑，罄竹難書。 <text:line-break/><text:line-break/>這樣一種屈辱，理當成為過去；該追究的就要追究，該宣揚的就應宣揚。 <text:line-break/><text:line-break/>我發現，日本鬼子有這樣一種民族性：崇拜強者，輕視弱者；即使強者傷害他極深，他還是崇拜得不得了。反之，即使弱者對他十分友善或有利，他照樣還是打心底蔑視。也就是說，除非你把日本鬼子打趴在地上，否則，你要他認錯悔改，門都沒有。 <text:line-break/><text:line-break/>人們常說日本人知恥。但是，就我對日本長久以來的深厚理解，他們只知道失敗之可恥，卻不是以善惡是非本身做為一種可恥的評價標準。他們相信：只要我比你強，我怎麼搞你殺你姦你幹你全家，全是一種榮耀；惟有當我被你打敗，被你踩在地上，方知恥辱。日本鬼子對於恥字的定義跟正常標準完全不一樣。 <text:line-break/><text:line-break/>事實上，西方社會也是如此。以美國為首的西方帝國主義，你要他承認二戰後侵略屠殺幾千萬人的罪行是不可能的，因為他們根本不會把 "非白人" 的命當成人命，而是視為一種數字，一種藉以達成某種利益的 "計算成本"，沒有絲毫道德意涵在裏頭，猶如螻蟻性命一般。 <text:line-break/><text:line-break/>你看，美軍面對記者詢問，到底在伊拉克殺了多少人時，美軍高層將領的反應居然是感覺受辱，於是憤怒地回答說："我們對計算死人數目不感興趣"。 <text:line-break/><text:line-break/>美國地面入侵佔領伊拉克前，透過長達十三年的非法禁運以及刻意以摧毀伊拉克公衛淨水設施作為一種實驗性的軍事手段，保守估計約殺害至少五十萬名五歲以下之伊拉克兒童。面對外界質問，柯林頓的國務卿歐布萊特公開表示，美國認為，為了促進伊拉克民主，死五十萬個五歲以下的伊拉克幼兒“是值得的”。你覺得洋人會把他人的生命當一回事嗎？ <text:line-break/><text:line-break/>我再舉兩個例子。當美國和北約組織(NATO) 轟炸南斯拉夫，發動科索沃戰爭等系列內戰，讓巴爾幹半島生靈塗炭之際，南斯拉夫導演Emir Kusturica 拍了 "地下社會" 這部電影。有一天，有個歐洲文化組織邀請他參展，希望他能夠弄出一個關於戰爭的 "裝置藝術"。Kusturica 於是就以電影 "地下社會" 的結尾，在一個水深不過十幾公分的小水池上擺了一塊保麗龍，就像電影結尾的飄浮島嶼那樣，上面還放了幾隻兔子。 <text:line-break/><text:line-break/>結果，展覽現場來了一大堆西方動保人士前來抗議，說 Kusturica 此舉虐待了兔子，傷害了兔子的動物權，羞辱了人們的感情。Kusturica 說，你們西方人把我的國家顛覆得四分五裂，挑起內戰，轟炸成一片廢墟，數十萬人死亡，四百多萬人淪為難民，而你卻來跟我抗議說我虐待了幾隻吃飽喝足正在安祥地打瞌睡的兔子。 <text:line-break/><text:line-break/>那是1995-1996年的事。兩年後，1998年，Kusturica 又拍了另一部片叫做 "黑貓白貓"。英國一開始竟然禁映。為什麼呢？因為英國政府指控 Kusturica 在片中 "虐待" 一隻鴿子的屍體。原因是這樣，片中有一段劇情是有一隻貓，具有催眠能力，讓一隻鴿子睡著了，從空中掉到地上，然後把牠吃掉。 <text:line-break/><text:line-break/>事實上，這段劇情是臨時起意，那是在片場地上發現的一隻早已死去多時的鴿屍，於是Kusturica就拿這鴿屍來拍出 "貓咪催眠鴿子" 的魔幻橋段。電影中，貓咪當然也沒有真的去吃那隻鴿屍。但是，偽善的西方人卻開始攻擊Kusturica，說他很殘忍，即使是死掉的鴿屍也是好殘忍，於是要求Kusturica對此公開認錯悔改，或是做出說明。Kusturica拒絕。 <text:line-break/><text:line-break/>影片後來還是在英國放映了，因為官方調查結果，鴿子遺體並沒有遭到貓咪的羞辱，應該是有入土為安了，於是影片才順利在英國放映。 <text:line-break/><text:line-break/>我並不認同把人和動物做比較的想法 (例如 "人都吃不飽了，還管到貓狗？")，就比方說我不會覺得自己會比我家的阿憨更值得同情或遭受更多的痛苦。在我和牠之間，倘若有所利害衝突，我之所以會比較善待自己，並不是因為我比阿憨的狗命更為尊貴，更不是因為我比牠更可憐，而是因為我比任何一條狗都更有能力善待自己，並以一己利益為優先。 <text:line-break/><text:line-break/>藉著Kusturica的例子，我想說的並不是一種 "人與動物何者生命較為重要" 的想法，而只是想說，在西方人根深柢固的認知裏，非白人的命不是命；即便他認為那也是生命，頂多也只是次等生命，就跟猿猴牛羊一般。 <text:line-break/><text:line-break/>這說明了兩件事： <text:line-break/><text:line-break/>一，儘管西方人承認二戰之後，透過侵略戰爭及內戰或政變，殺害五、六千萬人，數億人輕重傷或失去家園，但他們卻沒有任何罪惡感，因為非我族類，其心可誅，尤其是非白人的命根本不是命。 <text:line-break/><text:line-break/>二，你要讓西方人或日本人願意與你平起平坐，只有一個可能，那就是先把他打趴在地上，他才會承認他人的存在價值。 <text:line-break/><text:line-break/>並不是說我們應該對他們發動戰爭。打趴的意思指的是一種綜合國力或實力的展現。</text:p>
      <text:p text:style-name="P2">陳真   |  2021.03.15 19:48   |   <text:a xlink:type="simple" xlink:href="http://palinfo.habago.org/Entry?Command=Information_PrintForum#FORUM40396"><text:span text:style-name="T1">#</text:span></text:a></text:p>
      <text:p text:style-name="P3">趕走了韓國瑜，高雄的光榮回來了！幸福滿滿的城市，充滿活力，不用去好萊塢片場，在住家大門口就能欣賞警匪實彈槍戰，而且不用特效，直接來真的。將來兩岸開戰，高雄已經超前部署，一切都準備好了！ <text:line-break/><text:line-break/>除了實彈射擊演練，還有恐攻等級的林園大爆炸，一次不夠，爆兩次，藉以增強民眾的危機意識與自我逃生能力。至於一般打打殺殺或工安死人，只是小兒科，那是在模擬戰爭來臨時的無政府狀態。如果連這樣的生活你都無法適應，哪來競爭力？怎麼幫美國人打共匪？聽說高雄現在大家都有槍了，但我還沒有，上哪能買到？ <text:line-break/><text:line-break/>這樣的訓練還不夠，生化武器攻擊更是天天演習。每天早上帶小可愛出門上幼兒園，看她被濃厚的空污毒氣嗆得眼睛根本睜不開，咳嗽、清喉嚨、鼻涕流不停，雖然很不捨，但是沒辦法，畢竟這是人渣政府的美意，為了增強民眾對於生化武器的抵抗力，只好如此；要怪就只能怪韓國瑜過去疏於訓練民眾。總之，一切都是對岸共匪及其同路人的錯。 <text:line-break/><text:line-break/>這兩天出門，經常發現頭頂上空一直有直昇機跟著我，百思不得其解，以為是美國派無人機要來暗殺我，但我最近沒說美國的壞話啊。後來才知道，原來高雄美濃在演習火燒山，一口氣燒了五公頃，這是為了防範日後有親共份子效法呂赫若潛入山中打游擊，傷害台獨勇士。 <text:line-break/><text:line-break/>幸福城市，幸福滿滿，超前部署到這種地步，連戰爭都準備好了，你還有什麼不滿足？ <text:line-break/><text:line-break/>事實上，絕大部份人都很滿足。你看，最新民調顯示，18歲到40歲的年齡層，G邁先生榮獲八成以上的支持度。</text:p>
      <text:p text:style-name="P2">施宏欣   |  2021.03.15 19:34   |   <text:a xlink:type="simple" xlink:href="http://palinfo.habago.org/Entry?Command=Information_PrintForum#FORUM40395"><text:span text:style-name="T1">#</text:span></text:a></text:p>
      <text:p text:style-name="P4">賺貼一篇文章, 有助於認識日本軍國主義 <text:line-break/><text:line-break/><text:line-break/>日本軍國主義陰魂不散 <text:line-break/>鄭海麟 <text:line-break/>（香港中文大學亞太研究所研究員） <text:line-break/><text:line-break/>據共同社報導， <text:line-break/>日本首相小泉純一郎在8月15日即日本二戰戰敗投降紀念日執意參拜靖國神社， <text:line-break/>結果在鄰國觸發又一次反日浪潮。 <text:line-break/>今次是自從小泉於2001年上台擔任首相以來，第六次前往靖國神社參拜， <text:line-break/>但卻是第一次在戰敗投降紀念日這個敏感日子， <text:line-break/>而且距他首相任期結束僅剩一個月時間，進行參拜活動。 <text:line-break/>小泉在參拜後表示：「今天參拜很合適。」 <text:line-break/><text:line-break/>在中韓兩國提出強烈抗議後，小泉仍為自己的行動作出辯護， <text:line-break/>並批評中國和韓國小題大作，誇大參拜活動的重要性， <text:line-break/>說出一些不成熟的話，及以此作藉口拒絕與他舉行高峰會議。 <text:line-break/>他說：「我前往參拜，是要表達我對那些為國捐軀人士的尊敬和欣賞。 <text:line-break/>這種感受今年也沒改變。每個國家都是有分別的， <text:line-break/>他們(中、韓)說如果我不參拜，我們就可以舉行高峰會，但我認為這不是好事。」 <text:line-break/><text:line-break/>小泉參拜靖國神社的言行，再度激發了亞洲鄰國的反日浪潮。 <text:line-break/>在北京，數十名反日示威者15日在日本駐華大使館外抗議， <text:line-break/>示威者揮舞五星旗，高喊打倒日本軍國主義、日本滾出釣魚島等口號。 <text:line-break/>他們展示在日軍侵華期間受傷人士的照片，並在一張日軍相片上打一個╳。 <text:line-break/>在韓國首都首爾，反日民眾衝擊駐韓日本大使館，與警察發生衝突。 <text:line-break/>在東京的靖國神社附近，台灣立委高金素梅率領近五十個原住民到場抗議， <text:line-break/>但遭到日本警方攔阻，雙方一度發生推擠，場面混亂。 <text:line-break/>在香港，也有民間團體到日本駐港領事館前遊行示威，並焚燒太陽旗， <text:line-break/>抗議日本首相小泉第六次參拜靖國神社。 <text:line-break/>在南京的侵華日軍南京大屠殺遇難同胞紀念館， <text:line-break/>當天也發出「抗議書」，對小泉參拜靖國神社表示抗議。 <text:line-break/><text:line-break/>早前，中國外交部發表聲明， <text:line-break/>強烈譴責小泉無視國際社會及亞洲鄰國和日本人民的反對， <text:line-break/>執意參拜供奉有二戰甲級戰犯的靖國神社，是在挑戰國際正義， <text:line-break/>踐踏人類良知。而小泉卻於首相官邸舉行的記者會中， <text:line-break/>談到因他參拜靖國神社導致中韓兩國拒絕與日本舉行首腦會談一事時表示， <text:line-break/>外國政府把「心靈問題」上升到外交問題，實在難以理解。 <text:line-break/>他說：「我不明白為何外國政府要干涉一名政客的宗教信仰， <text:line-break/>並企圖將它轉化成外交問題。」 <text:line-break/>小泉還說，作為領袖的他「有權向國家的戰爭死難者致敬」， <text:line-break/>他參拜靖國神社純粹顯示他「不會再發動戰爭的決心」， <text:line-break/>此事「不應演變成日本和鄰國的外交風波」。 <text:line-break/><text:line-break/>從小泉這段表白看來，日本人參拜靖國神社是祈禱和平而非祭祀戰犯。 <text:line-break/>在日本人心目中，靖國神社只有亡靈而無戰犯。 <text:line-break/>靖國神社事件只是一種「宗教信仰」問題及「向國家的戰爭死難者致敬」的行為， <text:line-break/>並不包含中國所指責的追悼戰犯亡靈、企圖復活軍國主義的意味。 <text:line-break/><text:line-break/>筆者認為，小泉的這段表白，是一種無視歷史事實、混淆是非， <text:line-break/>不考慮中國及亞洲受害各國人民感受的不負責任的言論。 <text:line-break/>同時也表明以小泉為代表的日本右翼勢力分子頭腦裡， <text:line-break/>根本沒有對戰爭中的日本軍閥所犯下的罪行作反省懺悔的意思。 <text:line-break/>對於小泉的上述言論，筆者試從幾個方面加於反駁。 <text:line-break/><text:line-break/>(一)靖國神社是明治維新後日本為紀念戰爭死亡者而建， <text:line-break/>在裡面供奉著的包括維新之際為推翻幕府統治的死難者、西南戰爭、 <text:line-break/>中日甲午戰爭、日俄戰爭、第二次世界大戰等歷次戰爭的死難者。 <text:line-break/>這些死難者不論為正義戰爭或非正義戰爭而死，都當作為國捐軀的民族英雄， <text:line-break/>將其亡靈安放在靖國神社，供日本人祭拜。 <text:line-break/>不過，每當日本軍閥要出兵侵略鄰國之際，皆要到靖國神社參拜， <text:line-break/>借祭悼這些亡靈來鼓舞士氣，祈禱「武運長久」、「聖戰必勝」。 <text:line-break/>當第二次世界大戰日本面臨戰敗之際，天皇和軍閥又假參拜儀式， <text:line-break/>掩飾江河日下的敗局，借以鼓起日本軍人頑強抵抗和為「聖戰」而犧牲的信念。 <text:line-break/>這種祭祀行為表面上是一種宗教儀式， <text:line-break/>但實際上卻起著用武士道精神來鼓舞煽動日本軍人， <text:line-break/>欺騙日本人民之目的。因此，靖國神社實際上成為日本武士道的精神大本營， <text:line-break/>是日本軍國主義幽靈的寄存場所。 <text:line-break/>這種參拜能說僅僅是一種「宗教信仰」問題及「向國家的戰爭死難者致敬」的行為嗎？ <text:line-break/><text:line-break/>(二)從靖國神社所供奉的三百萬亡靈來看， <text:line-break/>其中包括二戰殘酷殺戮亞洲各國人民的戰犯如東條英機等。 <text:line-break/>因此，參拜靖國神社事件本身便含有為戰犯招魂、 <text:line-break/>宣揚武士道精神和復活軍國主義的意味。 <text:line-break/><text:line-break/>(三)從小泉的上述言論看來， <text:line-break/>日本右翼勢力將參拜靖國神社事件看作是日本人自身的宗教文化問題， <text:line-break/>與亞洲受害各國人民的感情無關。 <text:line-break/>由此亦可看出，他們根本無對過去戰爭罪行反省懺悔之心。 <text:line-break/>同時也表露出日本的軍國主義思想是滲透在日本民族的宗教文化裡的， <text:line-break/>是以宗教文化為掩飾的，具有很大的欺騙性。 <text:line-break/><text:line-break/>另外，從靖國神社所供奉的戰爭亡靈來看， <text:line-break/>日本文化中似乎對戰爭的正義與非正義並沒有一種價值判斷之標準， <text:line-break/>因而才將戰犯的亡靈與為國捐軀者的亡靈擺在一起，供日本人祭拜。 <text:line-break/>這大概也是日本軍國主義陰魂不散的原因之一罷。 </text:p>
      <text:p text:style-name="P2">鄭豐遠   |  2021.03.15 12:05   |   <text:a xlink:type="simple" xlink:href="http://palinfo.habago.org/Entry?Command=Information_PrintForum#FORUM40394"><text:span text:style-name="T1">#</text:span></text:a></text:p>
      <text:p text:style-name="P3">不能再同意了。希望我有生之年能看到那天。</text:p>
      <text:p text:style-name="P2">陳真   |  2021.03.15 10:12   |   <text:a xlink:type="simple" xlink:href="http://palinfo.habago.org/Entry?Command=Information_PrintForum#FORUM40393"><text:span text:style-name="T1">#</text:span></text:a></text:p>
      <text:p text:style-name="P4">日本鬼子的滔天罪行你能吞得下？ <text:line-break/><text:line-break/>陳真 <text:line-break/><text:line-break/>2021. 03. 15. <text:line-break/><text:line-break/>謝謝修亮轉貼范老文章，所謂英雄所見略同，於我心有戚戚焉。范老這文章真是寫得太好了。一個人真是得有著某種思想深度，才有可能看見事物的根本問題。 <text:line-break/><text:line-break/>如果納粹屠殺猶太人是那麼大的一件事兒，成為舉世禁忌，成為世人原罪，那麼，日本人對於中國的血腥惡行豈不是更加重大，根本就是泯滅人性。不光是屠殺規模遠大於納粹，而且姦殺擄掠，甚至還從事各種喪盡天良的活體實驗，開腸剖肚挖心餵毒取肝鑿子宮，婦女小孩都不放過，毫無人性可言。這樣的罪行你能吞得下？這樣的人渣國度你能忍受？ <text:line-break/><text:line-break/>二戰後，德國道歉個不停，領導人三不五時又是下跪，又是鞠躬，納粹彷彿承載了人類的所有罪惡，但是更加泯滅人性的他媽的日本鬼子呢？卻反而逍遙法外，繼續為惡；不但毫無悔意，而且還竄改歷史，修改教科書，除了掩飾一切喪盡天良的惡行，並且洗腦日本下一代繼續仇中反華；根據調查，九成的日本人對華人懷有敵意。他媽的這樣的人渣國度你能忍受？這樣的滔天罪行你能吞得下？ <text:line-break/><text:line-break/>我最討厭那種虛偽透頂的道德腔，什麼 "放下仇恨"。它媽的，你家裏如果有人被姦殺擄略了，而對方還依舊氣燄高張，囂張跋扈，我看你怎麼 "放下仇恨"？寬恕的前提是對方得先認錯懺悔。反之，倘若對方繼續為惡，繼續為敵，你還好意思自欺欺人說什麼 "放下仇恨" 嗎？ <text:line-break/><text:line-break/>當然不是說你得把同樣的罪行報復在對方身上，但你總得要對方認錯並且改過吧？如果人類的善惡有那麼一點意義，日本侵華的滔天罪行就應當被世人所深深了解並銘記在心，永不再犯。 <text:line-break/><text:line-break/>政治總是得打算盤，畢竟它事關利害。可是，終究還是應該有些事必須超脫於利害之上。就像我們每天生活充滿各種利害思維，比方說上班是為了維持基本生活，繳稅是為了維持社會基本運作，不得不繳，但是，在各種現實利害的考量之上，還有各種善惡原則、基本是非與情感。這些東西沒法直接換算成利害籌碼。 <text:line-break/><text:line-break/>國與國或種族與種族之間也一樣，利害考量是一回事，善惡又是另一回事。希望有一天，祖國能夠逼迫日本鬼子認錯，並且讓他們為過去泯滅人性的罪行付出一定的代價，例如賠償巨款，並且具體做出懺悔的舉動，例如重編教科書，讓日本人認清自己的罪行。這些事，過去沒有能力做到，當祖國有能力時，就不應該像過去那樣忍氣吞聲，持續被鬼子糟蹋。 <text:line-break/><text:line-break/>這問題當然也牽涉到島內漢奸。你看，人渣黨最近居然說紀念抗戰是迎合中共的統戰。 <text:line-break/><text:line-break/>所有這些無恥的罪惡，都應該被清算。目前做不做得到是一回事，但它卻是一個應該進行的大方向。帝國主義與漢奸殖民的痛苦日子，真的是受夠了。 <text:line-break/><text:line-break/>============================ <text:line-break/><text:line-break/>范光棣談習近平對日問題的五大轉變  <text:line-break/><text:line-break/>(標題由陳真所加)  <text:line-break/><text:line-break/>范光棣書院 <text:line-break/><text:line-break/>2021. 03. 03. <text:line-break/><text:line-break/>習近平在對日問題上，實現了偉大轉變。 <text:line-break/><text:line-break/>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 <text:line-break/><text:line-break/>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 民最終不會答應，這種和平太可怕。 <text:line-break/><text:line-break/>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 <text:line-break/><text:line-break/>習近平做的第四件事情：正式確定慶祝抗日戰爭勝利日，今年作為 70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 <text:line-break/><text:line-break/>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 <text:line-break/><text:line-break/>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 <text:line-break/><text:line-break/>對一個不承認南京大屠殺，不顧及 13億中國人民感情的小日本，有必要給天皇這個戰爭首犯保留面子嗎？所以，中國正式提出天皇戰爭責任的問題，是一聲春雷，是對日政策的重大突破。這意味著，關於中日問題的最後一個禁區打破了。 <text:line-break/><text:line-break/>中國決定自己來解決中日恩怨。中國的決心不指望任何人，在原則問題上甚至不會顧及日本全民的態度，以前所未有的強勢來敲打日本。 <text:line-break/><text:line-break/>讓中國人民銘記歷史的真正原因。 <text:line-break/><text:line-break/>如果這篇文章沒有幾百萬的傳發，中國人就真的失敗了！ <text:line-break/><text:line-break/>讓我們行動起來，各傳發 20人，打贏這場沒有硝煙的戰爭！</text:p>
      <text:p text:style-name="P2">許世勤   |  2021.03.15 08:59   |   <text:a xlink:type="simple" xlink:href="http://palinfo.habago.org/Entry?Command=Information_PrintForum#FORUM40392"><text:span text:style-name="T1">#</text:span></text:a></text:p>
      <text:p text:style-name="P3">不光說澳洲，西方那套虛偽的「普世價值」，台灣的年輕一代也身體力行了。 <text:line-break/>我看過一個店家桌上擺放「拯救浪浪」及「關懷獨居老人」的捐獻箱， <text:line-break/>毫無疑問「浪浪」的那個捐獻箱被裝滿了，老人那個捐獻箱卻只有幾塊錢。 <text:line-break/><text:line-break/>很多人把阿貓阿狗當成了「毛孩子」，吃的用的甚至比人還好， <text:line-break/>但這些多數人卻對人類社會缺乏基本的關懷。 <text:line-break/>有老人在家孤獨死了，毫不關心。有阿貓阿狗被車撞了，肉搜！ <text:line-break/>更別說被戰火與西方帝國主義蹂躪的國家或地區，台灣年輕人基本無感。 <text:line-break/><text:line-break/>幾天前我在便利商店看著外頭兩隻貓，提到貓其實是一種相當殘忍的生物。 <text:line-break/>我看過幾次貓咪把獵物進盡情玩弄後才殺死，也看過大貓為了地盤或強上母貓， <text:line-break/>竟然活生生把小貓咬死！ <text:line-break/>但便利商店的店員卻為了維護「貓咪那麼可愛」，反駁說人類才是最殘忍的！ <text:line-break/>我頓時無言，因為我只是在闡述一個基本的動物行為，她卻在跟我扯道德。 <text:line-break/>無怪乎幾年前有成大某汪汪社女生，把撿來的錢拿去餵養貓狗， <text:line-break/>還據此宣稱自己「很有愛心」不是「貪心」，卻完全無視這筆錢是來自清寒家庭的救命錢。 <text:line-break/><text:line-break/>多數的台灣人其實就是這樣，當下流行什麼就追隨什麼。 <text:line-break/>他們只對那些藝人的花邊新聞感興趣，哪個「正妹」又「脫了」。 <text:line-break/>拜金、享樂主義、偽善，才是台灣最真實的風景。</text:p>
      <text:p text:style-name="P6"><text:span text:style-name="T5">孫從輔</text:span><text:span text:style-name="T6"><text:s/>  |  2021.03.14 07:02   |   </text:span><text:a xlink:type="simple" xlink:href="http://palinfo.habago.org/Entry?Command=Information_PrintForum#FORUM40391"><text:span text:style-name="T7">#</text:span></text:a></text:p>
      <text:p text:style-name="P7"><text:span text:style-name="T6">下面旺報那篇《以香港攬炒不歸路為鑑》社評中，「民主」一詞共出現</text:span><text:span text:style-name="T8">14</text:span><text:span text:style-name="T6">次，好像在唸咒一樣，但次次都是偏用、誤用、濫用到令人匪夷所思的程度。讀者讀的時候應該要把民主用</text:span><text:span text:style-name="T11">◯</text:span><text:span text:style-name="T8"><text:s/></text:span><text:span text:style-name="T11">◯取代，再自己想想應該填入什麼詞比較恰當，才不會被咒語誤導。在我來看，在多處用「西方殖民化」或「西方附庸化」來取代「民主化」可能更貼切。</text:span><text:span text:style-name="T8"><text:line-break/><text:line-break/></text:span><text:span text:style-name="T6">我判斷香港政治改革後，港府治理方式會向中共中央政府的治理模式靠近，而港人對港府的滿意度，也會隨時間慢慢上升到和大陸人民對政府滿意度差不多的水平。這才是民主。</text:span></text:p>
      <text:p text:style-name="P6"><text:span text:style-name="T5">秉叡</text:span><text:span text:style-name="T6"><text:s/>  |  2021.03.14 05:39   |   </text:span><text:a xlink:type="simple" xlink:href="http://palinfo.habago.org/Entry?Command=Information_PrintForum#FORUM40390"><text:span text:style-name="T7">#</text:span></text:a></text:p>
      <text:p text:style-name="P8"><text:span text:style-name="T6">旺報社評》以香港攬炒不歸路為鑑</text:span><text:span text:style-name="T8"><text:line-break/><text:line-break/>19:062021/03/07 </text:span><text:span text:style-name="T6">言論</text:span><text:span text:style-name="T8"><text:s/></text:span><text:span text:style-name="T6">言論部</text:span><text:span text:style-name="T8"><text:line-break/><text:line-break/></text:span><text:span text:style-name="T6">今年大陸兩會報告涉台部分照本宣科，並無新意，真正的震撼彈是人大對香港選舉制度進行大幅變更，立法會直選議席壓縮至不到</text:span><text:span text:style-name="T8">3</text:span><text:span text:style-name="T6">成，增設嚴格的資格審查制度。無論北京如何重申「一國」底線多麼重要、如何強調對香港反中勢力忍無可忍，香港政治制度離《基本法》所設定的民主化遠景目標漸行漸遠，卻是不爭的事實。</text:span><text:span text:style-name="T8"><text:line-break/><text:line-break/><text:line-break/></text:span><text:span text:style-name="T6">威權政體民主轉型兩要素</text:span><text:span text:style-name="T8"><text:line-break/><text:line-break/></text:span><text:span text:style-name="T6">美國政治學大師達爾曾對威權政體能否民主轉型，提出「容忍成本」和「鎮壓成本」兩大決定要素。威權統治者的容忍成本愈低（愈能容忍）、鎮壓成本愈高（愈難鎮壓），民主轉型機會愈大。港英時期香港有自由無民主，</text:span><text:span text:style-name="T8">97</text:span><text:span text:style-name="T6">後反對派擁有一定的活動空間，北京對泛民「反共愛國」主張曾有所包容，同時香港國際化程度高、金融地位對大陸經濟相當重要，故在回歸後</text:span><text:span text:style-name="T8">15</text:span><text:span text:style-name="T6">年內，北京很少正面或高調介入香港政治，對碰觸香港政治制度更是慎之又慎。</text:span><text:span text:style-name="T8"><text:line-break/><text:line-break/><text:line-break/></text:span><text:span text:style-name="T6">依照世人普遍認知的情境，《香港基本法》為一個更加開放、民主的香港政治制度擘畫了路線圖，也是一個和平穩定的民主轉型方案：</text:span><text:span text:style-name="T8">97</text:span><text:span text:style-name="T6">後的香港被允許保留部分民選議席，再循序漸進地擴大民選議席規模，同時逐步探索特首直選的制度，最終令香港走向一人一票的普選民主制。這本是「一國兩制」的應有之義，也是當初中英談判時北京說服英方和港人的重要理由之一，更具有向台灣示範的意義。</text:span><text:span text:style-name="T8"><text:line-break/><text:line-break/><text:line-break/></text:span><text:span text:style-name="T6">當然，包括港府、北京在內，也曾認真考慮過逐步放開普選，但在「特首不能和中央作對」的考量下，北京在</text:span><text:span text:style-name="T8">2014</text:span><text:span text:style-name="T6">年授權港府制定的普選方案中設置了嚴格的提名條件，即保證了北京對候選人具有決定權。這個方案充分印證了達爾「兩個成本」理論，即北京的容忍成本是有限度的，但在較高的鎮壓成本面前，當時中共無意徹底否決香港普選之路，而是以小心翼翼方式推進，儘量順應港人和國際社會的期待。</text:span><text:span text:style-name="T8"><text:line-break/><text:line-break/><text:line-break/></text:span><text:span text:style-name="T6">不過，官方普選方案被香港反對派視為所謂「假普選」，一面發起占領中環，另一面強力杯葛，最終港人不僅什麼也沒得到，反而開啟了通向「攬炒（玉石俱焚）」的不歸路。歷史不能假設，但如果當初「鳥籠普選」通過並實現了呢？香港的民主化進程是不是至少向前走了很小卻關鍵的一步呢？如果港人在北京預期下普選出特首，會不會令北京對民主化更加包容呢？可惜現實卻通向了截然相反的方向。</text:span><text:span text:style-name="T8"><text:line-break/><text:line-break/><text:line-break/></text:span><text:span text:style-name="T6">逢中必反</text:span><text:span text:style-name="T8"><text:s/></text:span><text:span text:style-name="T6">摧毀信任基礎</text:span><text:span text:style-name="T8"><text:line-break/><text:line-break/></text:span><text:span text:style-name="T6">過去</text:span><text:span text:style-name="T8">5</text:span><text:span text:style-name="T6">年，香港反對派「逢中必反」的激進言行徹底摧毀與北京建立信任和溝通的基礎，「反送中」運動標誌著北京對香港政壇的容忍成本驟升。與此同時，陸資愈加控制香港金融命脈，歐美近</text:span><text:span text:style-name="T8">1</text:span><text:span text:style-name="T6">年的涉港制裁幾乎無效，亦展現出北京對香港經濟的掌控力。故北京去年訂立《香港國安法》後，鎮壓成本大幅降低，反對派政治人物被一網打盡。這完全走向了民主轉型理論的相反，果然此次人大決定令香港民主化路徑徹底逆轉。</text:span><text:span text:style-name="T8"><text:line-break/><text:line-break/><text:line-break/></text:span><text:span text:style-name="T6">雖然香港和台灣的歷史背景、社會現況完全不同，但不可否認，北京決策者對港、台的政治思考與行事邏輯具有一定的共通性，「兩個成本」的理論仍然可以借用來判斷北京接下來的對台思維。台灣若認同九二共識，不搞台獨，北京自然對「一中各表」、「中華民國」有所包容，解決兩岸政治分歧就有更多彈性空間。同時，台灣愈是加強與大陸經濟、文化、社會的紐帶，形成深度相互依賴的格局，大陸武統的成本也就愈高，兩岸和平就愈有保障。</text:span><text:span text:style-name="T8"><text:line-break/><text:line-break/><text:line-break/></text:span><text:span text:style-name="T6">但正如當年香港反對派毫不妥協，決定與北京「攬炒」到底，民進黨很不智、不幸地選擇了否認九二共識、去中國化的最壞劇本。當兩岸失去政治連結，大陸對中華民國的容忍成本必定增加；當兩岸依存關係被削弱，大陸更可以毫無顧忌地對台武備、軍事施壓，包括武統在內「硬的一手」的成本大幅降低。今天北京可以毫不回應台灣農民的訴求和各界異議而維持鳳梨禁令，也可以毫不理會陸委會主委邱太三「春暖花開」的善意發言而繼續軍事施壓，已證明了上述推斷。</text:span><text:span text:style-name="T8"><text:line-break/><text:line-break/><text:line-break/></text:span><text:span text:style-name="T6">台灣、香港都是中華民族的一份子。很遺憾，港人終究無法以穩定、平順的方式應對，引導北京，讓自由民主制度在中華民族生根開花。作為唯一民主化成功的華人社會，台灣當引以為鑑。</text:span><text:span text:style-name="T8"><text:line-break/><text:line-break/></text:span><text:a xlink:type="simple" xlink:href="https://www.chinatimes.com/opinion/20210307002385-262102?chdtv"><text:span text:style-name="T9">https://www.chinatimes.com/opinion/20210307002385-262102?chdtv</text:span></text:a><text:span text:style-name="T8"><text:line-break/><text:line-break/><text:line-break/></text:span></text:p>
      <text:p text:style-name="P6"><text:span text:style-name="T5">陳真</text:span><text:span text:style-name="T6"><text:s/>  |  2021.03.14 02:31   |   </text:span><text:a xlink:type="simple" xlink:href="http://palinfo.habago.org/Entry?Command=Information_PrintForum#FORUM40389"><text:span text:style-name="T7">#</text:span></text:a></text:p>
      <text:p text:style-name="P7"><text:span text:style-name="T6">從鄭南榕與詹益樺自焚說起</text:span><text:span text:style-name="T8">(</text:span><text:span text:style-name="T6">三</text:span><text:span text:style-name="T8">)</text:span><text:span text:style-name="T6">：歷史像小說，但不是小說</text:span><text:span text:style-name="T8"><text:line-break/><text:line-break/></text:span><text:span text:style-name="T6">陳真</text:span><text:span text:style-name="T8"><text:line-break/><text:line-break/>2021. 03. 14.<text:line-break/><text:line-break/><text:line-break/></text:span><text:span text:style-name="T6">鄭南榕與詹益樺的事，我寫過不少，但跟我所知相比，我只是寫出冰山一角，現在也只能說說重點。實際上，很多話已經說過很多次。</text:span><text:span text:style-name="T8"><text:line-break/><text:line-break/></text:span><text:span text:style-name="T6">認識鄭南榕的人很多，但是詹益樺是基層黨工，認識他的人很少，更不用說熟識。我想，我很可能是至今還活著的人裏頭，對他的想法以及他生前最後那幾年</text:span><text:span text:style-name="T8">(</text:span><text:span text:style-name="T6">特別是他生命的最後幾天</text:span><text:span text:style-name="T8">)</text:span><text:span text:style-name="T6">最了解他的人。</text:span><text:span text:style-name="T8"><text:line-break/><text:line-break/></text:span><text:span text:style-name="T6">從阿樺加入黨外，不久之後來到高雄加入我們</text:span><text:span text:style-name="T8">(</text:span><text:span text:style-name="T6">戴振耀領導的農權會</text:span><text:span text:style-name="T8">)</text:span><text:span text:style-name="T6">，一起工作，一起抗爭，一起上課，一起開會，一起組訓，一起北上參加鄭南榕的出殯遊行，一路走在一起，一直到抵達總統府，他突然脫隊，獨自走向鎮暴部隊面前的鐵絲網，點火自焚、送醫、急救、連絡家屬，一直到他的遺體被載離台大醫院為止，我都一直跟他在一起。</text:span><text:span text:style-name="T8"><text:line-break/><text:line-break/>1989</text:span><text:span text:style-name="T6">年</text:span><text:span text:style-name="T8">5</text:span><text:span text:style-name="T6">月</text:span><text:span text:style-name="T8">19</text:span><text:span text:style-name="T6">日那天，在搶救與送醫途中，我發現阿樺的雙手突然失去肌肉張力，顯然已經斷氣。當時我的口袋裏就放著他藉以點燃身上的「汽油衣」所使用的打火機。我對阿樺最後的記憶是救護車刺眼、閃爍的警示車燈，彷彿突然讓我意識到一種關於「永遠」的沉重感，原來這是事實，不是在做夢，原來我真的永遠都不可能再看到一個活生生的阿樺了。那是我第一次如此近距離面對親友的永別。</text:span><text:span text:style-name="T8"><text:line-break/><text:line-break/></text:span><text:span text:style-name="T6">來到台大醫院，我和阿耀兩人把他搬上病床，他的後腦勺有一團被大火焚燒而隆起的巨大血腫，突然整個破掉，流出一灘黑色的血。</text:span><text:span text:style-name="T8"><text:line-break/><text:line-break/></text:span><text:span text:style-name="T6">當天晚上，處理完他的後事，大約八、九點多，我又回到自焚現場。原本只是想保留他的打火機做為紀念，但我想到國民黨及其媒體與文人走狗們一定會開始造謠抹黑或栽贓嫁禍，於是我又把那個打手機放回他點火自焚的精確位置上。我當時如果保留那個打火機，國民黨肯定會說是我點火燒死詹益樺。後來，國民黨果然如此造謠，只是沒法鎖定誣賴誰就是兇手。</text:span><text:span text:style-name="T8"><text:line-break/><text:line-break/></text:span><text:span text:style-name="T6">我可能比一般政治上的同志還更了解他，因為我知道他的情感世界與信仰，那或許才是他的生命之所寄託。他曾多次跟我說起他暗戀一個女生，之所以跟我說是因為那女生與我極為熟識。但是，至今那女生恐怕都還不知道阿樺暗戀她。</text:span><text:span text:style-name="T8"><text:line-break/><text:line-break/></text:span><text:span text:style-name="T6">我長年不接受採訪，但是幾年前破了一次例，有個人叫廖建華，說要拍攝有關詹益樺的影片或是寫有關他的書</text:span><text:span text:style-name="T8"><text:s/>(</text:span><text:span text:style-name="T6">我不是很確定</text:span><text:span text:style-name="T8">)</text:span><text:span text:style-name="T6">。一開始我拒絕受訪，但是對方再三請求，念在詹益樺普遍被誤解被利用、想要替他說兩句的份上，我就答應了。</text:span><text:span text:style-name="T8"><text:line-break/><text:line-break/></text:span><text:span text:style-name="T6">不過，那真是我生平遇過最不認真的一次所謂訪談，毫無誠意可言。所謂採訪，有一搭沒一搭，我其實根本說不下去，就好像對著一個「對你的家人毫無感情、缺乏認識的陌生人」去談論你的家人那種感覺。這位吳導演，甚至連筆記本也沒帶，空手而來，空手而去，連個談話的地方也沒有，我和良哲就臨時蹲在台北車站大廳一個人來人往十分吵鬧的小角落。</text:span><text:span text:style-name="T8"><text:line-break/><text:line-break/></text:span><text:span text:style-name="T6">相關誤解這麼多，這麼初級，真不知要從何澄清起。產生一個誤解很容易，但是要澄清一個誤解卻很難，等於是每次都要從頭說起一切，那自然是不可能的事。因此，我的結論是：了解「歷史」需要誠意，你得真心想了解才行，而不是只想為某種政治立場尋找特定「證據」來炒作。</text:span><text:span text:style-name="T8"><text:line-break/><text:line-break/></text:span><text:span text:style-name="T6">有了誠意，才有可能產生真實的知識。這需要大量閱讀，不要「想當然耳」，因為我們的「想當然耳」往往是特定主流政治勢力的政治操作與宣傳所產生的洗腦結果，就如同綠營所講的所謂「歷史」，包括二二八，幾乎全是謊言。</text:span><text:span text:style-name="T8"><text:line-break/><text:line-break/></text:span><text:span text:style-name="T6">歷史像小說，但它畢竟不是小說。小說可以全然瞎掰，歷史卻仍然有其內在真實。歷史自然會有各種觀點，但一切觀點仍然還是得建立在某種內在真實的上頭。歷史可以「重述」，無法「還原」，這道理應該三歲小孩也能懂。要「還原」得找小叮噹</text:span><text:span text:style-name="T8">(</text:span><text:span text:style-name="T6">多啦</text:span><text:span text:style-name="T8">A</text:span><text:span text:style-name="T6">夢</text:span><text:span text:style-name="T8">)</text:span><text:span text:style-name="T6">才行。</text:span><text:span text:style-name="T8"><text:line-break/><text:line-break/></text:span><text:span text:style-name="T6">我看那位汪怡昕導演滿口「還原歷史」、「還原記憶」，這麼會鬼扯蛋，由此可以看出他應該會很有前途才對。我敢保證，他「還原歷史」、「還原記憶」的結果，肯定會是時下當權者所要大聲鼓掌叫好的。</text:span><text:span text:style-name="T8"><text:line-break/><text:line-break/></text:span><text:span text:style-name="T6">但是，汪導真的很謙虛。他居然說，「拜民主前輩所賜，我做這些題目，不用付出被抄家滅族、人格摧毀的代價。」真是太客氣了，他這樣子拍片，黨國肯定會給他拍拍手，表揚、獎勵都來不及了，怎麼會抄家滅族、人格摧毀呢？</text:span><text:span text:style-name="T8"><text:line-break/><text:line-break/></text:span><text:span text:style-name="T6">會被抄家滅族、人格摧毀的是像我這樣的「民主前輩」才對，不管怎麼改朝換代，始終都是要倒大楣的。為什麼呢？因為在歷史面前，我沒法睜眼說瞎話；在善惡是非與功名利祿面前，我總是選擇了一條血淚斑斑的坎坷路。</text:span><text:span text:style-name="T8"><text:line-break/><text:line-break/></text:span><text:span text:style-name="T6">一直批評原告</text:span><text:span text:style-name="T8">(</text:span><text:span text:style-name="T6">汪導</text:span><text:span text:style-name="T8">)</text:span><text:span text:style-name="T6">，有點不公平。下回再說被告吳敬棠先生到底錯在哪。待續。</text:span></text:p>
      <text:p text:style-name="P6"><text:span text:style-name="T5">鄭豐遠</text:span><text:span text:style-name="T6"><text:s/>  |  2021.03.13 08:58   |   </text:span><text:a xlink:type="simple" xlink:href="http://palinfo.habago.org/Entry?Command=Information_PrintForum#FORUM40388"><text:span text:style-name="T7">#</text:span></text:a></text:p>
      <text:p text:style-name="P8"><text:span text:style-name="T6">說到英國，講點題外話。自從來了澳洲，親眼見證許多西方人的思維和行徑，我對許多事的想法已經和過去有點不同了。比如說動物，我發現洋人經常流露出一種詭異的虛偽性，對待動物時充滿無比的愛心耐心，但面對人就完全不是這樣</text:span><text:span text:style-name="T8"><text:s/>(</text:span><text:span text:style-name="T6">奇怪了，難道人不是一種動物嗎</text:span><text:span text:style-name="T8">?)</text:span><text:span text:style-name="T6">。對待中國人就更別說了</text:span><text:span text:style-name="T8">; </text:span><text:span text:style-name="T6">我敢說在大多數西方人的心目中，一個中國人的命還比不上一條狗。</text:span><text:span text:style-name="T8"><text:line-break/><text:line-break/></text:span><text:span text:style-name="T6">就連對自己人，西方人也並沒有表現出多少情感。美國新冠肺炎死亡人數如今已經超過五十萬。德州下場大雪就數百萬人無電可用，只能苦苦忍受天寒地凍，而且有些地方電價暴增數百倍，根本用不起。一個</text:span><text:span text:style-name="T8"><text:s/>11 </text:span><text:span text:style-name="T6">歲小孩活活被凍死。當時德州一位市長卻說</text:span><text:span text:style-name="T8"><text:s/>"</text:span><text:span text:style-name="T6">政府不欠你們什麼，沒有責任在這種時候幫助你們</text:span><text:span text:style-name="T8">"</text:span><text:span text:style-name="T6">，還說</text:span><text:span text:style-name="T8">"</text:span><text:span text:style-name="T6">厭倦了人們要求施捨</text:span><text:span text:style-name="T8">"</text:span><text:span text:style-name="T6">，</text:span><text:span text:style-name="T8">"</text:span><text:span text:style-name="T6">強者才能生存，弱者只會滅亡</text:span><text:span text:style-name="T8">"</text:span><text:span text:style-name="T6">。</text:span><text:span text:style-name="T8"><text:line-break/><text:line-break/></text:span><text:span text:style-name="T6">剛來澳洲時，大概看起來就像外來者，經常有不熟的洋人劈頭就問我</text:span><text:span text:style-name="T8">: </text:span><text:span text:style-name="T6">你們中國人是不是吃狗</text:span><text:span text:style-name="T8">? </text:span><text:span text:style-name="T6">我一開始都耐心解釋，說絕大多數人不吃的。但我發現洋人們其實根本不在乎你的回答，只是想藉機羞辱你。如今我對西方人的這種種虛偽真的感到很厭煩。也許日後我該學我的一位中國同胞，每當她被問到這個問題時就回答</text:span><text:span text:style-name="T8">: </text:span><text:span text:style-name="T6">吃啊，當然吃。我們餓起來連你們澳洲人都吃</text:span><text:span text:style-name="T8">!<text:line-break/><text:line-break/></text:span><text:span text:style-name="T6">昨晚一對朋友向我求救，因為男方突然劇烈腹痛，女生不會開車，只得由我們載去急診室，他們家那隻幾個月大的小狗沒人照顧，也由我們帶回家過夜。這隻可愛的小狗現在就在我旁邊。</text:span><text:span text:style-name="T8"><text:line-break/><text:line-break/></text:span><text:span text:style-name="T6">說來巧，剛好看到這個影片，十分好笑、傳神</text:span><text:span text:style-name="T8">:<text:line-break/></text:span><text:a xlink:type="simple" xlink:href="https://youtu.be/JnRQxJWeyCY"><text:span text:style-name="T9">https://youtu.be/JnRQxJWeyCY</text:span></text:a></text:p>
      <text:p text:style-name="P6"><text:span text:style-name="T5">鄭豐遠</text:span><text:span text:style-name="T6"><text:s/>  |  2021.03.12 07:57   |   </text:span><text:a xlink:type="simple" xlink:href="http://palinfo.habago.org/Entry?Command=Information_PrintForum#FORUM40387"><text:span text:style-name="T7">#</text:span></text:a></text:p>
      <text:p text:style-name="P7"><text:span text:style-name="T6">從小到大，不論在現實生活或網路見過的所有人，無不希望自己比別人聰慧，比別人更有美感鑑賞力，比別人勇敢，比別人更良善。人性如此，無人不想成為一個例外。問題是，有多少人是例外</text:span><text:span text:style-name="T8">? </text:span><text:span text:style-name="T6">如果例外成了絕大多數，它還會是例外嗎</text:span><text:span text:style-name="T8">?<text:line-break/><text:line-break/></text:span><text:span text:style-name="T6">這幾年我常有一個感覺，看一個人的綜合人品智能高低，其實只要看一件事就夠了，那就是看他對中國的態度。</text:span><text:span text:style-name="T8"><text:line-break/><text:line-break/></text:span><text:span text:style-name="T6">腦殘大概會以脊柱反射的速度抗議</text:span><text:span text:style-name="T8">: </text:span><text:span text:style-name="T6">不要凡事都政治化</text:span><text:span text:style-name="T8">!<text:line-break/><text:line-break/></text:span><text:span text:style-name="T6">單就這樣一種抗議，其實就說明了很多事。另外一種態度就是特意避而不談，比如說「我對政治沒有興趣」。我自己就常使用這個藉口，特別是和台灣人聊天時，如果聊到大陸，我就會趕緊說</text:span><text:span text:style-name="T8">: </text:span><text:span text:style-name="T6">「我對政治沒興趣，平常沒什麼在關心啦」藉以趕快轉移話題，以免尷尬或傷和氣。</text:span><text:span text:style-name="T8"><text:line-break/><text:line-break/></text:span><text:span text:style-name="T6">大多數人包括我，整天忙於生活，確實對政治沒興趣。但就像那句話說的，你不管政治，政治卻會來管你。你可以對政治沒興趣，但如果政治其實就是你的生活，甚至決定了你當下的人身安全和未來福禍，你還能這麼豁達淡然，置身事外嗎</text:span><text:span text:style-name="T8">?<text:line-break/><text:line-break/></text:span><text:span text:style-name="T6">短短幾年，透過無數瘋狂洗腦轟炸，華人在澳洲現在的處境究竟有多惡劣，不妨看看中國駐澳大使館的網頁</text:span><text:span text:style-name="T8">:<text:line-break/></text:span><text:a xlink:type="simple" xlink:href="http://au.china-embassy.org/chn/mtjjsbxw/"><text:span text:style-name="T9">http://au.china-embassy.org/chn/mtjjsbxw/</text:span></text:a><text:span text:style-name="T8"><text:line-break/><text:line-break/></text:span><text:span text:style-name="T6">裡頭其中一則</text:span><text:span text:style-name="T8">:<text:line-break/></text:span><text:a xlink:type="simple" xlink:href="https://www.sohu.com/a/453880669_162522"><text:span text:style-name="T9">https://www.sohu.com/a/453880669_162522</text:span></text:a><text:span text:style-name="T8"><text:line-break/>(</text:span><text:span text:style-name="T6">澳民</text:span><text:span text:style-name="T10">调称去年近</text:span><text:span text:style-name="T8">1/5</text:span><text:span text:style-name="T6">在澳华人遭人身威</text:span><text:span text:style-name="T10">胁或攻击，外交部回应</text:span><text:span text:style-name="T8">)<text:line-break/><text:line-break/></text:span><text:span text:style-name="T6">這和你無關嗎</text:span><text:span text:style-name="T8">? </text:span><text:span text:style-name="T6">如果你和我一樣活在澳洲，你還會覺得無關嗎</text:span><text:span text:style-name="T8">?<text:line-break/><text:line-break/></text:span><text:span text:style-name="T6">就算退一步</text:span><text:span text:style-name="T8"><text:s/>(</text:span><text:span text:style-name="T6">在我看是進一步</text:span><text:span text:style-name="T8">) </text:span><text:span text:style-name="T6">說，難道一個人的美感不重要嗎</text:span><text:span text:style-name="T8">? </text:span><text:span text:style-name="T6">你如何評價欣賞人事物，其實就在根本上反映了你的心智和人品。</text:span><text:span text:style-name="T8"><text:line-break/><text:line-break/></text:span><text:span text:style-name="T6">以上都是題外話，不同意不喜歡的人請自行略過。我是沒去過多少國家，不過因為住在澳洲，見過不少國家的人，加上因為來自台灣，對日本很瞭解，所以我對英國和日本的評價是差不多的。英國在內地有個綽號叫</text:span><text:span text:style-name="T8">”</text:span><text:span text:style-name="T6">攪屎棍</text:span><text:span text:style-name="T8">”</text:span><text:span text:style-name="T6">，很傳神。似乎不管是國家或個人，英國不但封閉傲慢，而且成事不足，敗事有餘。敗事之餘還能把你搞得烏煙瘴氣，遍地髒屎。</text:span><text:span text:style-name="T8"><text:line-break/><text:line-break/></text:span><text:span text:style-name="T6">最近常看日本紀錄片導演竹內亮的</text:span><text:span text:style-name="T8">”</text:span><text:span text:style-name="T6">我住在這裡的理由</text:span><text:span text:style-name="T8">”</text:span><text:span text:style-name="T6">，從四年前的第一集，到現在的幾百集全部看完了。我發現這些紀錄片裡的主人公，小朋友普遍喜歡日本，因為中國的課業壓大力，日本小孩學習輕鬆。但換作成人，則大都喜歡中國，原因就是因為中國的友善、隨性、自由帶給人愉悅和滿足。</text:span><text:span text:style-name="T8"><text:line-break/><text:line-break/></text:span><text:span text:style-name="T6">有關日本的那種封閉、壓抑和排外，不妨看看這個訪談</text:span><text:span text:style-name="T8"><text:s/>(</text:span><text:span text:style-name="T6">不是竹內亮拍的</text:span><text:span text:style-name="T8">): </text:span><text:a xlink:type="simple" xlink:href="https://youtu.be/r8CxAL-uONM"><text:span text:style-name="T9">https://youtu.be/r8CxAL-uONM</text:span></text:a><text:span text:style-name="T8"><text:line-break/><text:line-break/></text:span><text:span text:style-name="T6">外國人到中國，哪怕你只能說上兩句彆腳中文，中國人都非常歡迎你，更別說像這位小松洋大，中國人簡直就把你當自己人了。但是放眼望去，全世界有哪個國家有如此寬大的心胸</text:span><text:span text:style-name="T8">? </text:span><text:span text:style-name="T6">澳洲土地面積很大，但心胸卻極度極度狹小，就算你英文說得滿分，也永遠會被當作一個外人，甚至不被當成人來看待。</text:span><text:span text:style-name="T8"><text:line-break/><text:line-break/></text:span><text:span text:style-name="T6">我今年四十五歲，但這幾年感覺老化很快，身心各方面感覺像六十幾歲了。但即便如此，我也仍然希望抓住最後的機會，看看能不能投奔祖國，圓一個夢，回一次家。</text:span></text:p>
      <text:p text:style-name="P6"><text:span text:style-name="T5">陳真</text:span><text:span text:style-name="T6"><text:s/>  |  2021.03.11 22:04   |   </text:span><text:a xlink:type="simple" xlink:href="http://palinfo.habago.org/Entry?Command=Information_PrintForum#FORUM40386"><text:span text:style-name="T7">#</text:span></text:a></text:p>
      <text:p text:style-name="P8"><text:span text:style-name="T6">謝謝仕弘，</text:span><text:span text:style-name="T8"><text:line-break/><text:line-break/></text:span><text:span text:style-name="T6">我覺得，世界說大不大，但總比一個封閉小島要大很多，因此，出外走走總是好的。</text:span><text:span text:style-name="T8"><text:line-break/><text:line-break/></text:span><text:span text:style-name="T6">我講的大小有兩層意義：</text:span><text:span text:style-name="T8"><text:line-break/><text:line-break/></text:span><text:span text:style-name="T6">第一，小地方不見得小，大面積也不一定大；大小不是一種尺寸，而是一種可能性，講庸俗點就是所謂多元與內在文化的深厚。</text:span><text:span text:style-name="T8"><text:line-break/><text:line-break/></text:span><text:span text:style-name="T6">我去過許多國家，祖國帶給我最大的文化啟發與思想震撼，英國和日本則是最讓我感到窒息。特別是英國，特別是劍橋，就像維根斯坦所說，</text:span><text:span text:style-name="T8">"</text:span><text:span text:style-name="T6">缺乏氧氣，令人窒息</text:span><text:span text:style-name="T8">"</text:span><text:span text:style-name="T6">。還好我自己可以進行光合作用，自己生產氧氣，沒有活活悶死。在劍橋，連看電影都感覺好像跟一群蛋頭學者一起參加研討會那種</text:span><text:span text:style-name="T8"><text:s/>"</text:span><text:span text:style-name="T6">腦筋不轉彎</text:span><text:span text:style-name="T8">" </text:span><text:span text:style-name="T6">的感覺。</text:span><text:span text:style-name="T8"><text:line-break/><text:line-break/></text:span><text:span text:style-name="T6">連</text:span><text:span text:style-name="T8"><text:s/>"</text:span><text:span text:style-name="T6">英國狗</text:span><text:span text:style-name="T8">" </text:span><text:span text:style-name="T6">都讓人受不了，目不斜視，走路像踢正步，完全不受食物的誘惑。我寫過非常多這類文章，只是年代久遠，不知下落。我記得自己還寫過一篇</text:span><text:span text:style-name="T8"><text:s/>"</text:span><text:span text:style-name="T6">蒼蠅與我</text:span><text:span text:style-name="T8">"</text:span><text:span text:style-name="T6">，刻畫出</text:span><text:span text:style-name="T8"><text:s/>"</text:span><text:span text:style-name="T6">英國蒼蠅</text:span><text:span text:style-name="T8">" </text:span><text:span text:style-name="T6">令人窒息的樣貌。</text:span><text:span text:style-name="T8"><text:line-break/><text:line-break/></text:span><text:span text:style-name="T6">至於日本，就像一個大一點的</text:span><text:span text:style-name="T8"><text:s/>"</text:span><text:span text:style-name="T6">小台北</text:span><text:span text:style-name="T8">"</text:span><text:span text:style-name="T6">，當然，我指的是像東京那樣的城市。說它</text:span><text:span text:style-name="T8"><text:s/>"</text:span><text:span text:style-name="T6">小</text:span><text:span text:style-name="T8">" </text:span><text:span text:style-name="T6">是因為日本也很封閉，很排外，很自以為是。</text:span><text:span text:style-name="T8"><text:line-break/><text:line-break/></text:span><text:span text:style-name="T6">祖國讓我感到最自由，最豐厚，最愉悅與滿足。若要說它有什麼缺點就是太自由，太多元，簡單說就是太</text:span><text:span text:style-name="T8">wild</text:span><text:span text:style-name="T6">。</text:span><text:span text:style-name="T8">wild </text:span><text:span text:style-name="T6">在此做正面解，並非貶詞，指的是一種創新活力。我覺得自己跟不上那樣一種狂野大膽與創新。</text:span><text:span text:style-name="T8"><text:line-break/><text:line-break/></text:span><text:span text:style-name="T6">更加跟不上腳步的是，相較於對岸之狂野，我太文明太文雅太守規矩了。梭羅說，</text:span><text:span text:style-name="T8">"</text:span><text:span text:style-name="T6">有多少狂野，就有多少生命。</text:span><text:span text:style-name="T8">" </text:span><text:span text:style-name="T6">做為一個梭羅的追隨者，我卻只能嘴裏說仰慕狂野，自己卻狂野不了，心境老了；去大陸退休養老或走遍大江南北純欣賞沒問題，但若要去那裡進入工作與生活跟人日夜拼博是很累的。我要是現在是四十多歲，老早攜家帶眷連夜投奔怒海，奔向祖國。</text:span><text:span text:style-name="T8"><text:line-break/><text:line-break/></text:span><text:span text:style-name="T6">第二，大小並非好壞，畢竟壞經驗也是經驗，足以成其大。</text:span><text:span text:style-name="T8"><text:line-break/><text:line-break/></text:span><text:span text:style-name="T6">就像我家開電影院，跟李小龍一樣，屬嘉禾院線，我從小看香港爛片長大</text:span><text:span text:style-name="T8">(</text:span><text:span text:style-name="T6">指的是李小龍和成龍之外的一大堆武打片</text:span><text:span text:style-name="T8">)</text:span><text:span text:style-name="T6">。但是，這些爛片，經過我的一番消化，卻似乎對我產生很好的影響。</text:span><text:span text:style-name="T8"><text:line-break/><text:line-break/></text:span><text:span text:style-name="T6">因此，只要走出去就好，去哪都行。只要經濟許可或各種私人因素許可，世界各地到處看看總是好的。</text:span><text:span text:style-name="T8"><text:line-break/><text:line-break/></text:span><text:span text:style-name="T6">當然，在另一個重要的意義上來講，心還是最根本，有沒有出國不重要。你看，海外留學生，十之八九根本就是庸才或蠢材，出國念書只是浪費錢，然後洋洋得意回台教書誤人子弟，讓更多人跟他一樣腦子進水。</text:span><text:span text:style-name="T8"><text:line-break/><text:line-break/></text:span><text:span text:style-name="T6">我常覺得，這樣一些蠢材，所謂出國留學，只是從這口井跳到另一口井，井一般的眼光與世界並沒有任何改變，一樣乏味，一樣封閉，一樣腦殘，一樣猥瑣。</text:span></text:p>
      <text:p text:style-name="P6"><text:span text:style-name="T5">蔡仕弘</text:span><text:span text:style-name="T6"><text:s/>  |  2021.03.11 14:17   |   </text:span><text:a xlink:type="simple" xlink:href="http://palinfo.habago.org/Entry?Command=Information_PrintForum#FORUM40385"><text:span text:style-name="T7">#</text:span></text:a></text:p>
      <text:p text:style-name="P7"><text:span text:style-name="T6">陳真老師您好，</text:span><text:span text:style-name="T8"><text:line-break/><text:line-break/></text:span><text:span text:style-name="T6">我是從以前大學經濟學教授那邊先看到臉書粉絲團才過來的</text:span><text:span text:style-name="T8"><text:line-break/></text:span><text:span text:style-name="T6">但我發現粉絲團貼您文章可能沒有全貼，</text:span><text:span text:style-name="T8"><text:line-break/></text:span><text:span text:style-name="T6">所以過來這邊留言。</text:span><text:span text:style-name="T8"><text:line-break/></text:span><text:span text:style-name="T6">德不孤必有鄰</text:span><text:span text:style-name="T8"><text:line-break/></text:span><text:span text:style-name="T6">您寫的文章我有看到，但閱讀速度不夠快。</text:span><text:span text:style-name="T8"><text:line-break/></text:span><text:span text:style-name="T6">無法全部看完了解您全部的思想，但我會持續關注您。</text:span><text:span text:style-name="T8"><text:line-break/></text:span><text:span text:style-name="T6">希望您持續寫作。</text:span><text:span text:style-name="T8"><text:line-break/><text:line-break/><text:line-break/></text:span><text:span text:style-name="T6">剛好看到</text:span><text:span text:style-name="T8">3/10</text:span><text:span text:style-name="T6">號有個年輕人留言，是不是年輕人只能海外發展了</text:span><text:span text:style-name="T8"><text:line-break/></text:span><text:span text:style-name="T6">我也不知道我算不算年輕人，我</text:span><text:span text:style-name="T8">35</text:span><text:span text:style-name="T6">歲，在日本第九年。</text:span><text:span text:style-name="T8"><text:line-break/></text:span><text:span text:style-name="T6">我的建議是可以到世界各國看一看，</text:span><text:span text:style-name="T8"><text:line-break/></text:span><text:span text:style-name="T6">中國大陸也好俄羅斯也好美英澳日韓都行。</text:span><text:span text:style-name="T8"><text:line-break/><text:line-break/><text:line-break/></text:span></text:p>
      <text:p text:style-name="P6"><text:span text:style-name="T5">陳真</text:span><text:span text:style-name="T6"><text:s/>  |  2021.03.11 02:24   |   </text:span><text:a xlink:type="simple" xlink:href="http://palinfo.habago.org/Entry?Command=Information_PrintForum#FORUM40384"><text:span text:style-name="T7">#</text:span></text:a></text:p>
      <text:p text:style-name="P8"><text:span text:style-name="T6">謝謝兩位。指教說不上，我倒是經常懷疑台灣有多少人能認同我在政治上的想法，更不用說政治以外、關於價值觀或生活與思想等等方面的態度了，認同者，應該一個巴掌就能數完吧？</text:span><text:span text:style-name="T8"><text:line-break/><text:line-break/></text:span><text:span text:style-name="T6">其實，別說認同，絕大多數人對我說的話，恐怕連信都不會信，畢竟不是那樣的「物種」，很難體會那樣的生活、那樣的「語言」，那樣的渴望。</text:span><text:span text:style-name="T8"><text:line-break/><text:line-break/></text:span><text:span text:style-name="T6">當你知道你的想法幾乎不可能會有人相信時，你要嘛躲開人群，要嘛就盡量迎合，好讓自己看起來像個正常人。</text:span><text:span text:style-name="T8"><text:line-break/><text:line-break/></text:span><text:span text:style-name="T6">我是大師沒錯，不過卻是「迎合」大師，專門迎合別人的人；從小到大，似乎永遠就只能迎合他人，畢竟他人意味著「群眾」，意味著主流品味。</text:span><text:span text:style-name="T8"><text:line-break/><text:line-break/></text:span><text:span text:style-name="T6">這倒不是說我會昧著良心迎合別人，而是說，別人總是在一種「幾乎所有人都認為理所當然」的思維架構下談話與生活。我不可能無時無刻去挑戰眾人一模一樣的思維架構，只好盡量配合著人們，在既定的、荒唐的思維「大前提」下忍受啞巴虧，想辦法存異求同。</text:span><text:span text:style-name="T8"><text:line-break/><text:line-break/></text:span><text:span text:style-name="T6">還好現在總算有一個我可以不用迎合、不用看對方臉色的人，那就是現年五歲半的小可愛；我不但不用迎合她，還能管她，罵她，教訓她；當她高興時，我甚至還能叫她罰站；似乎惟有她真心覺得把拔很厲害。</text:span><text:span text:style-name="T8"><text:line-break/><text:line-break/></text:span><text:span text:style-name="T6">除此之外，人類幾乎全是我的天敵；看到人，就像兔子看到獵人那種感覺，甚至更糟糕的是，好像不管走到哪都會被輕視，被羞辱，而且是入骨的、無可辯駁的那樣一種輕視。在餐廳裏，就連去跟服務生要杯水喝我都很猶豫，感覺自慚形穢，往往得先在心裏默念好幾遍台詞，然後才敢上場。真的是自卑到爆。</text:span><text:span text:style-name="T8"><text:line-break/><text:line-break/></text:span><text:span text:style-name="T6">就算我想裝一下厲害的樣子也裝不出來；就算裝了應該也不會有人信，因為魯蛇氣質已定，鄉下人的模樣永遠改不了。說不定哪天，小可愛長大了，她也會成為「眾人」的一份子，為我感到某種羞愧，就像沈從文的妻兒曾經為他的「沒出息」及「污名在外」而感到羞愧與厭惡那樣。</text:span><text:span text:style-name="T8"><text:line-break/><text:line-break/></text:span><text:span text:style-name="T6">這些深層話語算是題外話，敬請各位不用回應。至於題內話就是政治。人們關心的無非就是政治。</text:span><text:span text:style-name="T8"> <text:line-break/><text:line-break/></text:span><text:span text:style-name="T6">常有人說他看過我的文章如何如何，我每次聽了都很害怕，很尷尬，就像有人說他看過我大便或洗澡那樣，就像刺蝟突然感受到危險，毛髮立刻直豎，全身戒備，血壓飆高。可是，人家既然會當面提起你的什麼文章，當然是「好評」或「認同」。問題是，人們看過我多少所謂「文章」？兩千萬字你全看過嗎？電腦「倉庫」裏頭還有虛無飄渺從未見天日的幾百萬字，難道你也看過？</text:span><text:span text:style-name="T8"><text:line-break/><text:line-break/></text:span><text:span text:style-name="T6">即便是「稱讚」，我也心知肚明那其實就是輕視，就好像我們到了動物園，看到猴子比方說會剝花生殼，會踩單車，我們就稱讚說「哇！這猴子好聰明哦」。你覺得這是一種稱讚嗎？</text:span><text:span text:style-name="T8"><text:line-break/><text:line-break/></text:span><text:span text:style-name="T6">有時候想，也許我該展現一下自己的「厲害史」，或是裝出很厲害的樣子，但是，那其實只會讓我看起來更可笑而已。因為人們看你厲不厲害，是看你眼前的社會份量，不是看你的真本事或實質貢獻。</text:span><text:span text:style-name="T8">  <text:line-break/><text:line-break/></text:span><text:span text:style-name="T6">至於在外頭流傳的文字，只是冰山一角，而且斷章取義，支離破碎；人們只是挑他想看的東西看，挑他看了爽的特定文字去流傳。而且，只要多寫幾個字，或是寫些非關藍綠政治的東西，我猜，人們應該就會直接跳過去，要不就是迅速瀏覽。可是，那也叫做閱讀嗎？你平常會這樣子讀書嗎？我對於那種「迅速瀏覽」的「讀者」，尤其反感。</text:span><text:span text:style-name="T8"><text:line-break/><text:line-break/></text:span><text:span text:style-name="T6">這樣一種「挑著看」的閱讀方式，其實意義不大，往往只是增添更多誤解而已。若我的文字有什麼值得看的價值，那就最好是直接來「巴勒網」或「親系譜」</text:span><text:span text:style-name="T8">(</text:span><text:span text:style-name="T6">我已刪掉很多</text:span><text:span text:style-name="T8">) </text:span><text:span text:style-name="T6">看，全面性地看，至少把二十多年來的全部看過一遍，也許會比較少誤解。</text:span><text:span text:style-name="T8"><text:line-break/><text:line-break/></text:span><text:span text:style-name="T6">更大的誤解來自</text:span><text:span text:style-name="T8">context</text:span><text:span text:style-name="T6">，這詞很難翻譯，語境？範疇？脈絡？好像都不貼切。這意思是說，即便只是一個字，也會有它所屬的必然範疇，就像「家」一樣。一旦脫離了這個「家」，意義往往就扭曲了，甚至顯得很不堪。</text:span><text:span text:style-name="T8"><text:line-break/><text:line-break/></text:span><text:span text:style-name="T6">凡屬「告白」</text:span><text:span text:style-name="T8">(confession)</text:span><text:span text:style-name="T6">性質的東西，就跟情書或家書一樣，很排斥脫離「家園」，因為它是一種維根斯坦所說的「竊竊私語」，見不得大庭廣眾，見不得鎂光燈。也就是說，當我談到「我」之種種時，只能在「家」中理解，而不是要對外發出一種公眾請帖，邀請大家來討論「我」。</text:span><text:span text:style-name="T8"><text:line-break/><text:line-break/></text:span><text:span text:style-name="T6">人們關心政治，我也很關心，而且肯定比一般人都還關心；不管是國際政治或島內政治，政治上，大概也很少像我這樣的篤志者，簡直是某種今之古人或活化石了。但是，即便是像政治這麼粗淺與實證的東西，儘管我所講的每一句政治話語根本就是無可爭議的基本事實，卻依然缺乏知音。過去如此，現在也一樣，甚且更加孤立。</text:span><text:span text:style-name="T8"><text:line-break/><text:line-break/></text:span><text:span text:style-name="T6">在島內，我向來儘可能不與人談政治，因為你只能迎合他人既定的可笑思維架構；即便是表面立場似乎相近者也一樣，彼此之間的「基本認知」往往南轅北轍。</text:span><text:span text:style-name="T8"><text:line-break/><text:line-break/></text:span><text:span text:style-name="T6">如果連政治都沒法談，那麼，更為微妙之價值觀與生活、乃至「做為一個人應當如何活著」的美麗與哀愁，就更不可能談了。</text:span><text:span text:style-name="T8"><text:line-break/><text:line-break/></text:span><text:span text:style-name="T6">在政治上，我不敢期待人們能「馬上」相信我講的一切，但你總該對它保留一份可能性，而不要急著否決。我始終有個信心就是：我所說的，當下人們聽起來肯定覺得很荒謬，覺得荒唐透了頂，以為我發神經，以為我心理變態。但是，經過若干年後，幾乎都變成一種普通常識。這點信心我倒是有的。</text:span><text:span text:style-name="T8"><text:line-break/><text:line-break/></text:span><text:span text:style-name="T6">為什麼呢？因為我只是說出一些無可爭議的基本事實，說出某種人心之所嚮，說出人性的共通基礎，而不是說出什麼觀點。我對觀點或意見這類東西始終不感興趣。</text:span><text:span text:style-name="T8"> <text:line-break/><text:line-break/></text:span><text:span text:style-name="T6">至於我對年輕人有什麼建議？我沒有建議，我只是覺得，年輕人也好，老年人也罷，最好不要當腦殘，不要被人渣給賣了還幫人渣數鈔票。</text:span><text:span text:style-name="T8"><text:line-break/><text:line-break/></text:span><text:span text:style-name="T6">我沒資格建議別人什麼，因為身處島內，我同樣也感到徬徨而不知去從。一己榮枯無足掛齒，但我總擔心我的小可愛怎麼辦？要讓她在這美帝殖民的鬼島上接受變態敗德的腦殘漢奸教育嗎？要讓她生活在這樣一種極度腐蝕人心糟蹋品性的低能齷齪媒體世界之中嗎？</text:span><text:span text:style-name="T8"><text:line-break/><text:line-break/></text:span><text:span text:style-name="T6">你提到的薪資與物價和房價問題，確實是個問題，對年輕一代很傷。但還有更傷的就是傷害人格發展，傷害人品，變得窩囊沒出息，背棄良善，變成軟骨頭，而且腦袋進水，對價值無感，對公義漠然，為虎作倀，認賊作父，仇視對岸真正善待你的親人骨肉，卻去充當血腥美帝撒旦的走狗，那才是最可怕的傷害。</text:span><text:span text:style-name="T8"><text:line-break/><text:line-break/></text:span><text:span text:style-name="T6">如前所說，我對人們僅僅專注於政治</text:span><text:span text:style-name="T8"><text:s/>(</text:span><text:span text:style-name="T6">尤其是專注於藍綠政治</text:span><text:span text:style-name="T8">)</text:span><text:span text:style-name="T6">常常感到很無奈，尤其害怕人們找我談政治，我常不知道要從何談起，只能很尷尬地勉強附和或有一搭沒一搭地說著。</text:span><text:span text:style-name="T8"><text:line-break/><text:line-break/></text:span><text:span text:style-name="T6">為何沒法談呢？因為，如果你僅僅只是關注政治，只要一看到非政治性的文章就跳過去，或是速讀瀏覽隨便看一看，那麼你如何可能理解「我」所談的政治？這一切所謂政治的背後，難道沒有一些「基礎」？包括知識的、私人的、美學與道德的種種「基礎」。</text:span><text:span text:style-name="T8"><text:line-break/><text:line-break/></text:span><text:span text:style-name="T6">如果你對這些根本不感興趣，卻只對島內藍綠有興趣，那不是很奇怪嗎？我不知道你對藍綠政治的強烈興趣究竟從哪來？沒有基礎，我不知道你如何可能理解基礎之上的種種政治現實？更重要的是一切敘述的主詞</text:span><text:span text:style-name="T8">--</text:span><text:span text:style-name="T6">「我」。不了解「我」，如何了解「我」底下所呈現的世界？</text:span><text:span text:style-name="T8"><text:line-break/><text:line-break/></text:span><text:span text:style-name="T6">這些話很容易被誤解，會讓人以為了解「我」就是了解某個人的生平或學經歷等等這些死資料。完全不是那個意思，只是我也沒法講得更清楚了。</text:span><text:span text:style-name="T8"><text:line-break/><text:line-break/></text:span><text:span text:style-name="T6">二十幾年前，我寫過一篇文章叫做「一個重劑量的我我我」，忘了具體寫了些什麼，只記得我引用了亨利梭羅</text:span><text:span text:style-name="T8"><text:s/>(Henry David Thoreau) </text:span><text:span text:style-name="T6">的一篇文章叫做《</text:span><text:span text:style-name="T8">Life without principle</text:span><text:span text:style-name="T6">》的一段話如下：</text:span><text:span text:style-name="T8"><text:line-break/><text:line-break/>At a Lyceum, not long since, I felt that the lecturer had chosen a theme too foreign to himself, and so failed to interest me as much as he might have done.  He described things not in or near to his heart, but towards his extremities and superficies....I would have had him deal with privatest experience, as the poet does.  The greatest compliment that was ever paid me was when one asked me what I thought, and attended to my answer....I take it for granted, when I am invited to lecture anywhere-for I have had a little experience in that business-that there is a desire to hear what I think on some subject, though I may be the greatest fool in the country, and not that I should say pleasant things merely, or such as the audience will assent to; and I resolve, accordingly, that I will give them a strong dose of myself....though I bore them beyond all precedent.<text:line-break/><text:line-break/></text:span><text:span text:style-name="T6">這意思是說，梭羅說他曾經去聽某人演講，講者挑了一個跟自己的天性相去甚遠的題目，讓他簡直聽不下去。梭羅說，「人們對我最大的恭維就是：問『我』想些什麼，然後很專注地聆聽『我的』回答」；即便我講得有夠爛，對方還是會很仔細聽。</text:span><text:span text:style-name="T8"><text:line-break/><text:line-break/></text:span><text:span text:style-name="T6">梭羅說他不希望人們只是要聽他講些好聽的話，或是講些觀眾肯定會很認同的想法。梭羅說，既然要聽我講話，我肯定會給大家「一個重劑量的我我我」</text:span><text:span text:style-name="T8">(a strong dose of myself)</text:span><text:span text:style-name="T6">」，哪怕這個「我我我」讓人覺得乏味至極。</text:span><text:span text:style-name="T8"><text:line-break/><text:line-break/></text:span><text:span text:style-name="T6">尼采說：「所有哲學都是自傳」。這話很有道理，即便是純粹抽象的數學哲學或邏輯，也是一種「自傳」，反映了作者的個人種種。</text:span><text:span text:style-name="T8"><text:line-break/><text:line-break/></text:span><text:span text:style-name="T6">據說尼采是哲學家之中使用第一人稱「我」最多次的一個人。但我覺得，維根斯坦才是「我我我我我我我」的第一名。雖然他的千萬字哲學筆記幾乎找不到一個「我」字，但他的哲學全部整個都是「我」，「我的痛苦」、「我的胃痛」、「我給自己開的處方」，「我所看到的世界」、「我的告白」、「我的日記」</text:span><text:span text:style-name="T8">......</text:span><text:span text:style-name="T6">整個都是「我」，而且對應於一個「大寫的我」。</text:span><text:span text:style-name="T8"><text:line-break/><text:line-break/></text:span><text:span text:style-name="T6">沈從文的墓石上刻著他的一段話：「照我思索，能理解我，照我思索，可認識人。」至少對極少數一些怪人來說，理解「我」很重要，惟有理解「我」，才有可能適當理解「我」所說出、所感受、所看到的一切。</text:span></text:p>
      <text:p text:style-name="P6"><text:span text:style-name="T6">A Hsin   |  2021.03.10 17:42   |   </text:span><text:a xlink:type="simple" xlink:href="http://palinfo.habago.org/Entry?Command=Information_PrintForum#FORUM40383"><text:span text:style-name="T7">#</text:span></text:a></text:p>
      <text:p text:style-name="P7"><text:span text:style-name="T6">謝謝陳醫師的文章</text:span><text:span text:style-name="T8">,</text:span><text:span text:style-name="T6">有別於主流媒體</text:span><text:span text:style-name="T8">,</text:span><text:span text:style-name="T6">看這裡文章是開了眼界</text:span><text:span text:style-name="T8">,<text:line-break/></text:span><text:span text:style-name="T6">例如所謂民主選舉，其實就像選左手或選右手一樣，選來選去都是同一個人。</text:span><text:span text:style-name="T8"><text:line-break/></text:span><text:span text:style-name="T6">美國主子養了國民兩黨兩條狗</text:span><text:span text:style-name="T8">,</text:span><text:span text:style-name="T6">如何在背後操弄教育和媒體等等</text:span><text:span text:style-name="T8">,<text:line-break/><text:line-break/></text:span><text:span text:style-name="T6">想請教陳醫師</text:span><text:span text:style-name="T8">,</text:span><text:span text:style-name="T6">對於台灣年輕人有什麼建議</text:span><text:span text:style-name="T8">,<text:line-break/></text:span><text:span text:style-name="T6">感覺台灣未來被掌權者們逐漸掏空</text:span><text:span text:style-name="T8">,</text:span><text:span text:style-name="T6">一年不如一年</text:span><text:span text:style-name="T8">,</text:span><text:span text:style-name="T6">已經不可逆轉</text:span><text:span text:style-name="T8">,<text:line-break/><text:line-break/></text:span><text:span text:style-name="T6">最近看到如底下附圖，來比較三個東西這</text:span><text:span text:style-name="T8">20</text:span><text:span text:style-name="T6">年來的漲幅：</text:span><text:span text:style-name="T8"><text:line-break/></text:span><text:a xlink:type="simple" xlink:href="https://upload.cc/i1/2021/01/10/Vra4Op.jpeg"><text:span text:style-name="T9">https://upload.cc/i1/2021/01/10/Vra4Op.jpeg</text:span></text:a><text:span text:style-name="T8"><text:line-break/>1. </text:span><text:span text:style-name="T6">上面附圖：</text:span><text:span text:style-name="T8">2001-2020</text:span><text:span text:style-name="T6">年這</text:span><text:span text:style-name="T8">20</text:span><text:span text:style-name="T6">年來台灣房價指數從</text:span><text:span text:style-name="T8">100</text:span><text:span text:style-name="T6">漲到</text:span><text:span text:style-name="T8">300</text:span><text:span text:style-name="T6">，台灣的房價漲</text:span><text:span text:style-name="T8">3</text:span><text:span text:style-name="T6">倍！</text:span><text:span text:style-name="T8"><text:line-break/><text:line-break/>2. </text:span><text:span text:style-name="T6">中間兩個附圖：</text:span><text:span text:style-name="T8">2001</text:span><text:span text:style-name="T6">年平均薪資</text:span><text:span text:style-name="T8">33000</text:span><text:span text:style-name="T6">多，</text:span><text:span text:style-name="T8">2020</text:span><text:span text:style-name="T6">年</text:span><text:span text:style-name="T8">40000</text:span><text:span text:style-name="T6">左右，台灣受薪階級薪水漲約</text:span><text:span text:style-name="T8">2<text:line-break/>0%</text:span><text:span text:style-name="T6">，也就是這</text:span><text:span text:style-name="T8">20</text:span><text:span text:style-name="T6">年來台灣薪資漲</text:span><text:span text:style-name="T8">1.2</text:span><text:span text:style-name="T6">倍！</text:span><text:span text:style-name="T8"><text:line-break/><text:line-break/>3. </text:span><text:span text:style-name="T6">右下角附圖：台灣歷年物價通膨漲幅普遍在</text:span><text:span text:style-name="T8">2%</text:span><text:span text:style-name="T6">左右，所以</text:span><text:span text:style-name="T8">2001-2020</text:span><text:span text:style-name="T6">這</text:span><text:span text:style-name="T8">20</text:span><text:span text:style-name="T6">年來物價漲了</text:span><text:span text:style-name="T8"><text:line-break/>1.02</text:span><text:span text:style-name="T6">的</text:span><text:span text:style-name="T8">20</text:span><text:span text:style-name="T6">次方</text:span><text:span text:style-name="T8">=1.486</text:span><text:span text:style-name="T6">，漲了</text:span><text:span text:style-name="T8">48.6%</text:span><text:span text:style-name="T6">，算</text:span><text:span text:style-name="T8">50%</text:span><text:span text:style-name="T6">好了，所以這</text:span><text:span text:style-name="T8">20</text:span><text:span text:style-name="T6">年來物價漲了</text:span><text:span text:style-name="T8">50%</text:span><text:span text:style-name="T6">，物價漲</text:span><text:span text:style-name="T8">1.5</text:span><text:span text:style-name="T6">倍</text:span><text:span text:style-name="T8"><text:line-break/></text:span><text:span text:style-name="T6">！（</text:span><text:span text:style-name="T8">20</text:span><text:span text:style-name="T6">年前滷肉飯一碗</text:span><text:span text:style-name="T8">$25</text:span><text:span text:style-name="T6">，現在</text:span><text:span text:style-name="T8">$40</text:span><text:span text:style-name="T6">元，牛肉麵</text:span><text:span text:style-name="T8">20</text:span><text:span text:style-name="T6">年前一碗</text:span><text:span text:style-name="T8">$60</text:span><text:span text:style-name="T6">，現在</text:span><text:span text:style-name="T8">$90</text:span><text:span text:style-name="T6">元，彰化肉圓</text:span><text:span text:style-name="T8">20<text:line-break/></text:span><text:span text:style-name="T6">年前小顆的一顆</text:span><text:span text:style-name="T8">$25</text:span><text:span text:style-name="T6">元，現在</text:span><text:span text:style-name="T8">$40</text:span><text:span text:style-name="T6">元，都是</text:span><text:span text:style-name="T8">20</text:span><text:span text:style-name="T6">年漲</text:span><text:span text:style-name="T8">1.5</text:span><text:span text:style-name="T6">倍，差不多這樣沒錯吧？！）</text:span><text:span text:style-name="T8"><text:line-break/><text:line-break/></text:span><text:span text:style-name="T6">總結，這</text:span><text:span text:style-name="T8">20</text:span><text:span text:style-name="T6">年來台灣：</text:span><text:span text:style-name="T8"><text:line-break/>- </text:span><text:span text:style-name="T6">房價漲</text:span><text:span text:style-name="T8">3</text:span><text:span text:style-name="T6">倍！</text:span><text:span text:style-name="T8"><text:line-break/>- </text:span><text:span text:style-name="T6">物價漲</text:span><text:span text:style-name="T8">1.5</text:span><text:span text:style-name="T6">倍！</text:span><text:span text:style-name="T8"><text:line-break/>- </text:span><text:span text:style-name="T6">薪資漲</text:span><text:span text:style-name="T8">1.2</text:span><text:span text:style-name="T6">倍！</text:span><text:span text:style-name="T8"><text:line-break/><text:line-break/></text:span><text:span text:style-name="T6">以上</text:span><text:span text:style-name="T8">,</text:span><text:span text:style-name="T6">台灣年輕人是不是只剩出國發展一條路</text:span><text:span text:style-name="T8">.</text:span></text:p>
      <text:p text:style-name="P6"><text:span text:style-name="T5">念承</text:span><text:span text:style-name="T6"><text:s/>  |  2021.03.10 14:46   |   </text:span><text:a xlink:type="simple" xlink:href="http://palinfo.habago.org/Entry?Command=Information_PrintForum#FORUM40382"><text:span text:style-name="T7">#</text:span></text:a></text:p>
      <text:p text:style-name="P8"><text:span text:style-name="T6">陳醫生你好</text:span><text:span text:style-name="T8">~<text:line-break/></text:span><text:span text:style-name="T6">您的分析力讓我們島民開化許多</text:span><text:span text:style-name="T8"><text:line-break/></text:span><text:span text:style-name="T6">小弟跪求大師多多多多指教</text:span></text:p>
      <text:p text:style-name="P2">陳真   |  2021.03.09 19:12   |   <text:a xlink:type="simple" xlink:href="http://palinfo.habago.org/Entry?Command=Information_PrintForum#FORUM40381"><text:span text:style-name="T1">#</text:span></text:a></text:p>
      <text:p text:style-name="P3">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2">李念淨   |  2021.03.09 17:47   |   <text:a xlink:type="simple" xlink:href="http://palinfo.habago.org/Entry?Command=Information_PrintForum#FORUM40380"><text:span text:style-name="T1">#</text:span></text:a></text:p>
      <text:p text:style-name="P4">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4">https://m.weibo.cn/status/4612630322352990</text:span></text:a><text:s/><text:line-break/><text:line-break/>------ <text:line-break/><text:line-break/>可以說整理得相當清楚了。 </text:p>
      <text:p text:style-name="P2">陳真   |  2021.03.09 11:13   |   <text:a xlink:type="simple" xlink:href="http://palinfo.habago.org/Entry?Command=Information_PrintForum#FORUM40379"><text:span text:style-name="T1">#</text:span></text:a></text:p>
      <text:p text:style-name="P3">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4">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2">陳真   |  2021.03.09 11:01   |   <text:a xlink:type="simple" xlink:href="http://palinfo.habago.org/Entry?Command=Information_PrintForum#FORUM40378"><text:span text:style-name="T1">#</text:span></text:a></text:p>
      <text:p text:style-name="P4">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2">梁裕康   |  2021.03.09 10:16   |   <text:a xlink:type="simple" xlink:href="http://palinfo.habago.org/Entry?Command=Information_PrintForum#FORUM40377"><text:span text:style-name="T1">#</text:span></text:a></text:p>
      <text:p text:style-name="P3">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2">孫韋懷   |  2021.03.09 01:31   |   <text:a xlink:type="simple" xlink:href="http://palinfo.habago.org/Entry?Command=Information_PrintForum#FORUM40376"><text:span text:style-name="T1">#</text:span></text:a></text:p>
      <text:p text:style-name="P4">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2">陳真   |  2021.03.09 00:45   |   <text:a xlink:type="simple" xlink:href="http://palinfo.habago.org/Entry?Command=Information_PrintForum#FORUM40375"><text:span text:style-name="T1">#</text:span></text:a></text:p>
      <text:p text:style-name="P3">(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2">梁裕康   |  2021.03.08 15:16   |   <text:a xlink:type="simple" xlink:href="http://palinfo.habago.org/Entry?Command=Information_PrintForum#FORUM40374"><text:span text:style-name="T1">#</text:span></text:a></text:p>
      <text:p text:style-name="P4">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2">鶴翔   |  2021.03.08 09:42   |   <text:a xlink:type="simple" xlink:href="http://palinfo.habago.org/Entry?Command=Information_PrintForum#FORUM40373"><text:span text:style-name="T1">#</text:span></text:a></text:p>
      <text:p text:style-name="P3">陳醫師 您好: <text:line-break/>您的回應速度除甚為迅速，內容更是豐富、精采!效率真的超強!超強! <text:line-break/>再次由衷感謝不吝指教。 <text:line-break/>謹祝 <text:line-break/>萬般順心 幸福美滿 </text:p>
      <text:p text:style-name="P2">陳真   |  2021.03.08 01:49   |   <text:a xlink:type="simple" xlink:href="http://palinfo.habago.org/Entry?Command=Information_PrintForum#FORUM40372"><text:span text:style-name="T1">#</text:span></text:a></text:p>
      <text:p text:style-name="P3">(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2">鶴翔   |  2021.03.08 01:12   |   <text:a xlink:type="simple" xlink:href="http://palinfo.habago.org/Entry?Command=Information_PrintForum#FORUM40371"><text:span text:style-name="T1">#</text:span></text:a></text:p>
      <text:p text:style-name="P4">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2">陳真   |  2021.03.07 17:59   |   <text:a xlink:type="simple" xlink:href="http://palinfo.habago.org/Entry?Command=Information_PrintForum#FORUM40370"><text:span text:style-name="T1">#</text:span></text:a></text:p>
      <text:p text:style-name="P3">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2">鶴翔   |  2021.03.07 09:41   |   <text:a xlink:type="simple" xlink:href="http://palinfo.habago.org/Entry?Command=Information_PrintForum#FORUM40369"><text:span text:style-name="T1">#</text:span></text:a></text:p>
      <text:p text:style-name="P4">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4">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2">陳真   |  2021.03.07 00:24   |   <text:a xlink:type="simple" xlink:href="http://palinfo.habago.org/Entry?Command=Information_PrintForum#FORUM40368"><text:span text:style-name="T1">#</text:span></text:a></text:p>
      <text:p text:style-name="P3">(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6"><text:span text:style-name="T5">懷軒</text:span><text:span text:style-name="T6"><text:s/>  |  2021.03.06 04:12   |   </text:span><text:a xlink:type="simple" xlink:href="http://palinfo.habago.org/Entry?Command=Information_PrintForum#FORUM40367"><text:span text:style-name="T7">#</text:span></text:a></text:p>
      <text:p text:style-name="P7"><text:span text:style-name="T6">裕康，你好，</text:span><text:span text:style-name="T8"><text:line-break/><text:line-break/></text:span><text:span text:style-name="T6">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8"><text:line-break/><text:line-break/></text:span><text:span text:style-name="T6">我不是回答問題啦，只是對你回覆的問題中「有意義」的語言要有「無意義」或「隱喻」做為基礎的一個想法，我不認為兩者是基礎與建築一般的關係。</text:span><text:span text:style-name="T8"><text:line-break/><text:line-break/></text:span><text:span text:style-name="T6">懷軒</text:span></text:p>
      <text:p text:style-name="P6"><text:span text:style-name="T5">梁裕康</text:span><text:span text:style-name="T6"><text:s/>  |  2021.03.05 11:47   |   </text:span><text:a xlink:type="simple" xlink:href="http://palinfo.habago.org/Entry?Command=Information_PrintForum#FORUM40366"><text:span text:style-name="T7">#</text:span></text:a></text:p>
      <text:p text:style-name="P8"><text:span text:style-name="T6">陳真大哥，</text:span><text:span text:style-name="T8"><text:line-break/><text:line-break/></text:span><text:span text:style-name="T6">您的見解給我很多啟發，但也帶來一些問題。底下是我的理解。</text:span><text:span text:style-name="T8"><text:line-break/><text:line-break/></text:span><text:span text:style-name="T6">您似乎對語言作了分類：「有意義的」</text:span><text:span text:style-name="T8"><text:s/>vs. </text:span><text:span text:style-name="T6">「無意義的」或「隱喻的」。即便「有意義的」語言體系存在，也必然是在「隱喻的」語言基礎上所建立，因此說到底，在某種意義上，所有的語言都必然是「隱喻的」。</text:span><text:span text:style-name="T8"><text:line-break/><text:line-break/></text:span><text:span text:style-name="T6">但是人存在某種自然主義式的</text:span><text:span text:style-name="T8">inclination</text:span><text:span text:style-name="T6">，會對某些隱喻產生相同的理解。如果有人看不懂，要麼就是如您所自嘲「畫圖技術太差」，要麼就是缺乏相同的生命形式而無法共感。</text:span><text:span text:style-name="T8"><text:line-break/><text:line-break/></text:span><text:span text:style-name="T6">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8"><text:line-break/><text:line-break/></text:span><text:span text:style-name="T6">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8">(expression)</text:span><text:span text:style-name="T6">而非解釋</text:span><text:span text:style-name="T8">(explanation)</text:span><text:span text:style-name="T6">。然而如果連歷史書寫也可以如您所說的「自由開放」，那麼歷史這個學科的本質會是什麼？難道不是追求真實或真相</text:span><text:span text:style-name="T8">(truth)</text:span><text:span text:style-name="T6">嗎？記得以前在讀</text:span><text:span text:style-name="T8">K. Popper</text:span><text:span text:style-name="T6">時，老師提過按照</text:span><text:span text:style-name="T8">Popper</text:span><text:span text:style-name="T6">的論點，即使無法找到真相，至少也能「逼近」真相。這個論點是否正確？</text:span><text:span text:style-name="T8"><text:line-break/><text:line-break/></text:span><text:span text:style-name="T6">老實說我非常同意您對歷史這個學科的詮釋，但是如此一來歷史到底告訴了我們，我反而迷糊了。</text:span><text:span text:style-name="T8"><text:line-break/><text:line-break/></text:span><text:span text:style-name="T6">梁裕康敬上</text:span></text:p>
      <text:p text:style-name="P6"><text:span text:style-name="T5">陳真</text:span><text:span text:style-name="T6"><text:s/>  |  2021.03.04 23:54   |   </text:span><text:a xlink:type="simple" xlink:href="http://palinfo.habago.org/Entry?Command=Information_PrintForum#FORUM40365"><text:span text:style-name="T7">#</text:span></text:a></text:p>
      <text:p text:style-name="P7"><text:span text:style-name="T8">(</text:span><text:span text:style-name="T6">續</text:span><text:span text:style-name="T8">)<text:line-break/><text:line-break/></text:span><text:span text:style-name="T6">裕康，</text:span><text:span text:style-name="T8"><text:line-break/>  <text:line-break/></text:span><text:span text:style-name="T6">你的另一個問題是這樣說的：</text:span><text:span text:style-name="T8"><text:line-break/><text:line-break/></text:span><text:span text:style-name="T6">「這些個別看來無意義的線條組合起來之所以看起來會讓我們產生『笑臉』的認知，有沒有可能是來自於『約定』</text:span><text:span text:style-name="T8">(convention)</text:span><text:span text:style-name="T6">而非您所說的隱喻般的啟發？」</text:span><text:span text:style-name="T8"><text:line-break/><text:line-break/></text:span><text:span text:style-name="T6">我的回答是：</text:span><text:span text:style-name="T8"><text:line-break/><text:line-break/></text:span><text:span text:style-name="T6">當然可以是「約定俗成」啊，這跟我的「隱喻」觀並不衝突，畢竟我說的「隱喻」並不是一種「知識論」的概念。這也許讓它在概念上似乎顯得有點空洞，但是，「反知識論」實際上也是「『我的』維根斯坦」的主要想法。</text:span><text:span text:style-name="T8"><text:line-break/><text:line-break/></text:span><text:span text:style-name="T6">我的指導教授經常說，他有兩個學生很特別，各趨極端：一個是比我早幾年入學的學姐</text:span><text:span text:style-name="T8">(</text:span><text:span text:style-name="T6">不是我家裏那一個學姐</text:span><text:span text:style-name="T8">)</text:span><text:span text:style-name="T6">，凡事都是可知可論可議可想，另一個指的就是我，則是企圖終結知識論，凡事指向語言的極限、認知的盡頭。</text:span><text:span text:style-name="T8"><text:line-break/><text:line-break/></text:span><text:span text:style-name="T6">不過，姑且進入知識論的概念領域來講，你的「約定」論恐怕很難自圓其說。為什麼呢？因為無俗可約，如何能定？一堆無意義的東西</text:span><text:span text:style-name="T8">$^*#I(#%!@#</text:span><text:span text:style-name="T6">，憑什麼樣的認知基礎來做出約定？</text:span><text:span text:style-name="T8"><text:line-break/><text:line-break/></text:span><text:span text:style-name="T6">倘若人們在這樣一團鬼畫符的迷霧中，紛紛得出類似的「看法」或者說「意義」</text:span><text:span text:style-name="T8">(</text:span><text:span text:style-name="T6">亦即一張「笑臉」</text:span><text:span text:style-name="T8">)</text:span><text:span text:style-name="T6">，那也不是因為我們事先對於「笑臉」的線條組成有任何社會共識或約定，而比較像是一種直覺不是嗎？也就是說，它是屬於物種的，自然主義的，而非社會的。</text:span><text:span text:style-name="T8"><text:line-break/><text:line-break/></text:span><text:span text:style-name="T6">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8"><text:line-break/><text:line-break/></text:span><text:span text:style-name="T6">也就是說，「隱喻式的表達」</text:span><text:span text:style-name="T8">(metaphorical expression) </text:span><text:span text:style-name="T6">自由開放到這樣一種程度：究竟它產生了何種意義，連作者也不知道，無人可鎖定其意涵，包括作者也做不到。</text:span><text:span text:style-name="T8"><text:line-break/><text:line-break/></text:span><text:span text:style-name="T6">在「有意義」的「語言世界」中，「自然化知識論者」</text:span><text:span text:style-name="T8">(naturalized epistemologist)</text:span><text:span text:style-name="T6">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8"><text:line-break/><text:line-break/></text:span><text:span text:style-name="T6">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8"><text:line-break/><text:line-break/></text:span><text:span text:style-name="T6">在「意義的跑道」上，不管什麼車，不管多科學多厲害，到頭來還是得透過某種所謂「規範性」</text:span><text:span text:style-name="T8">(normativity)</text:span><text:span text:style-name="T6">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8"><text:line-break/><text:line-break/></text:span><text:span text:style-name="T6">我覺得狗也是一樣，你指哪，牠就往哪看。很多動物也都是這樣。這不是因為我們開過協商大會而得出的約定或社會共識。</text:span><text:span text:style-name="T8"><text:line-break/><text:line-break/></text:span><text:span text:style-name="T6">總之，不管是自然論或社會論，到頭來都還是會碰到一堵牆，一道不可能跨越的鴻溝，碰到語言的界限。這部份我就不多說了。</text:span><text:span text:style-name="T8"><text:line-break/><text:line-break/></text:span><text:span text:style-name="T6">以上這些都是關乎「正常語言」，但是「詩」</text:span><text:span text:style-name="T8">(</text:span><text:span text:style-name="T6">或說「隱喻」</text:span><text:span text:style-name="T8">)</text:span><text:span text:style-name="T6">卻根本不存在這條「意義的跑道」上，因為它不是搭汽車</text:span><text:span text:style-name="T8">(</text:span><text:span text:style-name="T6">不管是自動車或社會人力車</text:span><text:span text:style-name="T8">)</text:span><text:span text:style-name="T6">，而是開太空飛船；它不是在平面上走動，而是三次元，長寬之外還有個高度；要往哪個方向飛更是說不準，更沒有找到意義的歸宿而停下來的問題。時空有多長，它就能飛多久飛多遠。</text:span><text:span text:style-name="T8"><text:line-break/><text:line-break/></text:span><text:span text:style-name="T6">我一直在寫一本書，上千頁，也許書名就叫做《</text:span><text:span text:style-name="T8">A Quiet Flight: Wittgenstein's Metaphor Expression</text:span><text:span text:style-name="T6">》。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8"><text:line-break/><text:line-break/></text:span><text:span text:style-name="T6">我的回答簡單講大概就是這樣。我講得很敢，因為那是講給我自己聽，我的左手寫給我的右手看，因此大言不慚。事實上，它很可能連一絲參考價值都談不上，聽聽就好。</text:span><text:span text:style-name="T8">   <text:line-break/><text:line-break/></text:span><text:span text:style-name="T6">另外，我還想說的是，我的那個「笑臉」的事件，帶有某種搞笑意圖，所以無須認真看待。</text:span><text:span text:style-name="T8"><text:line-break/><text:line-break/></text:span><text:span text:style-name="T6">除了搞笑，我當時的現場「揮毫」，畫下「笑臉」，拿它做為一種「隱喻」來談論「隱喻」，做為一個關乎所謂「無意義」</text:span><text:span text:style-name="T8">(nonsense) </text:span><text:span text:style-name="T6">如何取得意義或如何引起作用的例子，同時也想提供與會者一種「感覺」</text:span><text:span text:style-name="T8">(</text:span><text:span text:style-name="T6">我不好意思說啟發</text:span><text:span text:style-name="T8">)</text:span><text:span text:style-name="T6">就是：這些問題並沒有那麼難。它之所以顯得好像很難，許多時候只是因為我們先給自己莫名其妙設了限，然後再告訴自己說「好難哦，我好困惑哦，我卡住了，現在我不知道該怎麼走下一步了」。</text:span><text:span text:style-name="T8"><text:line-break/><text:line-break/></text:span><text:span text:style-name="T6">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8">(</text:span><text:span text:style-name="T6">假裝</text:span><text:span text:style-name="T8">)</text:span><text:span text:style-name="T6">有疑，彷彿這樣很享受或很聰明似的。</text:span><text:span text:style-name="T8"><text:line-break/><text:line-break/></text:span><text:span text:style-name="T6">我認識一位芬蘭的哲學家，幾年前過世，也是維根斯坦的研究者，叫做</text:span><text:span text:style-name="T8">Jaakko Hintikka</text:span><text:span text:style-name="T6">。我常提到應該是他說過的一個例子。他說，哲學家不過只是「揚起腳下幾粒灰塵」，卻很喜歡裝模作樣地說：唉呀，滿天疑雲啊，人家看不到前面的路了啦。</text:span><text:span text:style-name="T8"><text:line-break/><text:line-break/></text:span><text:span text:style-name="T6">不過，話說回來，為了平息腳下這幾粒灰塵，我們卻皓首窮經，虛擲一生，寧不可悲？</text:span><text:span text:style-name="T8"><text:line-break/><text:line-break/></text:span><text:span text:style-name="T6">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8"><text:line-break/><text:line-break/></text:span><text:span text:style-name="T6">哲學病的主要症狀就是癢，這也癢，那也癢。癢當然就要抓一抓，好不容易抓到破皮，終於不癢了。維根斯坦說，「這就是哲學最大的成就」了，從此就不用再從事哲學；因為既然不癢了，你還一直抓個不停幹啥呢？</text:span><text:span text:style-name="T8"><text:line-break/><text:line-break/></text:span><text:span text:style-name="T6">我癢了十幾年，好不容易不癢了。可是，自從有了小可愛之後，我感覺好像又開始癢起來，很擔心。</text:span><text:span text:style-name="T8"><text:line-break/><text:line-break/></text:span><text:span text:style-name="T6">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8"><text:line-break/><text:line-break/></text:span><text:span text:style-name="T6">也許這就是隱喻，聽起來好像鬼扯蛋，但它卻帶來某種奇妙的啟發和感情，帶來一種新的「眼光」。在這眼光底下，我們並非只是開創了「某一種」意義內涵，而是找到一種無限的可能性。</text:span></text:p>
      <text:p text:style-name="P6"><text:span text:style-name="T5">陳真</text:span><text:span text:style-name="T6"><text:s/>  |  2021.03.04 11:42   |   </text:span><text:a xlink:type="simple" xlink:href="http://palinfo.habago.org/Entry?Command=Information_PrintForum#FORUM40364"><text:span text:style-name="T7">#</text:span></text:a></text:p>
      <text:p text:style-name="P9"><text:span text:style-name="T5">裕康，只是開場白，我都還沒開始寫啊。有時間再回答第二題。</text:span><text:span text:style-name="T6"><text:line-break/><text:line-break/></text:span><text:span text:style-name="T5">具有藝術水平而且不沉重的愛情文藝片很多啊，伍迪艾倫的片，幾乎都是，都很好笑。比方說：</text:span><text:span text:style-name="T6"><text:line-break/><text:line-break/>1969</text:span><text:span text:style-name="T5">年：《傻瓜入獄記》（</text:span><text:span text:style-name="T6">Take the Money and Run</text:span><text:span text:style-name="T5">）</text:span><text:span text:style-name="T6"><text:line-break/>1977</text:span><text:span text:style-name="T5">年：《安妮霍爾》（</text:span><text:span text:style-name="T6">Annie Hall</text:span><text:span text:style-name="T5">）</text:span><text:span text:style-name="T6"><text:line-break/>1979</text:span><text:span text:style-name="T5">年：《曼哈頓》（</text:span><text:span text:style-name="T6">Manhattan</text:span><text:span text:style-name="T5">）</text:span><text:span text:style-name="T6"><text:line-break/>1982</text:span><text:span text:style-name="T5">年：《仲夏夜性喜劇》（</text:span><text:span text:style-name="T6">A Midsummer Night's Sex Comedy</text:span><text:span text:style-name="T5">）</text:span><text:span text:style-name="T6"><text:line-break/>1983</text:span><text:span text:style-name="T5">年：《變色龍》（</text:span><text:span text:style-name="T6">Zelig</text:span><text:span text:style-name="T5">）</text:span><text:span text:style-name="T6"><text:line-break/>1985</text:span><text:span text:style-name="T5">年：《開羅紫玫瑰》（</text:span><text:span text:style-name="T6">The Purple Rose of Cairo</text:span><text:span text:style-name="T5">）</text:span><text:span text:style-name="T6"><text:line-break/>1986</text:span><text:span text:style-name="T5">年：《漢娜姐妹》（</text:span><text:span text:style-name="T6">Hannah and Her Sisters</text:span><text:span text:style-name="T5">）</text:span><text:span text:style-name="T6"><text:line-break/>1987</text:span><text:span text:style-name="T5">年：《那個時代》（</text:span><text:span text:style-name="T6">Radio Days</text:span><text:span text:style-name="T5">）</text:span><text:span text:style-name="T6"><text:line-break/>1992</text:span><text:span text:style-name="T5">年：《賢伉儷》（</text:span><text:span text:style-name="T6">Husbands and Wives</text:span><text:span text:style-name="T5">）</text:span><text:span text:style-name="T6"><text:line-break/>1993</text:span><text:span text:style-name="T5">年：《曼哈頓謀殺疑案》（</text:span><text:span text:style-name="T6">Manhattan Murder Mystery</text:span><text:span text:style-name="T5">）</text:span><text:span text:style-name="T6"><text:line-break/>1994</text:span><text:span text:style-name="T5">年：《百老匯上空子彈》（</text:span><text:span text:style-name="T6">Bullets Over Broadway</text:span><text:span text:style-name="T5">）</text:span><text:span text:style-name="T6"><text:line-break/>1995</text:span><text:span text:style-name="T5">年：《非強力春藥》（</text:span><text:span text:style-name="T6">Mighty Aphrodite</text:span><text:span text:style-name="T5">）</text:span><text:span text:style-name="T6"><text:line-break/>2000</text:span><text:span text:style-name="T5">年：《時空竊賊》（</text:span><text:span text:style-name="T6">Small Time Crooks</text:span><text:span text:style-name="T5">）</text:span><text:span text:style-name="T6"><text:line-break/>1999</text:span><text:span text:style-name="T5">年：《甜美與卑微》（</text:span><text:span text:style-name="T6">Sweet and Lowdown</text:span><text:span text:style-name="T5">）</text:span><text:span text:style-name="T6"><text:line-break/>2005</text:span><text:span text:style-name="T5">年：《愛情決勝點》（</text:span><text:span text:style-name="T6">Match Point</text:span><text:span text:style-name="T5">）</text:span><text:span text:style-name="T6"><text:line-break/>2006</text:span><text:span text:style-name="T5">年：《遇上塔羅牌情人》（</text:span><text:span text:style-name="T6">Scoop</text:span><text:span text:style-name="T5">）</text:span><text:span text:style-name="T6"><text:line-break/>2007</text:span><text:span text:style-name="T5">年：《命運決勝點》（</text:span><text:span text:style-name="T6">Cassandra's Dream</text:span><text:span text:style-name="T5">）</text:span><text:span text:style-name="T6"><text:line-break/>2008</text:span><text:span text:style-name="T5">年：《情遇巴塞隆納》（</text:span><text:span text:style-name="T6">Vicky Cristina Barcelona</text:span><text:span text:style-name="T5">）</text:span><text:span text:style-name="T6"><text:line-break/>2009</text:span><text:span text:style-name="T5">年：《紐約遇到愛》（</text:span><text:span text:style-name="T6">Whatever Works</text:span><text:span text:style-name="T5">）</text:span><text:span text:style-name="T6"><text:line-break/>2010</text:span><text:span text:style-name="T5">年：《命中注定，遇見愛》（</text:span><text:span text:style-name="T6">You Will Meet a Tall Dark Stranger</text:span><text:span text:style-name="T5">）</text:span><text:span text:style-name="T6"><text:line-break/>2011</text:span><text:span text:style-name="T5">年：《午夜</text:span><text:span text:style-name="T6">·</text:span><text:span text:style-name="T5">巴黎》（</text:span><text:span text:style-name="T6">Midnight in Paris</text:span><text:span text:style-name="T5">）</text:span><text:span text:style-name="T6"><text:line-break/>2012</text:span><text:span text:style-name="T5">年：《愛上羅馬》（</text:span><text:span text:style-name="T6">To Rome With Love</text:span><text:span text:style-name="T5">）</text:span><text:span text:style-name="T6"><text:line-break/>2013</text:span><text:span text:style-name="T5">年：《藍色茉莉》（</text:span><text:span text:style-name="T6">Blue Jasmine</text:span><text:span text:style-name="T5">）</text:span><text:span text:style-name="T6"><text:line-break/>2014</text:span><text:span text:style-name="T5">年：《魔幻月光》（</text:span><text:span text:style-name="T6">Magic in the Moonlight</text:span><text:span text:style-name="T5">）</text:span><text:span text:style-name="T6"><text:line-break/>2015</text:span><text:span text:style-name="T5">年：《愛情失控點》（</text:span><text:span text:style-name="T6">Irrational Man</text:span><text:span text:style-name="T5">）</text:span><text:span text:style-name="T6"><text:line-break/>2017</text:span><text:span text:style-name="T5">年：《愛情摩天輪》（</text:span><text:span text:style-name="T6">Wonder Wheel</text:span><text:span text:style-name="T5">）</text:span><text:span text:style-name="T6"><text:line-break/></text:span></text:p>
      <text:p text:style-name="P6"><text:span text:style-name="T5">梁裕康</text:span><text:span text:style-name="T6"><text:s/>  |  2021.03.04 10:03   |   </text:span><text:a xlink:type="simple" xlink:href="http://palinfo.habago.org/Entry?Command=Information_PrintForum#FORUM40363"><text:span text:style-name="T7">#</text:span></text:a></text:p>
      <text:p text:style-name="P7"><text:span text:style-name="T6">陳真大哥好，</text:span><text:span text:style-name="T8"><text:line-break/><text:line-break/></text:span><text:span text:style-name="T6">多謝您的詳細回應。每次只是寥寥數語的疑問，都能獲得您幾十倍甚至幾百倍的回應。投資報酬率實在太高了。</text:span><text:span text:style-name="T8"><text:line-break/><text:line-break/></text:span><text:span text:style-name="T6">這個地方變得像是</text:span><text:span text:style-name="T8">call in</text:span><text:span text:style-name="T6">節目，即使很多意見都很精闢，但就是不對勁。您終究不是李濤，這裡也不是全民開講。我插不上話，只能問點自己感興趣的東西。</text:span><text:span text:style-name="T8"><text:line-break/><text:line-break/></text:span><text:span text:style-name="T6">言行一致的人總是讓我欽佩，我自己就很窩囊做不到這點。誰是真正理解維根斯坦的人，我們就心照不宣了。</text:span><text:span text:style-name="T8"><text:line-break/><text:line-break/></text:span><text:span text:style-name="T6">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8"><text:line-break/><text:line-break/></text:span><text:span text:style-name="T6">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8"><text:s/>thirst </text:span><text:span text:style-name="T6">也有相同的感覺。</text:span><text:span text:style-name="T8"><text:line-break/><text:line-break/></text:span><text:span text:style-name="T6">能否推薦其他一些沒那麼沉重的片子？</text:span><text:span text:style-name="T8"><text:line-break/><text:line-break/></text:span><text:span text:style-name="T6">感恩感恩！！</text:span><text:span text:style-name="T8"><text:line-break/><text:line-break/></text:span><text:span text:style-name="T6">梁裕康敬上</text:span></text:p>
      <text:p text:style-name="P6"><text:span text:style-name="T5">陳真</text:span><text:span text:style-name="T6"><text:s/>  |  2021.03.04 02:08   |   </text:span><text:a xlink:type="simple" xlink:href="http://palinfo.habago.org/Entry?Command=Information_PrintForum#FORUM40362"><text:span text:style-name="T7">#</text:span></text:a></text:p>
      <text:p text:style-name="P8"><text:span text:style-name="T6">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8"><text:line-break/><text:line-break/></text:span><text:span text:style-name="T6">你的問題我先回答簡單的。</text:span><text:span text:style-name="T8"><text:line-break/><text:line-break/></text:span><text:span text:style-name="T6">你問說：「為什麼要用『斷然』</text:span><text:span text:style-name="T8">(resolute)</text:span><text:span text:style-name="T6">來描述這種說法？」</text:span><text:span text:style-name="T8"><text:line-break/><text:line-break/></text:span><text:span text:style-name="T6">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8"><text:line-break/><text:line-break/></text:span><text:span text:style-name="T6">早期的維根斯坦如此，晚期的想法其實也一樣。在這一點上，包括在「無意義」</text:span><text:span text:style-name="T8">(nonsense) </text:span><text:span text:style-name="T6">的概念上，前後期並沒有改變。</text:span><text:span text:style-name="T8"><text:line-break/><text:line-break/></text:span><text:span text:style-name="T6">可是，他的這些「告白」，很多研究者卻視而不見。比方說，最早期的大多數研究者，或他的哲學同好，例如羅素或維也納學派</text:span><text:span text:style-name="T8"><text:s/>(Vienna Circle) </text:span><text:span text:style-name="T6">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8"><text:line-break/><text:line-break/></text:span><text:span text:style-name="T6">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8"><text:line-break/><text:line-break/></text:span><text:span text:style-name="T6">這就好像一個人反英雄，結果卻被人們視為「真正的」英雄一樣好笑</text:span><text:span text:style-name="T8"><text:s/>(</text:span><text:span text:style-name="T6">這是維根斯坦舉過的例子</text:span><text:span text:style-name="T8">)</text:span><text:span text:style-name="T6">，總之就是不願拋棄「意義」，因為一旦拋棄，接下來就不知道怎麼跟讀者交待了。</text:span><text:span text:style-name="T8"><text:line-break/><text:line-break/></text:span><text:span text:style-name="T6">於是，緊接著，「後現代派」出現了，他們認為「無意義就是無意義」，沒啥好耍賴的。</text:span><text:span text:style-name="T8"><text:line-break/><text:line-break/></text:span><text:span text:style-name="T6">可是，不管是傳統派或後現代派，當他們面對「拋棄樓梯」或「拋棄意義」之後該怎麼交待的問題時，往往就「龜縮」</text:span><text:span text:style-name="T8">(chicken out)</text:span><text:span text:style-name="T6">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8"><text:line-break/><text:line-break/></text:span><text:span text:style-name="T6">很有氣魄吧！這就是為何他們自稱「斷然人士」</text:span><text:span text:style-name="T8">(resolutist) </text:span><text:span text:style-name="T6">的原因。</text:span><text:span text:style-name="T8"><text:line-break/><text:line-break/></text:span><text:span text:style-name="T6">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8"><text:line-break/><text:line-break/></text:span><text:span text:style-name="T6">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8"><text:line-break/><text:line-break/></text:span><text:span text:style-name="T6">這也是為什麼維根斯坦總是叫他的學生去「幹點老實的工作」的原因，比方說去當工人，或是像我一樣，專心當奶爸，不再從事哲學。結果，當年全系只有那個最優秀的學生</text:span><text:span text:style-name="T8"><text:s/>(</text:span><text:span text:style-name="T6">由數學系轉來</text:span><text:span text:style-name="T8">)</text:span><text:span text:style-name="T6">，真的聽從了維根斯坦的忠言，跑去罐頭工廠工作，過著很辛苦的生活，後來死於戰火。維根斯坦對他的遭遇似乎很自責。</text:span><text:span text:style-name="T8"><text:line-break/><text:line-break/></text:span><text:span text:style-name="T6">最著名的「斷然人士」之一，叫做</text:span><text:span text:style-name="T8">James Conant</text:span><text:span text:style-name="T6">。他曾如此說道：任何人，如果他真的懂得維根斯坦，勢必會得出「放棄哲學」這樣一個結論。他說，這樣一種被維根斯坦所深深打下的「傷痕」，「似乎是第一流哲學家的一個共同記號」。</text:span><text:span text:style-name="T8"><text:line-break/><text:line-break/></text:span><text:span text:style-name="T6">半夜兩點了，先答一題，另外一題可能會寫比較多，我再找時間寫。</text:span></text:p>
      <text:p text:style-name="P6"><text:span text:style-name="T6">Ethan   |  2021.03.03 13:12   |   </text:span><text:a xlink:type="simple" xlink:href="http://palinfo.habago.org/Entry?Command=Information_PrintForum#FORUM40361"><text:span text:style-name="T7">#</text:span></text:a></text:p>
      <text:p text:style-name="P10"><text:span text:style-name="T5">達叔年輕到老拍過的電影介紹。</text:span><text:span text:style-name="T6"><text:s/></text:span><text:span text:style-name="T5">很多看過，很多也沒看過。</text:span><text:span text:style-name="T6"><text:line-break/></text:span><text:a xlink:type="simple" xlink:href="https://youtu.be/CrwYQds4Ug0"><text:span text:style-name="T12">https://youtu.be/CrwYQds4Ug0</text:span></text:a></text:p>
      <text:p text:style-name="P6"><text:span text:style-name="T6">Ethan   |  2021.03.03 12:53   |   </text:span><text:a xlink:type="simple" xlink:href="http://palinfo.habago.org/Entry?Command=Information_PrintForum#FORUM40360"><text:span text:style-name="T7">#</text:span></text:a></text:p>
      <text:p text:style-name="P9"><text:span text:style-name="T5">回味一下，達叔片段</text:span><text:span text:style-name="T6"><text:line-break/></text:span><text:a xlink:type="simple" xlink:href="https://youtu.be/g8U1pavksko"><text:span text:style-name="T12">https://youtu.be/g8U1pavksko</text:span></text:a><text:span text:style-name="T6"><text:line-break/></text:span></text:p>
      <text:p text:style-name="P6"><text:span text:style-name="T5">王修亮</text:span><text:span text:style-name="T6"><text:s/>  |  2021.03.03 11:59   |   </text:span><text:a xlink:type="simple" xlink:href="http://palinfo.habago.org/Entry?Command=Information_PrintForum#FORUM40359"><text:span text:style-name="T7">#</text:span></text:a></text:p>
      <text:p text:style-name="P7"><text:span text:style-name="T6">看了臉書上范光棣老先生的文，感慨。</text:span><text:span text:style-name="T8"><text:line-break/></text:span><text:span text:style-name="T6">我不喜歡談政治，是因為我對現代史非常不熟。</text:span><text:span text:style-name="T8"><text:line-break/><text:line-break/></text:span><text:span text:style-name="T6">不是不想學習，而是先父母身歷的苦難，與百多年中國人被各國荼毒殘殺，我及身而受。軟弱的我，觸及現代史就身心顫抖，無能卒讀。</text:span><text:span text:style-name="T8"><text:line-break/></text:span><text:span text:style-name="T6">就我所知道的部分已經如此難以忍受，偶一思及就是撕心裂肺的痛。</text:span><text:span text:style-name="T8"><text:line-break/></text:span><text:span text:style-name="T6">不敢多看也不想談。</text:span><text:span text:style-name="T8"><text:line-break/><text:line-break/></text:span><text:span text:style-name="T6">我公公是客家人，日據時代在日本讀電子通訊，他說中日戰爭時，每天都有教官去教室問學生，有沒有人要參軍，總有日本學生舉手。</text:span><text:span text:style-name="T8"><text:line-break/><text:line-break/></text:span><text:span text:style-name="T6">公公說：「我不舉手，我不是日本人！」</text:span><text:span text:style-name="T8"><text:line-break/></text:span><text:span text:style-name="T6">他受日本教育，曾受過國民黨迫害，三十年代一個留日學生，一生不願做國民黨的官，卻堅持自己是中國人。</text:span><text:span text:style-name="T8"><text:line-break/><text:line-break/></text:span><text:span text:style-name="T6">台灣當然包含在被各國荼毒殘殺之中！</text:span><text:span text:style-name="T8"><text:line-break/></text:span><text:span text:style-name="T6">台灣政客的的貪婪與謊言卻混淆蒙蔽著許多人！許多人也竟然願意被混淆蒙蔽。</text:span><text:span text:style-name="T8"><text:line-break/><text:line-break/></text:span><text:span text:style-name="T6">政治鬥爭是一時的，人民與文化是千年萬世的。</text:span><text:span text:style-name="T8"><text:line-break/><text:line-break/></text:span><text:span text:style-name="T6">范老有一點說的不對：在台灣，這篇文章別說百萬，最終傳不過千人吧！很可能我們最後都被黑了。</text:span><text:span text:style-name="T8"><text:line-break/></text:span><text:span text:style-name="T6">又如何呢！中國的命運早已不在台灣。</text:span><text:span text:style-name="T8"><text:line-break/>..................................................<text:line-break/></text:span><text:span text:style-name="T6">范老先生的文</text:span><text:span text:style-name="T8"><text:line-break/>..................................................<text:line-break/></text:span><text:span text:style-name="T6">范光棣</text:span><text:span text:style-name="T8"><text:s/></text:span><text:span text:style-name="T6">范光棣書院</text:span><text:span text:style-name="T8"><text:line-break/></text:span><text:span text:style-name="T6">最愛</text:span><text:span text:style-name="T8"><text:s/>· 1 </text:span><text:span text:style-name="T6">小時</text:span><text:span text:style-name="T8"><text:s/>·<text:line-break/></text:span><text:span text:style-name="T6">習近平在對日問題上，實現了偉大轉變。</text:span><text:span text:style-name="T8"><text:line-break/></text:span><text:span text:style-name="T6">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8"><text:line-break/></text:span><text:span text:style-name="T6">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8"><text:s/></text:span><text:span text:style-name="T6">民最終不會答應，這種和平太可怕。</text:span><text:span text:style-name="T8"><text:line-break/></text:span><text:span text:style-name="T6">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8"><text:line-break/></text:span><text:span text:style-name="T6">習近平做的第四件事情：正式確定慶祝抗日戰爭勝利日，今年作為</text:span><text:span text:style-name="T8"><text:s/>70</text:span><text:span text:style-name="T6">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8"><text:line-break/></text:span><text:span text:style-name="T6">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8"><text:line-break/></text:span><text:span text:style-name="T6">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8"><text:line-break/></text:span><text:span text:style-name="T6">對一個不承認南京大屠殺，不顧及</text:span><text:span text:style-name="T8"><text:s/>13</text:span><text:span text:style-name="T6">億中國人民感情的小日本，有必要給天皇這個戰爭首犯保留面子嗎？所以，中國正式提出天皇戰爭責任的問題，是一聲春雷，是對日政策的重大突破。這意味著，關於中日問題的最後一個禁區打破了。</text:span><text:span text:style-name="T8"><text:line-break/></text:span><text:span text:style-name="T6">中國決定自己來解決中日恩怨。中國的決心不指望任何人，在原則問題上甚至不會顧及日本全民的態度，以前所未有的強勢來敲打日本。</text:span><text:span text:style-name="T8"><text:line-break/></text:span><text:span text:style-name="T6">讓中國人民銘記歷史的真正原因。</text:span><text:span text:style-name="T8"><text:line-break/></text:span><text:span text:style-name="T6">如果這篇文章沒有幾百萬的傳發，中國人就真的失敗了！</text:span><text:span text:style-name="T8"><text:line-break/></text:span><text:span text:style-name="T6">讓我們行動起來，各傳發</text:span><text:span text:style-name="T8"><text:s/>20</text:span><text:span text:style-name="T6">人，打贏這場沒有硝煙的戰爭！</text:span></text:p>
      <text:p text:style-name="P6"><text:span text:style-name="T5">梁裕康</text:span><text:span text:style-name="T6"><text:s/>  |  2021.03.03 11:52   |   </text:span><text:a xlink:type="simple" xlink:href="http://palinfo.habago.org/Entry?Command=Information_PrintForum#FORUM40358"><text:span text:style-name="T7">#</text:span></text:a></text:p>
      <text:p text:style-name="P8"><text:span text:style-name="T6">陳真大哥好，</text:span><text:span text:style-name="T8"><text:line-break/><text:line-break/></text:span><text:span text:style-name="T6">想請教一個外行的問題，請別見笑。</text:span><text:span text:style-name="T8"><text:line-break/><text:line-break/></text:span><text:span text:style-name="T6">您提到對維根斯坦的「斷然派」解釋，並給了一個笑臉的例子作例證。</text:span><text:span text:style-name="T8"><text:line-break/><text:line-break/></text:span><text:span text:style-name="T6">我的問題是：這些個別看來無意義的線條組合起來之所以看起來會讓我們產生「笑臉」的認知，有沒有可能是來自於「約定」</text:span><text:span text:style-name="T8">(convention)</text:span><text:span text:style-name="T6">而非您所說的隱喻般的啟發？</text:span><text:span text:style-name="T8"><text:line-break/><text:line-break/></text:span><text:span text:style-name="T6">比方說假設有個社會的人，他們不用三條個別看來無意義的線段組合成一個箭頭來指示方向（例如→代表向右走），而是用三個圓圈（例如</text:span><text:span text:style-name="T8">ooO</text:span><text:span text:style-name="T6">代表向右走、</text:span><text:span text:style-name="T8">Ooo</text:span><text:span text:style-name="T6">代表向左走，大圈代表轉彎的方向）來表示。我們可以想像這個社會的人第一次看到箭頭時有可能根本不知道這是一個指示方向的符號，而就是一個無意義的東西。</text:span><text:span text:style-name="T8"><text:line-break/><text:line-break/></text:span><text:span text:style-name="T6">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8"><text:line-break/><text:line-break/></text:span><text:span text:style-name="T6">另外為什麼要用「斷然」</text:span><text:span text:style-name="T8">(resolute)</text:span><text:span text:style-name="T6">來描述這種說法？我不太懂其中的關係？</text:span><text:span text:style-name="T8"><text:line-break/><text:line-break/></text:span><text:span text:style-name="T6">門外漢的一點疑惑，還請您指教</text:span><text:span text:style-name="T8"><text:line-break/><text:line-break/></text:span><text:span text:style-name="T6">梁裕康敬上</text:span></text:p>
      <text:p text:style-name="P2">陳真   |  2021.03.03 01:40   |   <text:a xlink:type="simple" xlink:href="http://palinfo.habago.org/Entry?Command=Information_PrintForum#FORUM40357"><text:span text:style-name="T1">#</text:span></text:a></text:p>
      <text:p text:style-name="P3">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2">李念淨   |  2021.03.02 11:20   |   <text:a xlink:type="simple" xlink:href="http://palinfo.habago.org/Entry?Command=Information_PrintForum#FORUM40356"><text:span text:style-name="T1">#</text:span></text:a></text:p>
      <text:p text:style-name="P4">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2">陳真   |  2021.03.02 10:24   |   <text:a xlink:type="simple" xlink:href="http://palinfo.habago.org/Entry?Command=Information_PrintForum#FORUM40355"><text:span text:style-name="T1">#</text:span></text:a></text:p>
      <text:p text:style-name="P3">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2">陳真   |  2021.03.02 02:44   |   <text:a xlink:type="simple" xlink:href="http://palinfo.habago.org/Entry?Command=Information_PrintForum#FORUM40354"><text:span text:style-name="T1">#</text:span></text:a></text:p>
      <text:p text:style-name="P3">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4">https://www.youtube.com/watch?v=QJ5uyDHfcxY</text:span></text:a><text:s/><text:line-break/><text:line-break/><text:a xlink:type="simple" xlink:href="https://www.youtube.com/watch?v=PFAUpsUuOss"><text:span text:style-name="T4">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2">吳聲志   |  2021.03.02 00:20   |   <text:a xlink:type="simple" xlink:href="http://palinfo.habago.org/Entry?Command=Information_PrintForum#FORUM40353"><text:span text:style-name="T1">#</text:span></text:a></text:p>
      <text:p text:style-name="P4">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